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20.14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shapes>
          <draw:frame draw:z-index="0" draw:style-name="gr1" draw:text-style-name="P1" svg:width="159.99mm" svg:height="89.99mm" svg:x="96.23mm" svg:y="1.8mm">
            <loext:p draw:notify-on-update-of-ranges="data.A1:data.A569 data.B1:data.B56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94.03mm" svg:y="95.56mm">
            <loext:p draw:notify-on-update-of-ranges="data.A1:data.A569 data.D1:data.D56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.7417" calcext:value-type="float">
            <text:p>62,7417</text:p>
          </table:table-cell>
          <table:table-cell office:value-type="float" office:value="100" calcext:value-type="float">
            <text:p>100</text:p>
          </table:table-cell>
          <table:table-cell table:formula="of:=[.A1]*[.C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.7417" calcext:value-type="float">
            <text:p>62,7417</text:p>
          </table:table-cell>
          <table:table-cell office:value-type="float" office:value="100" calcext:value-type="float">
            <text:p>100</text:p>
          </table:table-cell>
          <table:table-cell table:formula="of:=[.A2]*[.C2]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9649" calcext:value-type="float">
            <text:p>79,9649</text:p>
          </table:table-cell>
          <table:table-cell office:value-type="float" office:value="100" calcext:value-type="float">
            <text:p>100</text:p>
          </table:table-cell>
          <table:table-cell table:formula="of:=[.A3]*[.C3]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.6854" calcext:value-type="float">
            <text:p>90,6854</text:p>
          </table:table-cell>
          <table:table-cell office:value-type="float" office:value="200" calcext:value-type="float">
            <text:p>200</text:p>
          </table:table-cell>
          <table:table-cell table:formula="of:=[.A4]*[.C4]" office:value-type="float" office:value="2600" calcext:value-type="float">
            <text:p>26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1.0369" calcext:value-type="float">
            <text:p>91,0369</text:p>
          </table:table-cell>
          <table:table-cell office:value-type="float" office:value="200" calcext:value-type="float">
            <text:p>200</text:p>
          </table:table-cell>
          <table:table-cell table:formula="of:=[.A5]*[.C5]"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1.0369" calcext:value-type="float">
            <text:p>91,0369</text:p>
          </table:table-cell>
          <table:table-cell office:value-type="float" office:value="200" calcext:value-type="float">
            <text:p>200</text:p>
          </table:table-cell>
          <table:table-cell table:formula="of:=[.A6]*[.C6]"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1.2127" calcext:value-type="float">
            <text:p>91,2127</text:p>
          </table:table-cell>
          <table:table-cell office:value-type="float" office:value="200" calcext:value-type="float">
            <text:p>200</text:p>
          </table:table-cell>
          <table:table-cell table:formula="of:=[.A7]*[.C7]"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1.0369" calcext:value-type="float">
            <text:p>91,0369</text:p>
          </table:table-cell>
          <table:table-cell office:value-type="float" office:value="400" calcext:value-type="float">
            <text:p>400</text:p>
          </table:table-cell>
          <table:table-cell table:formula="of:=[.A8]*[.C8]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9.9824" calcext:value-type="float">
            <text:p>89,9824</text:p>
          </table:table-cell>
          <table:table-cell office:value-type="float" office:value="400" calcext:value-type="float">
            <text:p>400</text:p>
          </table:table-cell>
          <table:table-cell table:formula="of:=[.A9]*[.C9]" office:value-type="float" office:value="4400" calcext:value-type="float">
            <text:p>44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9.8067" calcext:value-type="float">
            <text:p>89,8067</text:p>
          </table:table-cell>
          <table:table-cell office:value-type="float" office:value="400" calcext:value-type="float">
            <text:p>400</text:p>
          </table:table-cell>
          <table:table-cell table:formula="of:=[.A10]*[.C10]" office:value-type="float" office:value="4800" calcext:value-type="float">
            <text:p>48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1.0369" calcext:value-type="float">
            <text:p>91,0369</text:p>
          </table:table-cell>
          <table:table-cell office:value-type="float" office:value="1200" calcext:value-type="float">
            <text:p>1200</text:p>
          </table:table-cell>
          <table:table-cell table:formula="of:=[.A11]*[.C11]"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1.2127" calcext:value-type="float">
            <text:p>91,2127</text:p>
          </table:table-cell>
          <table:table-cell office:value-type="float" office:value="1000" calcext:value-type="float">
            <text:p>1000</text:p>
          </table:table-cell>
          <table:table-cell table:formula="of:=[.A12]*[.C12]"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1.0369" calcext:value-type="float">
            <text:p>91,0369</text:p>
          </table:table-cell>
          <table:table-cell office:value-type="float" office:value="1200" calcext:value-type="float">
            <text:p>1200</text:p>
          </table:table-cell>
          <table:table-cell table:formula="of:=[.A13]*[.C13]" office:value-type="float" office:value="7200" calcext:value-type="float">
            <text:p>72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.0369" calcext:value-type="float">
            <text:p>91,0369</text:p>
          </table:table-cell>
          <table:table-cell office:value-type="float" office:value="1000" calcext:value-type="float">
            <text:p>1000</text:p>
          </table:table-cell>
          <table:table-cell table:formula="of:=[.A14]*[.C14]"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7.6977" calcext:value-type="float">
            <text:p>87,6977</text:p>
          </table:table-cell>
          <table:table-cell office:value-type="float" office:value="51100" calcext:value-type="float">
            <text:p>51100</text:p>
          </table:table-cell>
          <table:table-cell table:formula="of:=[.A15]*[.C15]" office:value-type="float" office:value="204400" calcext:value-type="float">
            <text:p>2044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8.0492" calcext:value-type="float">
            <text:p>88,0492</text:p>
          </table:table-cell>
          <table:table-cell office:value-type="float" office:value="31800" calcext:value-type="float">
            <text:p>31800</text:p>
          </table:table-cell>
          <table:table-cell table:formula="of:=[.A16]*[.C16]" office:value-type="float" office:value="286200" calcext:value-type="float">
            <text:p>28620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2.4429" calcext:value-type="float">
            <text:p>92,4429</text:p>
          </table:table-cell>
          <table:table-cell office:value-type="float" office:value="1700" calcext:value-type="float">
            <text:p>1700</text:p>
          </table:table-cell>
          <table:table-cell table:formula="of:=[.A17]*[.C17]" office:value-type="float" office:value="414800" calcext:value-type="float">
            <text:p>41480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91.3884" calcext:value-type="float">
            <text:p>91,3884</text:p>
          </table:table-cell>
          <table:table-cell office:value-type="float" office:value="1000" calcext:value-type="float">
            <text:p>1000</text:p>
          </table:table-cell>
          <table:table-cell table:formula="of:=[.A18]*[.C18]" office:value-type="float" office:value="432000" calcext:value-type="float">
            <text:p>43200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91.5641" calcext:value-type="float">
            <text:p>91,5641</text:p>
          </table:table-cell>
          <table:table-cell office:value-type="float" office:value="1000" calcext:value-type="float">
            <text:p>1000</text:p>
          </table:table-cell>
          <table:table-cell table:formula="of:=[.A19]*[.C19]" office:value-type="float" office:value="433000" calcext:value-type="float">
            <text:p>43300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2.4429" calcext:value-type="float">
            <text:p>92,4429</text:p>
          </table:table-cell>
          <table:table-cell office:value-type="float" office:value="1800" calcext:value-type="float">
            <text:p>1800</text:p>
          </table:table-cell>
          <table:table-cell table:formula="of:=[.A20]*[.C20]" office:value-type="float" office:value="442800" calcext:value-type="float">
            <text:p>44280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92.4429" calcext:value-type="float">
            <text:p>92,4429</text:p>
          </table:table-cell>
          <table:table-cell office:value-type="float" office:value="1500" calcext:value-type="float">
            <text:p>1500</text:p>
          </table:table-cell>
          <table:table-cell table:formula="of:=[.A21]*[.C21]" office:value-type="float" office:value="448500" calcext:value-type="float">
            <text:p>4485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2.6186" calcext:value-type="float">
            <text:p>92,6186</text:p>
          </table:table-cell>
          <table:table-cell office:value-type="float" office:value="1500" calcext:value-type="float">
            <text:p>1500</text:p>
          </table:table-cell>
          <table:table-cell table:formula="of:=[.A22]*[.C22]" office:value-type="float" office:value="450000" calcext:value-type="float">
            <text:p>45000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2.4429" calcext:value-type="float">
            <text:p>92,4429</text:p>
          </table:table-cell>
          <table:table-cell office:value-type="float" office:value="1800" calcext:value-type="float">
            <text:p>1800</text:p>
          </table:table-cell>
          <table:table-cell table:formula="of:=[.A23]*[.C23]" office:value-type="float" office:value="451800" calcext:value-type="float">
            <text:p>45180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2.6186" calcext:value-type="float">
            <text:p>92,6186</text:p>
          </table:table-cell>
          <table:table-cell office:value-type="float" office:value="1800" calcext:value-type="float">
            <text:p>1800</text:p>
          </table:table-cell>
          <table:table-cell table:formula="of:=[.A24]*[.C24]" office:value-type="float" office:value="453600" calcext:value-type="float">
            <text:p>45360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2.6186" calcext:value-type="float">
            <text:p>92,6186</text:p>
          </table:table-cell>
          <table:table-cell office:value-type="float" office:value="1900" calcext:value-type="float">
            <text:p>1900</text:p>
          </table:table-cell>
          <table:table-cell table:formula="of:=[.A25]*[.C25]" office:value-type="float" office:value="465500" calcext:value-type="float">
            <text:p>46550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92.6186" calcext:value-type="float">
            <text:p>92,6186</text:p>
          </table:table-cell>
          <table:table-cell office:value-type="float" office:value="1900" calcext:value-type="float">
            <text:p>1900</text:p>
          </table:table-cell>
          <table:table-cell table:formula="of:=[.A26]*[.C26]" office:value-type="float" office:value="471200" calcext:value-type="float">
            <text:p>47120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92.6186" calcext:value-type="float">
            <text:p>92,6186</text:p>
          </table:table-cell>
          <table:table-cell office:value-type="float" office:value="1900" calcext:value-type="float">
            <text:p>1900</text:p>
          </table:table-cell>
          <table:table-cell table:formula="of:=[.A27]*[.C27]" office:value-type="float" office:value="473100" calcext:value-type="float">
            <text:p>47310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2.6186" calcext:value-type="float">
            <text:p>92,6186</text:p>
          </table:table-cell>
          <table:table-cell office:value-type="float" office:value="1900" calcext:value-type="float">
            <text:p>1900</text:p>
          </table:table-cell>
          <table:table-cell table:formula="of:=[.A28]*[.C28]" office:value-type="float" office:value="480700" calcext:value-type="float">
            <text:p>48070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91.2127" calcext:value-type="float">
            <text:p>91,2127</text:p>
          </table:table-cell>
          <table:table-cell office:value-type="float" office:value="1300" calcext:value-type="float">
            <text:p>1300</text:p>
          </table:table-cell>
          <table:table-cell table:formula="of:=[.A29]*[.C29]" office:value-type="float" office:value="484900" calcext:value-type="float">
            <text:p>48490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4500" calcext:value-type="float">
            <text:p>4500</text:p>
          </table:table-cell>
          <table:table-cell table:formula="of:=[.A30]*[.C30]" office:value-type="float" office:value="513000" calcext:value-type="float">
            <text:p>51300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91.7399" calcext:value-type="float">
            <text:p>91,7399</text:p>
          </table:table-cell>
          <table:table-cell office:value-type="float" office:value="1400" calcext:value-type="float">
            <text:p>1400</text:p>
          </table:table-cell>
          <table:table-cell table:formula="of:=[.A31]*[.C31]" office:value-type="float" office:value="515200" calcext:value-type="float">
            <text:p>51520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2.4429" calcext:value-type="float">
            <text:p>92,4429</text:p>
          </table:table-cell>
          <table:table-cell office:value-type="float" office:value="2100" calcext:value-type="float">
            <text:p>2100</text:p>
          </table:table-cell>
          <table:table-cell table:formula="of:=[.A32]*[.C32]" office:value-type="float" office:value="518700" calcext:value-type="float">
            <text:p>51870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91.2127" calcext:value-type="float">
            <text:p>91,2127</text:p>
          </table:table-cell>
          <table:table-cell office:value-type="float" office:value="1400" calcext:value-type="float">
            <text:p>1400</text:p>
          </table:table-cell>
          <table:table-cell table:formula="of:=[.A33]*[.C33]" office:value-type="float" office:value="519400" calcext:value-type="float">
            <text:p>5194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2100" calcext:value-type="float">
            <text:p>2100</text:p>
          </table:table-cell>
          <table:table-cell table:formula="of:=[.A34]*[.C34]" office:value-type="float" office:value="525000" calcext:value-type="float">
            <text:p>52500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91.2127" calcext:value-type="float">
            <text:p>91,2127</text:p>
          </table:table-cell>
          <table:table-cell office:value-type="float" office:value="1400" calcext:value-type="float">
            <text:p>1400</text:p>
          </table:table-cell>
          <table:table-cell table:formula="of:=[.A35]*[.C35]" office:value-type="float" office:value="526400" calcext:value-type="float">
            <text:p>52640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2100" calcext:value-type="float">
            <text:p>2100</text:p>
          </table:table-cell>
          <table:table-cell table:formula="of:=[.A36]*[.C36]" office:value-type="float" office:value="533400" calcext:value-type="float">
            <text:p>5334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4600" calcext:value-type="float">
            <text:p>4600</text:p>
          </table:table-cell>
          <table:table-cell table:formula="of:=[.A37]*[.C37]" office:value-type="float" office:value="552000" calcext:value-type="float">
            <text:p>5520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4600" calcext:value-type="float">
            <text:p>4600</text:p>
          </table:table-cell>
          <table:table-cell table:formula="of:=[.A38]*[.C38]" office:value-type="float" office:value="556600" calcext:value-type="float">
            <text:p>55660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91.3884" calcext:value-type="float">
            <text:p>91,3884</text:p>
          </table:table-cell>
          <table:table-cell office:value-type="float" office:value="1500" calcext:value-type="float">
            <text:p>1500</text:p>
          </table:table-cell>
          <table:table-cell table:formula="of:=[.A39]*[.C39]" office:value-type="float" office:value="558000" calcext:value-type="float">
            <text:p>55800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91.5641" calcext:value-type="float">
            <text:p>91,5641</text:p>
          </table:table-cell>
          <table:table-cell office:value-type="float" office:value="1500" calcext:value-type="float">
            <text:p>1500</text:p>
          </table:table-cell>
          <table:table-cell table:formula="of:=[.A40]*[.C40]" office:value-type="float" office:value="561000" calcext:value-type="float">
            <text:p>56100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4600" calcext:value-type="float">
            <text:p>4600</text:p>
          </table:table-cell>
          <table:table-cell table:formula="of:=[.A41]*[.C41]" office:value-type="float" office:value="561200" calcext:value-type="float">
            <text:p>56120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91.3884" calcext:value-type="float">
            <text:p>91,3884</text:p>
          </table:table-cell>
          <table:table-cell office:value-type="float" office:value="1500" calcext:value-type="float">
            <text:p>1500</text:p>
          </table:table-cell>
          <table:table-cell table:formula="of:=[.A42]*[.C42]" office:value-type="float" office:value="562500" calcext:value-type="float">
            <text:p>56250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91.7399" calcext:value-type="float">
            <text:p>91,7399</text:p>
          </table:table-cell>
          <table:table-cell office:value-type="float" office:value="1500" calcext:value-type="float">
            <text:p>1500</text:p>
          </table:table-cell>
          <table:table-cell table:formula="of:=[.A43]*[.C43]" office:value-type="float" office:value="565500" calcext:value-type="float">
            <text:p>56550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4600" calcext:value-type="float">
            <text:p>4600</text:p>
          </table:table-cell>
          <table:table-cell table:formula="of:=[.A44]*[.C44]" office:value-type="float" office:value="565800" calcext:value-type="float">
            <text:p>56580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1600" calcext:value-type="float">
            <text:p>1600</text:p>
          </table:table-cell>
          <table:table-cell table:formula="of:=[.A45]*[.C45]" office:value-type="float" office:value="577600" calcext:value-type="float">
            <text:p>57760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4600" calcext:value-type="float">
            <text:p>4600</text:p>
          </table:table-cell>
          <table:table-cell table:formula="of:=[.A46]*[.C46]" office:value-type="float" office:value="579600" calcext:value-type="float">
            <text:p>57960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4700" calcext:value-type="float">
            <text:p>4700</text:p>
          </table:table-cell>
          <table:table-cell table:formula="of:=[.A47]*[.C47]" office:value-type="float" office:value="582800" calcext:value-type="float">
            <text:p>58280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92.6186" calcext:value-type="float">
            <text:p>92,6186</text:p>
          </table:table-cell>
          <table:table-cell office:value-type="float" office:value="1400" calcext:value-type="float">
            <text:p>1400</text:p>
          </table:table-cell>
          <table:table-cell table:formula="of:=[.A48]*[.C48]" office:value-type="float" office:value="583800" calcext:value-type="float">
            <text:p>58380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92.6186" calcext:value-type="float">
            <text:p>92,6186</text:p>
          </table:table-cell>
          <table:table-cell office:value-type="float" office:value="1600" calcext:value-type="float">
            <text:p>1600</text:p>
          </table:table-cell>
          <table:table-cell table:formula="of:=[.A49]*[.C49]" office:value-type="float" office:value="585600" calcext:value-type="float">
            <text:p>58560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92.6186" calcext:value-type="float">
            <text:p>92,6186</text:p>
          </table:table-cell>
          <table:table-cell office:value-type="float" office:value="1600" calcext:value-type="float">
            <text:p>1600</text:p>
          </table:table-cell>
          <table:table-cell table:formula="of:=[.A50]*[.C50]" office:value-type="float" office:value="587200" calcext:value-type="float">
            <text:p>5872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4700" calcext:value-type="float">
            <text:p>4700</text:p>
          </table:table-cell>
          <table:table-cell table:formula="of:=[.A51]*[.C51]" office:value-type="float" office:value="587500" calcext:value-type="float">
            <text:p>58750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4800" calcext:value-type="float">
            <text:p>4800</text:p>
          </table:table-cell>
          <table:table-cell table:formula="of:=[.A52]*[.C52]" office:value-type="float" office:value="609600" calcext:value-type="float">
            <text:p>60960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1700" calcext:value-type="float">
            <text:p>1700</text:p>
          </table:table-cell>
          <table:table-cell table:formula="of:=[.A53]*[.C53]" office:value-type="float" office:value="612000" calcext:value-type="float">
            <text:p>61200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5400" calcext:value-type="float">
            <text:p>5400</text:p>
          </table:table-cell>
          <table:table-cell table:formula="of:=[.A54]*[.C54]" office:value-type="float" office:value="626400" calcext:value-type="float">
            <text:p>6264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3.1459" calcext:value-type="float">
            <text:p>93,1459</text:p>
          </table:table-cell>
          <table:table-cell office:value-type="float" office:value="5400" calcext:value-type="float">
            <text:p>5400</text:p>
          </table:table-cell>
          <table:table-cell table:formula="of:=[.A55]*[.C55]" office:value-type="float" office:value="631800" calcext:value-type="float">
            <text:p>6318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5500" calcext:value-type="float">
            <text:p>5500</text:p>
          </table:table-cell>
          <table:table-cell table:formula="of:=[.A56]*[.C56]" office:value-type="float" office:value="632500" calcext:value-type="float">
            <text:p>63250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5400" calcext:value-type="float">
            <text:p>5400</text:p>
          </table:table-cell>
          <table:table-cell table:formula="of:=[.A57]*[.C57]" office:value-type="float" office:value="637200" calcext:value-type="float">
            <text:p>6372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5400" calcext:value-type="float">
            <text:p>5400</text:p>
          </table:table-cell>
          <table:table-cell table:formula="of:=[.A58]*[.C58]" office:value-type="float" office:value="642600" calcext:value-type="float">
            <text:p>6426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.1459" calcext:value-type="float">
            <text:p>93,1459</text:p>
          </table:table-cell>
          <table:table-cell office:value-type="float" office:value="7100" calcext:value-type="float">
            <text:p>7100</text:p>
          </table:table-cell>
          <table:table-cell table:formula="of:=[.A59]*[.C59]" office:value-type="float" office:value="646100" calcext:value-type="float">
            <text:p>64610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92.6186" calcext:value-type="float">
            <text:p>92,6186</text:p>
          </table:table-cell>
          <table:table-cell office:value-type="float" office:value="1600" calcext:value-type="float">
            <text:p>1600</text:p>
          </table:table-cell>
          <table:table-cell table:formula="of:=[.A60]*[.C60]" office:value-type="float" office:value="652800" calcext:value-type="float">
            <text:p>65280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1800" calcext:value-type="float">
            <text:p>1800</text:p>
          </table:table-cell>
          <table:table-cell table:formula="of:=[.A61]*[.C61]" office:value-type="float" office:value="653400" calcext:value-type="float">
            <text:p>65340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1800" calcext:value-type="float">
            <text:p>1800</text:p>
          </table:table-cell>
          <table:table-cell table:formula="of:=[.A62]*[.C62]" office:value-type="float" office:value="655200" calcext:value-type="float">
            <text:p>65520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1800" calcext:value-type="float">
            <text:p>1800</text:p>
          </table:table-cell>
          <table:table-cell table:formula="of:=[.A63]*[.C63]" office:value-type="float" office:value="657000" calcext:value-type="float">
            <text:p>6570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3.1459" calcext:value-type="float">
            <text:p>93,1459</text:p>
          </table:table-cell>
          <table:table-cell office:value-type="float" office:value="7100" calcext:value-type="float">
            <text:p>7100</text:p>
          </table:table-cell>
          <table:table-cell table:formula="of:=[.A64]*[.C64]" office:value-type="float" office:value="660300" calcext:value-type="float">
            <text:p>6603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3.1459" calcext:value-type="float">
            <text:p>93,1459</text:p>
          </table:table-cell>
          <table:table-cell office:value-type="float" office:value="7200" calcext:value-type="float">
            <text:p>7200</text:p>
          </table:table-cell>
          <table:table-cell table:formula="of:=[.A65]*[.C65]" office:value-type="float" office:value="662400" calcext:value-type="float">
            <text:p>6624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3.1459" calcext:value-type="float">
            <text:p>93,1459</text:p>
          </table:table-cell>
          <table:table-cell office:value-type="float" office:value="7100" calcext:value-type="float">
            <text:p>7100</text:p>
          </table:table-cell>
          <table:table-cell table:formula="of:=[.A66]*[.C66]" office:value-type="float" office:value="667400" calcext:value-type="float">
            <text:p>6674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3.1459" calcext:value-type="float">
            <text:p>93,1459</text:p>
          </table:table-cell>
          <table:table-cell office:value-type="float" office:value="7100" calcext:value-type="float">
            <text:p>7100</text:p>
          </table:table-cell>
          <table:table-cell table:formula="of:=[.A67]*[.C67]" office:value-type="float" office:value="674500" calcext:value-type="float">
            <text:p>6745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3.1459" calcext:value-type="float">
            <text:p>93,1459</text:p>
          </table:table-cell>
          <table:table-cell office:value-type="float" office:value="7100" calcext:value-type="float">
            <text:p>7100</text:p>
          </table:table-cell>
          <table:table-cell table:formula="of:=[.A68]*[.C68]" office:value-type="float" office:value="681600" calcext:value-type="float">
            <text:p>6816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7600" calcext:value-type="float">
            <text:p>7600</text:p>
          </table:table-cell>
          <table:table-cell table:formula="of:=[.A69]*[.C69]" office:value-type="float" office:value="684000" calcext:value-type="float">
            <text:p>68400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1900" calcext:value-type="float">
            <text:p>1900</text:p>
          </table:table-cell>
          <table:table-cell table:formula="of:=[.A70]*[.C70]" office:value-type="float" office:value="687800" calcext:value-type="float">
            <text:p>6878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3.1459" calcext:value-type="float">
            <text:p>93,1459</text:p>
          </table:table-cell>
          <table:table-cell office:value-type="float" office:value="7100" calcext:value-type="float">
            <text:p>7100</text:p>
          </table:table-cell>
          <table:table-cell table:formula="of:=[.A71]*[.C71]" office:value-type="float" office:value="695800" calcext:value-type="float">
            <text:p>6958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3.1459" calcext:value-type="float">
            <text:p>93,1459</text:p>
          </table:table-cell>
          <table:table-cell office:value-type="float" office:value="7200" calcext:value-type="float">
            <text:p>7200</text:p>
          </table:table-cell>
          <table:table-cell table:formula="of:=[.A72]*[.C72]" office:value-type="float" office:value="698400" calcext:value-type="float">
            <text:p>6984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3.1459" calcext:value-type="float">
            <text:p>93,1459</text:p>
          </table:table-cell>
          <table:table-cell office:value-type="float" office:value="7100" calcext:value-type="float">
            <text:p>7100</text:p>
          </table:table-cell>
          <table:table-cell table:formula="of:=[.A73]*[.C73]" office:value-type="float" office:value="702900" calcext:value-type="float">
            <text:p>7029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3.1459" calcext:value-type="float">
            <text:p>93,1459</text:p>
          </table:table-cell>
          <table:table-cell office:value-type="float" office:value="7100" calcext:value-type="float">
            <text:p>7100</text:p>
          </table:table-cell>
          <table:table-cell table:formula="of:=[.A74]*[.C74]" office:value-type="float" office:value="710000" calcext:value-type="float">
            <text:p>7100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1.7399" calcext:value-type="float">
            <text:p>91,7399</text:p>
          </table:table-cell>
          <table:table-cell office:value-type="float" office:value="18500" calcext:value-type="float">
            <text:p>18500</text:p>
          </table:table-cell>
          <table:table-cell table:formula="of:=[.A75]*[.C75]" office:value-type="float" office:value="721500" calcext:value-type="float">
            <text:p>72150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1700" calcext:value-type="float">
            <text:p>1700</text:p>
          </table:table-cell>
          <table:table-cell table:formula="of:=[.A76]*[.C76]" office:value-type="float" office:value="727600" calcext:value-type="float">
            <text:p>72760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1700" calcext:value-type="float">
            <text:p>1700</text:p>
          </table:table-cell>
          <table:table-cell table:formula="of:=[.A77]*[.C77]" office:value-type="float" office:value="731000" calcext:value-type="float">
            <text:p>73100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1900" calcext:value-type="float">
            <text:p>1900</text:p>
          </table:table-cell>
          <table:table-cell table:formula="of:=[.A78]*[.C78]" office:value-type="float" office:value="744800" calcext:value-type="float">
            <text:p>74480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2000" calcext:value-type="float">
            <text:p>2000</text:p>
          </table:table-cell>
          <table:table-cell table:formula="of:=[.A79]*[.C79]" office:value-type="float" office:value="756000" calcext:value-type="float">
            <text:p>75600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2000" calcext:value-type="float">
            <text:p>2000</text:p>
          </table:table-cell>
          <table:table-cell table:formula="of:=[.A80]*[.C80]" office:value-type="float" office:value="760000" calcext:value-type="float">
            <text:p>76000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2000" calcext:value-type="float">
            <text:p>2000</text:p>
          </table:table-cell>
          <table:table-cell table:formula="of:=[.A81]*[.C81]" office:value-type="float" office:value="764000" calcext:value-type="float">
            <text:p>76400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2000" calcext:value-type="float">
            <text:p>2000</text:p>
          </table:table-cell>
          <table:table-cell table:formula="of:=[.A82]*[.C82]" office:value-type="float" office:value="766000" calcext:value-type="float">
            <text:p>7660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1.9156" calcext:value-type="float">
            <text:p>91,9156</text:p>
          </table:table-cell>
          <table:table-cell office:value-type="float" office:value="20600" calcext:value-type="float">
            <text:p>20600</text:p>
          </table:table-cell>
          <table:table-cell table:formula="of:=[.A83]*[.C83]" office:value-type="float" office:value="782800" calcext:value-type="float">
            <text:p>78280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2100" calcext:value-type="float">
            <text:p>2100</text:p>
          </table:table-cell>
          <table:table-cell table:formula="of:=[.A84]*[.C84]" office:value-type="float" office:value="795900" calcext:value-type="float">
            <text:p>7959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11100" calcext:value-type="float">
            <text:p>11100</text:p>
          </table:table-cell>
          <table:table-cell table:formula="of:=[.A85]*[.C85]" office:value-type="float" office:value="832500" calcext:value-type="float">
            <text:p>83250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92.2671" calcext:value-type="float">
            <text:p>92,2671</text:p>
          </table:table-cell>
          <table:table-cell office:value-type="float" office:value="2300" calcext:value-type="float">
            <text:p>2300</text:p>
          </table:table-cell>
          <table:table-cell table:formula="of:=[.A86]*[.C86]" office:value-type="float" office:value="851000" calcext:value-type="float">
            <text:p>851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21800" calcext:value-type="float">
            <text:p>21800</text:p>
          </table:table-cell>
          <table:table-cell table:formula="of:=[.A87]*[.C87]" office:value-type="float" office:value="872000" calcext:value-type="float">
            <text:p>87200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2200" calcext:value-type="float">
            <text:p>2200</text:p>
          </table:table-cell>
          <table:table-cell table:formula="of:=[.A88]*[.C88]" office:value-type="float" office:value="899800" calcext:value-type="float">
            <text:p>89980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2200" calcext:value-type="float">
            <text:p>2200</text:p>
          </table:table-cell>
          <table:table-cell table:formula="of:=[.A89]*[.C89]" office:value-type="float" office:value="919600" calcext:value-type="float">
            <text:p>91960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2200" calcext:value-type="float">
            <text:p>2200</text:p>
          </table:table-cell>
          <table:table-cell table:formula="of:=[.A90]*[.C90]" office:value-type="float" office:value="921800" calcext:value-type="float">
            <text:p>92180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2200" calcext:value-type="float">
            <text:p>2200</text:p>
          </table:table-cell>
          <table:table-cell table:formula="of:=[.A91]*[.C91]" office:value-type="float" office:value="924000" calcext:value-type="float">
            <text:p>92400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2200" calcext:value-type="float">
            <text:p>2200</text:p>
          </table:table-cell>
          <table:table-cell table:formula="of:=[.A92]*[.C92]" office:value-type="float" office:value="926200" calcext:value-type="float">
            <text:p>92620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2200" calcext:value-type="float">
            <text:p>2200</text:p>
          </table:table-cell>
          <table:table-cell table:formula="of:=[.A93]*[.C93]" office:value-type="float" office:value="928400" calcext:value-type="float">
            <text:p>9284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2.6186" calcext:value-type="float">
            <text:p>92,6186</text:p>
          </table:table-cell>
          <table:table-cell office:value-type="float" office:value="49100" calcext:value-type="float">
            <text:p>49100</text:p>
          </table:table-cell>
          <table:table-cell table:formula="of:=[.A94]*[.C94]" office:value-type="float" office:value="932900" calcext:value-type="float">
            <text:p>93290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2200" calcext:value-type="float">
            <text:p>2200</text:p>
          </table:table-cell>
          <table:table-cell table:formula="of:=[.A95]*[.C95]" office:value-type="float" office:value="935000" calcext:value-type="float">
            <text:p>93500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2200" calcext:value-type="float">
            <text:p>2200</text:p>
          </table:table-cell>
          <table:table-cell table:formula="of:=[.A96]*[.C96]" office:value-type="float" office:value="937200" calcext:value-type="float">
            <text:p>93720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2200" calcext:value-type="float">
            <text:p>2200</text:p>
          </table:table-cell>
          <table:table-cell table:formula="of:=[.A97]*[.C97]" office:value-type="float" office:value="939400" calcext:value-type="float">
            <text:p>93940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2300" calcext:value-type="float">
            <text:p>2300</text:p>
          </table:table-cell>
          <table:table-cell table:formula="of:=[.A98]*[.C98]" office:value-type="float" office:value="943000" calcext:value-type="float">
            <text:p>94300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2300" calcext:value-type="float">
            <text:p>2300</text:p>
          </table:table-cell>
          <table:table-cell table:formula="of:=[.A99]*[.C99]" office:value-type="float" office:value="945300" calcext:value-type="float">
            <text:p>94530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2300" calcext:value-type="float">
            <text:p>2300</text:p>
          </table:table-cell>
          <table:table-cell table:formula="of:=[.A100]*[.C100]" office:value-type="float" office:value="947600" calcext:value-type="float">
            <text:p>94760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2300" calcext:value-type="float">
            <text:p>2300</text:p>
          </table:table-cell>
          <table:table-cell table:formula="of:=[.A101]*[.C101]" office:value-type="float" office:value="972900" calcext:value-type="float">
            <text:p>97290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2300" calcext:value-type="float">
            <text:p>2300</text:p>
          </table:table-cell>
          <table:table-cell table:formula="of:=[.A102]*[.C102]" office:value-type="float" office:value="975200" calcext:value-type="float">
            <text:p>9752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2.6186" calcext:value-type="float">
            <text:p>92,6186</text:p>
          </table:table-cell>
          <table:table-cell office:value-type="float" office:value="48900" calcext:value-type="float">
            <text:p>48900</text:p>
          </table:table-cell>
          <table:table-cell table:formula="of:=[.A103]*[.C103]" office:value-type="float" office:value="978000" calcext:value-type="float">
            <text:p>978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3.1459" calcext:value-type="float">
            <text:p>93,1459</text:p>
          </table:table-cell>
          <table:table-cell office:value-type="float" office:value="59900" calcext:value-type="float">
            <text:p>59900</text:p>
          </table:table-cell>
          <table:table-cell table:formula="of:=[.A104]*[.C104]" office:value-type="float" office:value="1018300" calcext:value-type="float">
            <text:p>10183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2.6186" calcext:value-type="float">
            <text:p>92,6186</text:p>
          </table:table-cell>
          <table:table-cell office:value-type="float" office:value="48800" calcext:value-type="float">
            <text:p>48800</text:p>
          </table:table-cell>
          <table:table-cell table:formula="of:=[.A105]*[.C105]" office:value-type="float" office:value="1024800" calcext:value-type="float">
            <text:p>102480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2600" calcext:value-type="float">
            <text:p>2600</text:p>
          </table:table-cell>
          <table:table-cell table:formula="of:=[.A106]*[.C106]" office:value-type="float" office:value="1042600" calcext:value-type="float">
            <text:p>10426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39600" calcext:value-type="float">
            <text:p>39600</text:p>
          </table:table-cell>
          <table:table-cell table:formula="of:=[.A107]*[.C107]" office:value-type="float" office:value="1069200" calcext:value-type="float">
            <text:p>10692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2.6186" calcext:value-type="float">
            <text:p>92,6186</text:p>
          </table:table-cell>
          <table:table-cell office:value-type="float" office:value="48700" calcext:value-type="float">
            <text:p>48700</text:p>
          </table:table-cell>
          <table:table-cell table:formula="of:=[.A108]*[.C108]" office:value-type="float" office:value="1071400" calcext:value-type="float">
            <text:p>10714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23300" calcext:value-type="float">
            <text:p>23300</text:p>
          </table:table-cell>
          <table:table-cell table:formula="of:=[.A109]*[.C109]" office:value-type="float" office:value="1071800" calcext:value-type="float">
            <text:p>10718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39200" calcext:value-type="float">
            <text:p>39200</text:p>
          </table:table-cell>
          <table:table-cell table:formula="of:=[.A110]*[.C110]" office:value-type="float" office:value="1097600" calcext:value-type="float">
            <text:p>109760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2900" calcext:value-type="float">
            <text:p>2900</text:p>
          </table:table-cell>
          <table:table-cell table:formula="of:=[.A111]*[.C111]" office:value-type="float" office:value="1116500" calcext:value-type="float">
            <text:p>111650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4700" calcext:value-type="float">
            <text:p>4700</text:p>
          </table:table-cell>
          <table:table-cell table:formula="of:=[.A112]*[.C112]" office:value-type="float" office:value="1118600" calcext:value-type="float">
            <text:p>111860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2900" calcext:value-type="float">
            <text:p>2900</text:p>
          </table:table-cell>
          <table:table-cell table:formula="of:=[.A113]*[.C113]" office:value-type="float" office:value="1119400" calcext:value-type="float">
            <text:p>11194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2.6186" calcext:value-type="float">
            <text:p>92,6186</text:p>
          </table:table-cell>
          <table:table-cell office:value-type="float" office:value="48800" calcext:value-type="float">
            <text:p>48800</text:p>
          </table:table-cell>
          <table:table-cell table:formula="of:=[.A114]*[.C114]" office:value-type="float" office:value="1122400" calcext:value-type="float">
            <text:p>11224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3.1459" calcext:value-type="float">
            <text:p>93,1459</text:p>
          </table:table-cell>
          <table:table-cell office:value-type="float" office:value="63100" calcext:value-type="float">
            <text:p>63100</text:p>
          </table:table-cell>
          <table:table-cell table:formula="of:=[.A115]*[.C115]" office:value-type="float" office:value="1135800" calcext:value-type="float">
            <text:p>11358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39200" calcext:value-type="float">
            <text:p>39200</text:p>
          </table:table-cell>
          <table:table-cell table:formula="of:=[.A116]*[.C116]" office:value-type="float" office:value="1136800" calcext:value-type="float">
            <text:p>113680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4800" calcext:value-type="float">
            <text:p>4800</text:p>
          </table:table-cell>
          <table:table-cell table:formula="of:=[.A117]*[.C117]" office:value-type="float" office:value="1137600" calcext:value-type="float">
            <text:p>113760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5800" calcext:value-type="float">
            <text:p>5800</text:p>
          </table:table-cell>
          <table:table-cell table:formula="of:=[.A118]*[.C118]" office:value-type="float" office:value="1142600" calcext:value-type="float">
            <text:p>114260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91.9156" calcext:value-type="float">
            <text:p>91,9156</text:p>
          </table:table-cell>
          <table:table-cell office:value-type="float" office:value="3100" calcext:value-type="float">
            <text:p>3100</text:p>
          </table:table-cell>
          <table:table-cell table:formula="of:=[.A119]*[.C119]" office:value-type="float" office:value="1143900" calcext:value-type="float">
            <text:p>114390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4800" calcext:value-type="float">
            <text:p>4800</text:p>
          </table:table-cell>
          <table:table-cell table:formula="of:=[.A120]*[.C120]" office:value-type="float" office:value="1147200" calcext:value-type="float">
            <text:p>114720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5800" calcext:value-type="float">
            <text:p>5800</text:p>
          </table:table-cell>
          <table:table-cell table:formula="of:=[.A121]*[.C121]" office:value-type="float" office:value="1148400" calcext:value-type="float">
            <text:p>114840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2.6186" calcext:value-type="float">
            <text:p>92,6186</text:p>
          </table:table-cell>
          <table:table-cell office:value-type="float" office:value="4800" calcext:value-type="float">
            <text:p>4800</text:p>
          </table:table-cell>
          <table:table-cell table:formula="of:=[.A122]*[.C122]" office:value-type="float" office:value="1152000" calcext:value-type="float">
            <text:p>115200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3000" calcext:value-type="float">
            <text:p>3000</text:p>
          </table:table-cell>
          <table:table-cell table:formula="of:=[.A123]*[.C123]" office:value-type="float" office:value="1152000" calcext:value-type="float">
            <text:p>115200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4800" calcext:value-type="float">
            <text:p>4800</text:p>
          </table:table-cell>
          <table:table-cell table:formula="of:=[.A124]*[.C124]" office:value-type="float" office:value="1156800" calcext:value-type="float">
            <text:p>11568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39000" calcext:value-type="float">
            <text:p>39000</text:p>
          </table:table-cell>
          <table:table-cell table:formula="of:=[.A125]*[.C125]" office:value-type="float" office:value="1170000" calcext:value-type="float">
            <text:p>11700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2.6186" calcext:value-type="float">
            <text:p>92,6186</text:p>
          </table:table-cell>
          <table:table-cell office:value-type="float" office:value="48900" calcext:value-type="float">
            <text:p>48900</text:p>
          </table:table-cell>
          <table:table-cell table:formula="of:=[.A126]*[.C126]" office:value-type="float" office:value="1173600" calcext:value-type="float">
            <text:p>117360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3000" calcext:value-type="float">
            <text:p>3000</text:p>
          </table:table-cell>
          <table:table-cell table:formula="of:=[.A127]*[.C127]" office:value-type="float" office:value="1179000" calcext:value-type="float">
            <text:p>117900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5000" calcext:value-type="float">
            <text:p>5000</text:p>
          </table:table-cell>
          <table:table-cell table:formula="of:=[.A128]*[.C128]" office:value-type="float" office:value="1180000" calcext:value-type="float">
            <text:p>118000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3000" calcext:value-type="float">
            <text:p>3000</text:p>
          </table:table-cell>
          <table:table-cell table:formula="of:=[.A129]*[.C129]" office:value-type="float" office:value="1182000" calcext:value-type="float">
            <text:p>11820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6000" calcext:value-type="float">
            <text:p>6000</text:p>
          </table:table-cell>
          <table:table-cell table:formula="of:=[.A130]*[.C130]" office:value-type="float" office:value="1200000" calcext:value-type="float">
            <text:p>120000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6000" calcext:value-type="float">
            <text:p>6000</text:p>
          </table:table-cell>
          <table:table-cell table:formula="of:=[.A131]*[.C131]" office:value-type="float" office:value="1212000" calcext:value-type="float">
            <text:p>12120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3.1459" calcext:value-type="float">
            <text:p>93,1459</text:p>
          </table:table-cell>
          <table:table-cell office:value-type="float" office:value="27600" calcext:value-type="float">
            <text:p>27600</text:p>
          </table:table-cell>
          <table:table-cell table:formula="of:=[.A132]*[.C132]" office:value-type="float" office:value="1214400" calcext:value-type="float">
            <text:p>12144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3.1459" calcext:value-type="float">
            <text:p>93,1459</text:p>
          </table:table-cell>
          <table:table-cell office:value-type="float" office:value="27000" calcext:value-type="float">
            <text:p>27000</text:p>
          </table:table-cell>
          <table:table-cell table:formula="of:=[.A133]*[.C133]" office:value-type="float" office:value="1215000" calcext:value-type="float">
            <text:p>12150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39200" calcext:value-type="float">
            <text:p>39200</text:p>
          </table:table-cell>
          <table:table-cell table:formula="of:=[.A134]*[.C134]" office:value-type="float" office:value="1215200" calcext:value-type="float">
            <text:p>12152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2.6186" calcext:value-type="float">
            <text:p>92,6186</text:p>
          </table:table-cell>
          <table:table-cell office:value-type="float" office:value="48700" calcext:value-type="float">
            <text:p>48700</text:p>
          </table:table-cell>
          <table:table-cell table:formula="of:=[.A135]*[.C135]" office:value-type="float" office:value="1217500" calcext:value-type="float">
            <text:p>121750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3200" calcext:value-type="float">
            <text:p>3200</text:p>
          </table:table-cell>
          <table:table-cell table:formula="of:=[.A136]*[.C136]" office:value-type="float" office:value="1238400" calcext:value-type="float">
            <text:p>12384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3.1459" calcext:value-type="float">
            <text:p>93,1459</text:p>
          </table:table-cell>
          <table:table-cell office:value-type="float" office:value="6200" calcext:value-type="float">
            <text:p>6200</text:p>
          </table:table-cell>
          <table:table-cell table:formula="of:=[.A137]*[.C137]" office:value-type="float" office:value="1246200" calcext:value-type="float">
            <text:p>12462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39300" calcext:value-type="float">
            <text:p>39300</text:p>
          </table:table-cell>
          <table:table-cell table:formula="of:=[.A138]*[.C138]" office:value-type="float" office:value="1257600" calcext:value-type="float">
            <text:p>125760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3.1459" calcext:value-type="float">
            <text:p>93,1459</text:p>
          </table:table-cell>
          <table:table-cell office:value-type="float" office:value="6200" calcext:value-type="float">
            <text:p>6200</text:p>
          </table:table-cell>
          <table:table-cell table:formula="of:=[.A139]*[.C139]" office:value-type="float" office:value="1258600" calcext:value-type="float">
            <text:p>125860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3.1459" calcext:value-type="float">
            <text:p>93,1459</text:p>
          </table:table-cell>
          <table:table-cell office:value-type="float" office:value="6200" calcext:value-type="float">
            <text:p>6200</text:p>
          </table:table-cell>
          <table:table-cell table:formula="of:=[.A140]*[.C140]" office:value-type="float" office:value="1264800" calcext:value-type="float">
            <text:p>12648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38500" calcext:value-type="float">
            <text:p>38500</text:p>
          </table:table-cell>
          <table:table-cell table:formula="of:=[.A141]*[.C141]" office:value-type="float" office:value="1270500" calcext:value-type="float">
            <text:p>12705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2.6186" calcext:value-type="float">
            <text:p>92,6186</text:p>
          </table:table-cell>
          <table:table-cell office:value-type="float" office:value="48900" calcext:value-type="float">
            <text:p>48900</text:p>
          </table:table-cell>
          <table:table-cell table:formula="of:=[.A142]*[.C142]" office:value-type="float" office:value="1271400" calcext:value-type="float">
            <text:p>12714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31300" calcext:value-type="float">
            <text:p>31300</text:p>
          </table:table-cell>
          <table:table-cell table:formula="of:=[.A143]*[.C143]" office:value-type="float" office:value="1283300" calcext:value-type="float">
            <text:p>128330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3900" calcext:value-type="float">
            <text:p>3900</text:p>
          </table:table-cell>
          <table:table-cell table:formula="of:=[.A144]*[.C144]" office:value-type="float" office:value="1306500" calcext:value-type="float">
            <text:p>130650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2.4429" calcext:value-type="float">
            <text:p>92,4429</text:p>
          </table:table-cell>
          <table:table-cell office:value-type="float" office:value="5400" calcext:value-type="float">
            <text:p>5400</text:p>
          </table:table-cell>
          <table:table-cell table:formula="of:=[.A145]*[.C145]" office:value-type="float" office:value="1306800" calcext:value-type="float">
            <text:p>13068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39100" calcext:value-type="float">
            <text:p>39100</text:p>
          </table:table-cell>
          <table:table-cell table:formula="of:=[.A146]*[.C146]" office:value-type="float" office:value="1329400" calcext:value-type="float">
            <text:p>132940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2.4429" calcext:value-type="float">
            <text:p>92,4429</text:p>
          </table:table-cell>
          <table:table-cell office:value-type="float" office:value="5500" calcext:value-type="float">
            <text:p>5500</text:p>
          </table:table-cell>
          <table:table-cell table:formula="of:=[.A147]*[.C147]" office:value-type="float" office:value="1336500" calcext:value-type="float">
            <text:p>13365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29000" calcext:value-type="float">
            <text:p>29000</text:p>
          </table:table-cell>
          <table:table-cell table:formula="of:=[.A148]*[.C148]" office:value-type="float" office:value="1363000" calcext:value-type="float">
            <text:p>1363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39000" calcext:value-type="float">
            <text:p>39000</text:p>
          </table:table-cell>
          <table:table-cell table:formula="of:=[.A149]*[.C149]" office:value-type="float" office:value="1365000" calcext:value-type="float">
            <text:p>136500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3600" calcext:value-type="float">
            <text:p>3600</text:p>
          </table:table-cell>
          <table:table-cell table:formula="of:=[.A150]*[.C150]" office:value-type="float" office:value="1371600" calcext:value-type="float">
            <text:p>13716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28700" calcext:value-type="float">
            <text:p>28700</text:p>
          </table:table-cell>
          <table:table-cell table:formula="of:=[.A151]*[.C151]" office:value-type="float" office:value="1377600" calcext:value-type="float">
            <text:p>137760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5400" calcext:value-type="float">
            <text:p>5400</text:p>
          </table:table-cell>
          <table:table-cell table:formula="of:=[.A152]*[.C152]" office:value-type="float" office:value="1382400" calcext:value-type="float">
            <text:p>13824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5500" calcext:value-type="float">
            <text:p>5500</text:p>
          </table:table-cell>
          <table:table-cell table:formula="of:=[.A153]*[.C153]" office:value-type="float" office:value="1402500" calcext:value-type="float">
            <text:p>14025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39300" calcext:value-type="float">
            <text:p>39300</text:p>
          </table:table-cell>
          <table:table-cell table:formula="of:=[.A154]*[.C154]" office:value-type="float" office:value="1414800" calcext:value-type="float">
            <text:p>14148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28900" calcext:value-type="float">
            <text:p>28900</text:p>
          </table:table-cell>
          <table:table-cell table:formula="of:=[.A155]*[.C155]" office:value-type="float" office:value="1416100" calcext:value-type="float">
            <text:p>1416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28500" calcext:value-type="float">
            <text:p>28500</text:p>
          </table:table-cell>
          <table:table-cell table:formula="of:=[.A156]*[.C156]" office:value-type="float" office:value="1425000" calcext:value-type="float">
            <text:p>14250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4200" calcext:value-type="float">
            <text:p>14200</text:p>
          </table:table-cell>
          <table:table-cell table:formula="of:=[.A157]*[.C157]" office:value-type="float" office:value="1434200" calcext:value-type="float">
            <text:p>14342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28500" calcext:value-type="float">
            <text:p>28500</text:p>
          </table:table-cell>
          <table:table-cell table:formula="of:=[.A158]*[.C158]" office:value-type="float" office:value="1453500" calcext:value-type="float">
            <text:p>14535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2.7944" calcext:value-type="float">
            <text:p>92,7944</text:p>
          </table:table-cell>
          <table:table-cell office:value-type="float" office:value="39400" calcext:value-type="float">
            <text:p>39400</text:p>
          </table:table-cell>
          <table:table-cell table:formula="of:=[.A159]*[.C159]" office:value-type="float" office:value="1457800" calcext:value-type="float">
            <text:p>14578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3.1459" calcext:value-type="float">
            <text:p>93,1459</text:p>
          </table:table-cell>
          <table:table-cell office:value-type="float" office:value="13700" calcext:value-type="float">
            <text:p>13700</text:p>
          </table:table-cell>
          <table:table-cell table:formula="of:=[.A160]*[.C160]" office:value-type="float" office:value="1465900" calcext:value-type="float">
            <text:p>14659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28400" calcext:value-type="float">
            <text:p>28400</text:p>
          </table:table-cell>
          <table:table-cell table:formula="of:=[.A161]*[.C161]" office:value-type="float" office:value="1476800" calcext:value-type="float">
            <text:p>14768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3.1459" calcext:value-type="float">
            <text:p>93,1459</text:p>
          </table:table-cell>
          <table:table-cell office:value-type="float" office:value="35400" calcext:value-type="float">
            <text:p>35400</text:p>
          </table:table-cell>
          <table:table-cell table:formula="of:=[.A162]*[.C162]" office:value-type="float" office:value="1486800" calcext:value-type="float">
            <text:p>14868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3.1459" calcext:value-type="float">
            <text:p>93,1459</text:p>
          </table:table-cell>
          <table:table-cell office:value-type="float" office:value="13700" calcext:value-type="float">
            <text:p>13700</text:p>
          </table:table-cell>
          <table:table-cell table:formula="of:=[.A163]*[.C163]" office:value-type="float" office:value="1493300" calcext:value-type="float">
            <text:p>14933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28400" calcext:value-type="float">
            <text:p>28400</text:p>
          </table:table-cell>
          <table:table-cell table:formula="of:=[.A164]*[.C164]" office:value-type="float" office:value="1505200" calcext:value-type="float">
            <text:p>15052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3.1459" calcext:value-type="float">
            <text:p>93,1459</text:p>
          </table:table-cell>
          <table:table-cell office:value-type="float" office:value="13700" calcext:value-type="float">
            <text:p>13700</text:p>
          </table:table-cell>
          <table:table-cell table:formula="of:=[.A165]*[.C165]" office:value-type="float" office:value="1507000" calcext:value-type="float">
            <text:p>15070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3.1459" calcext:value-type="float">
            <text:p>93,1459</text:p>
          </table:table-cell>
          <table:table-cell office:value-type="float" office:value="13700" calcext:value-type="float">
            <text:p>13700</text:p>
          </table:table-cell>
          <table:table-cell table:formula="of:=[.A166]*[.C166]" office:value-type="float" office:value="1520700" calcext:value-type="float">
            <text:p>15207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28400" calcext:value-type="float">
            <text:p>28400</text:p>
          </table:table-cell>
          <table:table-cell table:formula="of:=[.A167]*[.C167]" office:value-type="float" office:value="1533600" calcext:value-type="float">
            <text:p>15336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3.1459" calcext:value-type="float">
            <text:p>93,1459</text:p>
          </table:table-cell>
          <table:table-cell office:value-type="float" office:value="13700" calcext:value-type="float">
            <text:p>13700</text:p>
          </table:table-cell>
          <table:table-cell table:formula="of:=[.A168]*[.C168]" office:value-type="float" office:value="1534400" calcext:value-type="float">
            <text:p>15344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3.1459" calcext:value-type="float">
            <text:p>93,1459</text:p>
          </table:table-cell>
          <table:table-cell office:value-type="float" office:value="35700" calcext:value-type="float">
            <text:p>35700</text:p>
          </table:table-cell>
          <table:table-cell table:formula="of:=[.A169]*[.C169]" office:value-type="float" office:value="1535100" calcext:value-type="float">
            <text:p>15351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3.1459" calcext:value-type="float">
            <text:p>93,1459</text:p>
          </table:table-cell>
          <table:table-cell office:value-type="float" office:value="13800" calcext:value-type="float">
            <text:p>13800</text:p>
          </table:table-cell>
          <table:table-cell table:formula="of:=[.A170]*[.C170]" office:value-type="float" office:value="1559400" calcext:value-type="float">
            <text:p>15594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2100" calcext:value-type="float">
            <text:p>12100</text:p>
          </table:table-cell>
          <table:table-cell table:formula="of:=[.A171]*[.C171]" office:value-type="float" office:value="1573000" calcext:value-type="float">
            <text:p>157300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4700" calcext:value-type="float">
            <text:p>4700</text:p>
          </table:table-cell>
          <table:table-cell table:formula="of:=[.A172]*[.C172]" office:value-type="float" office:value="1583900" calcext:value-type="float">
            <text:p>15839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28800" calcext:value-type="float">
            <text:p>28800</text:p>
          </table:table-cell>
          <table:table-cell table:formula="of:=[.A173]*[.C173]" office:value-type="float" office:value="1584000" calcext:value-type="float">
            <text:p>158400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4700" calcext:value-type="float">
            <text:p>4700</text:p>
          </table:table-cell>
          <table:table-cell table:formula="of:=[.A174]*[.C174]" office:value-type="float" office:value="1588600" calcext:value-type="float">
            <text:p>15886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15600" calcext:value-type="float">
            <text:p>15600</text:p>
          </table:table-cell>
          <table:table-cell table:formula="of:=[.A175]*[.C175]" office:value-type="float" office:value="1591200" calcext:value-type="float">
            <text:p>159120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4900" calcext:value-type="float">
            <text:p>4900</text:p>
          </table:table-cell>
          <table:table-cell table:formula="of:=[.A176]*[.C176]" office:value-type="float" office:value="1646400" calcext:value-type="float">
            <text:p>164640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3600" calcext:value-type="float">
            <text:p>3600</text:p>
          </table:table-cell>
          <table:table-cell table:formula="of:=[.A177]*[.C177]" office:value-type="float" office:value="1656000" calcext:value-type="float">
            <text:p>165600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3600" calcext:value-type="float">
            <text:p>3600</text:p>
          </table:table-cell>
          <table:table-cell table:formula="of:=[.A178]*[.C178]" office:value-type="float" office:value="1659600" calcext:value-type="float">
            <text:p>165960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2600" calcext:value-type="float">
            <text:p>12600</text:p>
          </table:table-cell>
          <table:table-cell table:formula="of:=[.A179]*[.C179]" office:value-type="float" office:value="1663200" calcext:value-type="float">
            <text:p>166320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8200" calcext:value-type="float">
            <text:p>8200</text:p>
          </table:table-cell>
          <table:table-cell table:formula="of:=[.A180]*[.C180]" office:value-type="float" office:value="1681000" calcext:value-type="float">
            <text:p>168100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5000" calcext:value-type="float">
            <text:p>5000</text:p>
          </table:table-cell>
          <table:table-cell table:formula="of:=[.A181]*[.C181]" office:value-type="float" office:value="1695000" calcext:value-type="float">
            <text:p>169500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3700" calcext:value-type="float">
            <text:p>3700</text:p>
          </table:table-cell>
          <table:table-cell table:formula="of:=[.A182]*[.C182]" office:value-type="float" office:value="1698300" calcext:value-type="float">
            <text:p>169830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5000" calcext:value-type="float">
            <text:p>5000</text:p>
          </table:table-cell>
          <table:table-cell table:formula="of:=[.A183]*[.C183]" office:value-type="float" office:value="1700000" calcext:value-type="float">
            <text:p>17000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2700" calcext:value-type="float">
            <text:p>12700</text:p>
          </table:table-cell>
          <table:table-cell table:formula="of:=[.A184]*[.C184]" office:value-type="float" office:value="1714500" calcext:value-type="float">
            <text:p>17145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3300" calcext:value-type="float">
            <text:p>13300</text:p>
          </table:table-cell>
          <table:table-cell table:formula="of:=[.A185]*[.C185]" office:value-type="float" office:value="1742300" calcext:value-type="float">
            <text:p>17423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3300" calcext:value-type="float">
            <text:p>13300</text:p>
          </table:table-cell>
          <table:table-cell table:formula="of:=[.A186]*[.C186]" office:value-type="float" office:value="1768900" calcext:value-type="float">
            <text:p>176890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3400" calcext:value-type="float">
            <text:p>13400</text:p>
          </table:table-cell>
          <table:table-cell table:formula="of:=[.A187]*[.C187]" office:value-type="float" office:value="1795600" calcext:value-type="float">
            <text:p>179560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4000" calcext:value-type="float">
            <text:p>4000</text:p>
          </table:table-cell>
          <table:table-cell table:formula="of:=[.A188]*[.C188]" office:value-type="float" office:value="1832000" calcext:value-type="float">
            <text:p>183200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3700" calcext:value-type="float">
            <text:p>13700</text:p>
          </table:table-cell>
          <table:table-cell table:formula="of:=[.A189]*[.C189]" office:value-type="float" office:value="1863200" calcext:value-type="float">
            <text:p>186320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2500" calcext:value-type="float">
            <text:p>12500</text:p>
          </table:table-cell>
          <table:table-cell table:formula="of:=[.A190]*[.C190]" office:value-type="float" office:value="1887500" calcext:value-type="float">
            <text:p>18875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3900" calcext:value-type="float">
            <text:p>13900</text:p>
          </table:table-cell>
          <table:table-cell table:formula="of:=[.A191]*[.C191]" office:value-type="float" office:value="1904300" calcext:value-type="float">
            <text:p>190430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3900" calcext:value-type="float">
            <text:p>13900</text:p>
          </table:table-cell>
          <table:table-cell table:formula="of:=[.A192]*[.C192]" office:value-type="float" office:value="1918200" calcext:value-type="float">
            <text:p>191820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2700" calcext:value-type="float">
            <text:p>12700</text:p>
          </table:table-cell>
          <table:table-cell table:formula="of:=[.A193]*[.C193]" office:value-type="float" office:value="1930400" calcext:value-type="float">
            <text:p>19304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3500" calcext:value-type="float">
            <text:p>13500</text:p>
          </table:table-cell>
          <table:table-cell table:formula="of:=[.A194]*[.C194]" office:value-type="float" office:value="1930500" calcext:value-type="float">
            <text:p>19305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3900" calcext:value-type="float">
            <text:p>13900</text:p>
          </table:table-cell>
          <table:table-cell table:formula="of:=[.A195]*[.C195]" office:value-type="float" office:value="1932100" calcext:value-type="float">
            <text:p>19321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2700" calcext:value-type="float">
            <text:p>12700</text:p>
          </table:table-cell>
          <table:table-cell table:formula="of:=[.A196]*[.C196]" office:value-type="float" office:value="1943100" calcext:value-type="float">
            <text:p>19431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3900" calcext:value-type="float">
            <text:p>13900</text:p>
          </table:table-cell>
          <table:table-cell table:formula="of:=[.A197]*[.C197]" office:value-type="float" office:value="1946000" calcext:value-type="float">
            <text:p>194600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2700" calcext:value-type="float">
            <text:p>12700</text:p>
          </table:table-cell>
          <table:table-cell table:formula="of:=[.A198]*[.C198]" office:value-type="float" office:value="1955800" calcext:value-type="float">
            <text:p>195580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3600" calcext:value-type="float">
            <text:p>13600</text:p>
          </table:table-cell>
          <table:table-cell table:formula="of:=[.A199]*[.C199]" office:value-type="float" office:value="1958400" calcext:value-type="float">
            <text:p>19584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3900" calcext:value-type="float">
            <text:p>13900</text:p>
          </table:table-cell>
          <table:table-cell table:formula="of:=[.A200]*[.C200]" office:value-type="float" office:value="1959900" calcext:value-type="float">
            <text:p>19599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2700" calcext:value-type="float">
            <text:p>12700</text:p>
          </table:table-cell>
          <table:table-cell table:formula="of:=[.A201]*[.C201]" office:value-type="float" office:value="1968500" calcext:value-type="float">
            <text:p>19685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3600" calcext:value-type="float">
            <text:p>13600</text:p>
          </table:table-cell>
          <table:table-cell table:formula="of:=[.A202]*[.C202]" office:value-type="float" office:value="1972000" calcext:value-type="float">
            <text:p>197200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4600" calcext:value-type="float">
            <text:p>4600</text:p>
          </table:table-cell>
          <table:table-cell table:formula="of:=[.A203]*[.C203]" office:value-type="float" office:value="1973400" calcext:value-type="float">
            <text:p>19734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3900" calcext:value-type="float">
            <text:p>13900</text:p>
          </table:table-cell>
          <table:table-cell table:formula="of:=[.A204]*[.C204]" office:value-type="float" office:value="1973800" calcext:value-type="float">
            <text:p>197380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0100" calcext:value-type="float">
            <text:p>10100</text:p>
          </table:table-cell>
          <table:table-cell table:formula="of:=[.A205]*[.C205]" office:value-type="float" office:value="1979600" calcext:value-type="float">
            <text:p>197960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2700" calcext:value-type="float">
            <text:p>12700</text:p>
          </table:table-cell>
          <table:table-cell table:formula="of:=[.A206]*[.C206]" office:value-type="float" office:value="1981200" calcext:value-type="float">
            <text:p>198120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4600" calcext:value-type="float">
            <text:p>4600</text:p>
          </table:table-cell>
          <table:table-cell table:formula="of:=[.A207]*[.C207]" office:value-type="float" office:value="1982600" calcext:value-type="float">
            <text:p>19826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3500" calcext:value-type="float">
            <text:p>13500</text:p>
          </table:table-cell>
          <table:table-cell table:formula="of:=[.A208]*[.C208]" office:value-type="float" office:value="1984500" calcext:value-type="float">
            <text:p>198450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3600" calcext:value-type="float">
            <text:p>13600</text:p>
          </table:table-cell>
          <table:table-cell table:formula="of:=[.A209]*[.C209]" office:value-type="float" office:value="1985600" calcext:value-type="float">
            <text:p>19856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23700" calcext:value-type="float">
            <text:p>23700</text:p>
          </table:table-cell>
          <table:table-cell table:formula="of:=[.A210]*[.C210]" office:value-type="float" office:value="1990800" calcext:value-type="float">
            <text:p>19908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26200" calcext:value-type="float">
            <text:p>26200</text:p>
          </table:table-cell>
          <table:table-cell table:formula="of:=[.A211]*[.C211]" office:value-type="float" office:value="1991200" calcext:value-type="float">
            <text:p>19912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2700" calcext:value-type="float">
            <text:p>12700</text:p>
          </table:table-cell>
          <table:table-cell table:formula="of:=[.A212]*[.C212]" office:value-type="float" office:value="1993900" calcext:value-type="float">
            <text:p>19939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3400" calcext:value-type="float">
            <text:p>13400</text:p>
          </table:table-cell>
          <table:table-cell table:formula="of:=[.A213]*[.C213]" office:value-type="float" office:value="1996600" calcext:value-type="float">
            <text:p>199660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3500" calcext:value-type="float">
            <text:p>13500</text:p>
          </table:table-cell>
          <table:table-cell table:formula="of:=[.A214]*[.C214]" office:value-type="float" office:value="1998000" calcext:value-type="float">
            <text:p>199800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2700" calcext:value-type="float">
            <text:p>12700</text:p>
          </table:table-cell>
          <table:table-cell table:formula="of:=[.A215]*[.C215]" office:value-type="float" office:value="2006600" calcext:value-type="float">
            <text:p>20066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3500" calcext:value-type="float">
            <text:p>13500</text:p>
          </table:table-cell>
          <table:table-cell table:formula="of:=[.A216]*[.C216]" office:value-type="float" office:value="2025000" calcext:value-type="float">
            <text:p>202500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19200" calcext:value-type="float">
            <text:p>19200</text:p>
          </table:table-cell>
          <table:table-cell table:formula="of:=[.A217]*[.C217]" office:value-type="float" office:value="2035200" calcext:value-type="float">
            <text:p>203520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0800" calcext:value-type="float">
            <text:p>10800</text:p>
          </table:table-cell>
          <table:table-cell table:formula="of:=[.A218]*[.C218]" office:value-type="float" office:value="2073600" calcext:value-type="float">
            <text:p>207360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0700" calcext:value-type="float">
            <text:p>10700</text:p>
          </table:table-cell>
          <table:table-cell table:formula="of:=[.A219]*[.C219]" office:value-type="float" office:value="2075800" calcext:value-type="float">
            <text:p>207580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0800" calcext:value-type="float">
            <text:p>10800</text:p>
          </table:table-cell>
          <table:table-cell table:formula="of:=[.A220]*[.C220]" office:value-type="float" office:value="2084400" calcext:value-type="float">
            <text:p>208440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0700" calcext:value-type="float">
            <text:p>10700</text:p>
          </table:table-cell>
          <table:table-cell table:formula="of:=[.A221]*[.C221]" office:value-type="float" office:value="2086500" calcext:value-type="float">
            <text:p>20865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20000" calcext:value-type="float">
            <text:p>20000</text:p>
          </table:table-cell>
          <table:table-cell table:formula="of:=[.A222]*[.C222]" office:value-type="float" office:value="2100000" calcext:value-type="float">
            <text:p>21000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19500" calcext:value-type="float">
            <text:p>19500</text:p>
          </table:table-cell>
          <table:table-cell table:formula="of:=[.A223]*[.C223]" office:value-type="float" office:value="2106000" calcext:value-type="float">
            <text:p>210600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9300" calcext:value-type="float">
            <text:p>9300</text:p>
          </table:table-cell>
          <table:table-cell table:formula="of:=[.A224]*[.C224]" office:value-type="float" office:value="2120400" calcext:value-type="float">
            <text:p>21204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21000" calcext:value-type="float">
            <text:p>21000</text:p>
          </table:table-cell>
          <table:table-cell table:formula="of:=[.A225]*[.C225]" office:value-type="float" office:value="2163000" calcext:value-type="float">
            <text:p>21630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20900" calcext:value-type="float">
            <text:p>20900</text:p>
          </table:table-cell>
          <table:table-cell table:formula="of:=[.A226]*[.C226]" office:value-type="float" office:value="2173600" calcext:value-type="float">
            <text:p>21736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3.1459" calcext:value-type="float">
            <text:p>93,1459</text:p>
          </table:table-cell>
          <table:table-cell office:value-type="float" office:value="11000" calcext:value-type="float">
            <text:p>11000</text:p>
          </table:table-cell>
          <table:table-cell table:formula="of:=[.A227]*[.C227]" office:value-type="float" office:value="2189000" calcext:value-type="float">
            <text:p>21890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3800" calcext:value-type="float">
            <text:p>13800</text:p>
          </table:table-cell>
          <table:table-cell table:formula="of:=[.A228]*[.C228]" office:value-type="float" office:value="2194200" calcext:value-type="float">
            <text:p>21942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4000" calcext:value-type="float">
            <text:p>14000</text:p>
          </table:table-cell>
          <table:table-cell table:formula="of:=[.A229]*[.C229]" office:value-type="float" office:value="2240000" calcext:value-type="float">
            <text:p>22400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4000" calcext:value-type="float">
            <text:p>14000</text:p>
          </table:table-cell>
          <table:table-cell table:formula="of:=[.A230]*[.C230]" office:value-type="float" office:value="2254000" calcext:value-type="float">
            <text:p>22540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4000" calcext:value-type="float">
            <text:p>14000</text:p>
          </table:table-cell>
          <table:table-cell table:formula="of:=[.A231]*[.C231]" office:value-type="float" office:value="2268000" calcext:value-type="float">
            <text:p>22680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4000" calcext:value-type="float">
            <text:p>14000</text:p>
          </table:table-cell>
          <table:table-cell table:formula="of:=[.A232]*[.C232]" office:value-type="float" office:value="2282000" calcext:value-type="float">
            <text:p>228200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4000" calcext:value-type="float">
            <text:p>14000</text:p>
          </table:table-cell>
          <table:table-cell table:formula="of:=[.A233]*[.C233]" office:value-type="float" office:value="2296000" calcext:value-type="float">
            <text:p>22960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27200" calcext:value-type="float">
            <text:p>27200</text:p>
          </table:table-cell>
          <table:table-cell table:formula="of:=[.A234]*[.C234]" office:value-type="float" office:value="2312000" calcext:value-type="float">
            <text:p>23120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27600" calcext:value-type="float">
            <text:p>27600</text:p>
          </table:table-cell>
          <table:table-cell table:formula="of:=[.A235]*[.C235]" office:value-type="float" office:value="2373600" calcext:value-type="float">
            <text:p>237360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5500" calcext:value-type="float">
            <text:p>5500</text:p>
          </table:table-cell>
          <table:table-cell table:formula="of:=[.A236]*[.C236]" office:value-type="float" office:value="2387000" calcext:value-type="float">
            <text:p>238700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4500" calcext:value-type="float">
            <text:p>14500</text:p>
          </table:table-cell>
          <table:table-cell table:formula="of:=[.A237]*[.C237]" office:value-type="float" office:value="2407000" calcext:value-type="float">
            <text:p>24070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27800" calcext:value-type="float">
            <text:p>27800</text:p>
          </table:table-cell>
          <table:table-cell table:formula="of:=[.A238]*[.C238]" office:value-type="float" office:value="2418600" calcext:value-type="float">
            <text:p>241860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4500" calcext:value-type="float">
            <text:p>14500</text:p>
          </table:table-cell>
          <table:table-cell table:formula="of:=[.A239]*[.C239]" office:value-type="float" office:value="2421500" calcext:value-type="float">
            <text:p>24215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4700" calcext:value-type="float">
            <text:p>14700</text:p>
          </table:table-cell>
          <table:table-cell table:formula="of:=[.A240]*[.C240]" office:value-type="float" office:value="2425500" calcext:value-type="float">
            <text:p>242550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4500" calcext:value-type="float">
            <text:p>14500</text:p>
          </table:table-cell>
          <table:table-cell table:formula="of:=[.A241]*[.C241]" office:value-type="float" office:value="2436000" calcext:value-type="float">
            <text:p>24360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27800" calcext:value-type="float">
            <text:p>27800</text:p>
          </table:table-cell>
          <table:table-cell table:formula="of:=[.A242]*[.C242]" office:value-type="float" office:value="2446400" calcext:value-type="float">
            <text:p>24464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4500" calcext:value-type="float">
            <text:p>14500</text:p>
          </table:table-cell>
          <table:table-cell table:formula="of:=[.A243]*[.C243]" office:value-type="float" office:value="2450500" calcext:value-type="float">
            <text:p>24505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27800" calcext:value-type="float">
            <text:p>27800</text:p>
          </table:table-cell>
          <table:table-cell table:formula="of:=[.A244]*[.C244]" office:value-type="float" office:value="2474200" calcext:value-type="float">
            <text:p>247420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5700" calcext:value-type="float">
            <text:p>5700</text:p>
          </table:table-cell>
          <table:table-cell table:formula="of:=[.A245]*[.C245]" office:value-type="float" office:value="2479500" calcext:value-type="float">
            <text:p>24795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4600" calcext:value-type="float">
            <text:p>14600</text:p>
          </table:table-cell>
          <table:table-cell table:formula="of:=[.A246]*[.C246]" office:value-type="float" office:value="2482000" calcext:value-type="float">
            <text:p>24820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4600" calcext:value-type="float">
            <text:p>14600</text:p>
          </table:table-cell>
          <table:table-cell table:formula="of:=[.A247]*[.C247]" office:value-type="float" office:value="2496600" calcext:value-type="float">
            <text:p>24966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4500" calcext:value-type="float">
            <text:p>14500</text:p>
          </table:table-cell>
          <table:table-cell table:formula="of:=[.A248]*[.C248]" office:value-type="float" office:value="2508500" calcext:value-type="float">
            <text:p>25085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4600" calcext:value-type="float">
            <text:p>14600</text:p>
          </table:table-cell>
          <table:table-cell table:formula="of:=[.A249]*[.C249]" office:value-type="float" office:value="2511200" calcext:value-type="float">
            <text:p>251120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5700" calcext:value-type="float">
            <text:p>5700</text:p>
          </table:table-cell>
          <table:table-cell table:formula="of:=[.A250]*[.C250]" office:value-type="float" office:value="2519400" calcext:value-type="float">
            <text:p>251940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5700" calcext:value-type="float">
            <text:p>5700</text:p>
          </table:table-cell>
          <table:table-cell table:formula="of:=[.A251]*[.C251]" office:value-type="float" office:value="2525100" calcext:value-type="float">
            <text:p>252510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4600" calcext:value-type="float">
            <text:p>14600</text:p>
          </table:table-cell>
          <table:table-cell table:formula="of:=[.A252]*[.C252]" office:value-type="float" office:value="2540400" calcext:value-type="float">
            <text:p>25404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4600" calcext:value-type="float">
            <text:p>14600</text:p>
          </table:table-cell>
          <table:table-cell table:formula="of:=[.A253]*[.C253]" office:value-type="float" office:value="2555000" calcext:value-type="float">
            <text:p>255500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7500" calcext:value-type="float">
            <text:p>7500</text:p>
          </table:table-cell>
          <table:table-cell table:formula="of:=[.A254]*[.C254]" office:value-type="float" office:value="2557500" calcext:value-type="float">
            <text:p>255750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5800" calcext:value-type="float">
            <text:p>5800</text:p>
          </table:table-cell>
          <table:table-cell table:formula="of:=[.A255]*[.C255]" office:value-type="float" office:value="2557800" calcext:value-type="float">
            <text:p>255780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4600" calcext:value-type="float">
            <text:p>14600</text:p>
          </table:table-cell>
          <table:table-cell table:formula="of:=[.A256]*[.C256]" office:value-type="float" office:value="2569600" calcext:value-type="float">
            <text:p>256960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5900" calcext:value-type="float">
            <text:p>5900</text:p>
          </table:table-cell>
          <table:table-cell table:formula="of:=[.A257]*[.C257]" office:value-type="float" office:value="2572400" calcext:value-type="float">
            <text:p>257240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5800" calcext:value-type="float">
            <text:p>5800</text:p>
          </table:table-cell>
          <table:table-cell table:formula="of:=[.A258]*[.C258]" office:value-type="float" office:value="2575200" calcext:value-type="float">
            <text:p>257520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5900" calcext:value-type="float">
            <text:p>5900</text:p>
          </table:table-cell>
          <table:table-cell table:formula="of:=[.A259]*[.C259]" office:value-type="float" office:value="2578300" calcext:value-type="float">
            <text:p>25783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4600" calcext:value-type="float">
            <text:p>14600</text:p>
          </table:table-cell>
          <table:table-cell table:formula="of:=[.A260]*[.C260]" office:value-type="float" office:value="2584200" calcext:value-type="float">
            <text:p>25842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3700" calcext:value-type="float">
            <text:p>13700</text:p>
          </table:table-cell>
          <table:table-cell table:formula="of:=[.A261]*[.C261]" office:value-type="float" office:value="2589300" calcext:value-type="float">
            <text:p>258930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4600" calcext:value-type="float">
            <text:p>14600</text:p>
          </table:table-cell>
          <table:table-cell table:formula="of:=[.A262]*[.C262]" office:value-type="float" office:value="2598800" calcext:value-type="float">
            <text:p>25988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3700" calcext:value-type="float">
            <text:p>13700</text:p>
          </table:table-cell>
          <table:table-cell table:formula="of:=[.A263]*[.C263]" office:value-type="float" office:value="2603000" calcext:value-type="float">
            <text:p>260300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4600" calcext:value-type="float">
            <text:p>14600</text:p>
          </table:table-cell>
          <table:table-cell table:formula="of:=[.A264]*[.C264]" office:value-type="float" office:value="2613400" calcext:value-type="float">
            <text:p>261340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3700" calcext:value-type="float">
            <text:p>13700</text:p>
          </table:table-cell>
          <table:table-cell table:formula="of:=[.A265]*[.C265]" office:value-type="float" office:value="2616700" calcext:value-type="float">
            <text:p>261670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5900" calcext:value-type="float">
            <text:p>5900</text:p>
          </table:table-cell>
          <table:table-cell table:formula="of:=[.A266]*[.C266]" office:value-type="float" office:value="2625500" calcext:value-type="float">
            <text:p>26255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4600" calcext:value-type="float">
            <text:p>14600</text:p>
          </table:table-cell>
          <table:table-cell table:formula="of:=[.A267]*[.C267]" office:value-type="float" office:value="2628000" calcext:value-type="float">
            <text:p>262800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6000" calcext:value-type="float">
            <text:p>6000</text:p>
          </table:table-cell>
          <table:table-cell table:formula="of:=[.A268]*[.C268]" office:value-type="float" office:value="2628000" calcext:value-type="float">
            <text:p>262800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7700" calcext:value-type="float">
            <text:p>7700</text:p>
          </table:table-cell>
          <table:table-cell table:formula="of:=[.A269]*[.C269]" office:value-type="float" office:value="2633400" calcext:value-type="float">
            <text:p>263340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7700" calcext:value-type="float">
            <text:p>7700</text:p>
          </table:table-cell>
          <table:table-cell table:formula="of:=[.A270]*[.C270]" office:value-type="float" office:value="2641100" calcext:value-type="float">
            <text:p>26411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4600" calcext:value-type="float">
            <text:p>14600</text:p>
          </table:table-cell>
          <table:table-cell table:formula="of:=[.A271]*[.C271]" office:value-type="float" office:value="2642600" calcext:value-type="float">
            <text:p>264260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4600" calcext:value-type="float">
            <text:p>14600</text:p>
          </table:table-cell>
          <table:table-cell table:formula="of:=[.A272]*[.C272]" office:value-type="float" office:value="2657200" calcext:value-type="float">
            <text:p>265720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6000" calcext:value-type="float">
            <text:p>6000</text:p>
          </table:table-cell>
          <table:table-cell table:formula="of:=[.A273]*[.C273]" office:value-type="float" office:value="2676000" calcext:value-type="float">
            <text:p>267600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6000" calcext:value-type="float">
            <text:p>6000</text:p>
          </table:table-cell>
          <table:table-cell table:formula="of:=[.A274]*[.C274]" office:value-type="float" office:value="2682000" calcext:value-type="float">
            <text:p>268200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6000" calcext:value-type="float">
            <text:p>6000</text:p>
          </table:table-cell>
          <table:table-cell table:formula="of:=[.A275]*[.C275]" office:value-type="float" office:value="2688000" calcext:value-type="float">
            <text:p>26880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8100" calcext:value-type="float">
            <text:p>48100</text:p>
          </table:table-cell>
          <table:table-cell table:formula="of:=[.A276]*[.C276]" office:value-type="float" office:value="2693600" calcext:value-type="float">
            <text:p>269360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6000" calcext:value-type="float">
            <text:p>6000</text:p>
          </table:table-cell>
          <table:table-cell table:formula="of:=[.A277]*[.C277]" office:value-type="float" office:value="2694000" calcext:value-type="float">
            <text:p>269400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6000" calcext:value-type="float">
            <text:p>6000</text:p>
          </table:table-cell>
          <table:table-cell table:formula="of:=[.A278]*[.C278]" office:value-type="float" office:value="2700000" calcext:value-type="float">
            <text:p>270000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6000" calcext:value-type="float">
            <text:p>6000</text:p>
          </table:table-cell>
          <table:table-cell table:formula="of:=[.A279]*[.C279]" office:value-type="float" office:value="2706000" calcext:value-type="float">
            <text:p>270600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6000" calcext:value-type="float">
            <text:p>6000</text:p>
          </table:table-cell>
          <table:table-cell table:formula="of:=[.A280]*[.C280]" office:value-type="float" office:value="2718000" calcext:value-type="float">
            <text:p>271800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6100" calcext:value-type="float">
            <text:p>6100</text:p>
          </table:table-cell>
          <table:table-cell table:formula="of:=[.A281]*[.C281]" office:value-type="float" office:value="2757200" calcext:value-type="float">
            <text:p>27572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7200" calcext:value-type="float">
            <text:p>47200</text:p>
          </table:table-cell>
          <table:table-cell table:formula="of:=[.A282]*[.C282]" office:value-type="float" office:value="2879200" calcext:value-type="float">
            <text:p>28792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7100" calcext:value-type="float">
            <text:p>47100</text:p>
          </table:table-cell>
          <table:table-cell table:formula="of:=[.A283]*[.C283]" office:value-type="float" office:value="2920200" calcext:value-type="float">
            <text:p>29202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7000" calcext:value-type="float">
            <text:p>47000</text:p>
          </table:table-cell>
          <table:table-cell table:formula="of:=[.A284]*[.C284]" office:value-type="float" office:value="2961000" calcext:value-type="float">
            <text:p>29610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52500" calcext:value-type="float">
            <text:p>52500</text:p>
          </table:table-cell>
          <table:table-cell table:formula="of:=[.A285]*[.C285]" office:value-type="float" office:value="2992500" calcext:value-type="float">
            <text:p>29925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51900" calcext:value-type="float">
            <text:p>51900</text:p>
          </table:table-cell>
          <table:table-cell table:formula="of:=[.A286]*[.C286]" office:value-type="float" office:value="3062100" calcext:value-type="float">
            <text:p>306210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3400" calcext:value-type="float">
            <text:p>13400</text:p>
          </table:table-cell>
          <table:table-cell table:formula="of:=[.A287]*[.C287]" office:value-type="float" office:value="3068600" calcext:value-type="float">
            <text:p>30686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53200" calcext:value-type="float">
            <text:p>53200</text:p>
          </table:table-cell>
          <table:table-cell table:formula="of:=[.A288]*[.C288]" office:value-type="float" office:value="3085600" calcext:value-type="float">
            <text:p>308560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3200" calcext:value-type="float">
            <text:p>13200</text:p>
          </table:table-cell>
          <table:table-cell table:formula="of:=[.A289]*[.C289]" office:value-type="float" office:value="3102000" calcext:value-type="float">
            <text:p>3102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51900" calcext:value-type="float">
            <text:p>51900</text:p>
          </table:table-cell>
          <table:table-cell table:formula="of:=[.A290]*[.C290]" office:value-type="float" office:value="3114000" calcext:value-type="float">
            <text:p>311400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3500" calcext:value-type="float">
            <text:p>13500</text:p>
          </table:table-cell>
          <table:table-cell table:formula="of:=[.A291]*[.C291]" office:value-type="float" office:value="3159000" calcext:value-type="float">
            <text:p>315900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3800" calcext:value-type="float">
            <text:p>13800</text:p>
          </table:table-cell>
          <table:table-cell table:formula="of:=[.A292]*[.C292]" office:value-type="float" office:value="3174000" calcext:value-type="float">
            <text:p>317400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3800" calcext:value-type="float">
            <text:p>13800</text:p>
          </table:table-cell>
          <table:table-cell table:formula="of:=[.A293]*[.C293]" office:value-type="float" office:value="3187800" calcext:value-type="float">
            <text:p>318780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3800" calcext:value-type="float">
            <text:p>13800</text:p>
          </table:table-cell>
          <table:table-cell table:formula="of:=[.A294]*[.C294]" office:value-type="float" office:value="3201600" calcext:value-type="float">
            <text:p>320160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3800" calcext:value-type="float">
            <text:p>13800</text:p>
          </table:table-cell>
          <table:table-cell table:formula="of:=[.A295]*[.C295]" office:value-type="float" office:value="3215400" calcext:value-type="float">
            <text:p>321540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8200" calcext:value-type="float">
            <text:p>8200</text:p>
          </table:table-cell>
          <table:table-cell table:formula="of:=[.A296]*[.C296]" office:value-type="float" office:value="3239000" calcext:value-type="float">
            <text:p>323900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7300" calcext:value-type="float">
            <text:p>7300</text:p>
          </table:table-cell>
          <table:table-cell table:formula="of:=[.A297]*[.C297]" office:value-type="float" office:value="3314200" calcext:value-type="float">
            <text:p>331420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6600" calcext:value-type="float">
            <text:p>6600</text:p>
          </table:table-cell>
          <table:table-cell table:formula="of:=[.A298]*[.C298]" office:value-type="float" office:value="3346200" calcext:value-type="float">
            <text:p>33462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53900" calcext:value-type="float">
            <text:p>53900</text:p>
          </table:table-cell>
          <table:table-cell table:formula="of:=[.A299]*[.C299]" office:value-type="float" office:value="3449600" calcext:value-type="float">
            <text:p>344960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7700" calcext:value-type="float">
            <text:p>7700</text:p>
          </table:table-cell>
          <table:table-cell table:formula="of:=[.A300]*[.C300]" office:value-type="float" office:value="3503500" calcext:value-type="float">
            <text:p>350350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7700" calcext:value-type="float">
            <text:p>7700</text:p>
          </table:table-cell>
          <table:table-cell table:formula="of:=[.A301]*[.C301]" office:value-type="float" office:value="3511200" calcext:value-type="float">
            <text:p>35112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54200" calcext:value-type="float">
            <text:p>54200</text:p>
          </table:table-cell>
          <table:table-cell table:formula="of:=[.A302]*[.C302]" office:value-type="float" office:value="3523000" calcext:value-type="float">
            <text:p>352300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7800" calcext:value-type="float">
            <text:p>7800</text:p>
          </table:table-cell>
          <table:table-cell table:formula="of:=[.A303]*[.C303]" office:value-type="float" office:value="3603600" calcext:value-type="float">
            <text:p>360360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0200" calcext:value-type="float">
            <text:p>10200</text:p>
          </table:table-cell>
          <table:table-cell table:formula="of:=[.A304]*[.C304]" office:value-type="float" office:value="3651600" calcext:value-type="float">
            <text:p>365160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20500" calcext:value-type="float">
            <text:p>20500</text:p>
          </table:table-cell>
          <table:table-cell table:formula="of:=[.A305]*[.C305]" office:value-type="float" office:value="3751500" calcext:value-type="float">
            <text:p>375150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20600" calcext:value-type="float">
            <text:p>20600</text:p>
          </table:table-cell>
          <table:table-cell table:formula="of:=[.A306]*[.C306]" office:value-type="float" office:value="3790400" calcext:value-type="float">
            <text:p>379040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0600" calcext:value-type="float">
            <text:p>10600</text:p>
          </table:table-cell>
          <table:table-cell table:formula="of:=[.A307]*[.C307]" office:value-type="float" office:value="3805400" calcext:value-type="float">
            <text:p>380540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20700" calcext:value-type="float">
            <text:p>20700</text:p>
          </table:table-cell>
          <table:table-cell table:formula="of:=[.A308]*[.C308]" office:value-type="float" office:value="3829500" calcext:value-type="float">
            <text:p>382950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20700" calcext:value-type="float">
            <text:p>20700</text:p>
          </table:table-cell>
          <table:table-cell table:formula="of:=[.A309]*[.C309]" office:value-type="float" office:value="3850200" calcext:value-type="float">
            <text:p>385020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20900" calcext:value-type="float">
            <text:p>20900</text:p>
          </table:table-cell>
          <table:table-cell table:formula="of:=[.A310]*[.C310]" office:value-type="float" office:value="3908300" calcext:value-type="float">
            <text:p>390830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20900" calcext:value-type="float">
            <text:p>20900</text:p>
          </table:table-cell>
          <table:table-cell table:formula="of:=[.A311]*[.C311]" office:value-type="float" office:value="3929200" calcext:value-type="float">
            <text:p>392920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1100" calcext:value-type="float">
            <text:p>11100</text:p>
          </table:table-cell>
          <table:table-cell table:formula="of:=[.A312]*[.C312]" office:value-type="float" office:value="3940500" calcext:value-type="float">
            <text:p>394050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8500" calcext:value-type="float">
            <text:p>18500</text:p>
          </table:table-cell>
          <table:table-cell table:formula="of:=[.A313]*[.C313]" office:value-type="float" office:value="3959000" calcext:value-type="float">
            <text:p>395900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9300" calcext:value-type="float">
            <text:p>19300</text:p>
          </table:table-cell>
          <table:table-cell table:formula="of:=[.A314]*[.C314]" office:value-type="float" office:value="3975800" calcext:value-type="float">
            <text:p>39758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48100" calcext:value-type="float">
            <text:p>48100</text:p>
          </table:table-cell>
          <table:table-cell table:formula="of:=[.A315]*[.C315]" office:value-type="float" office:value="3992300" calcext:value-type="float">
            <text:p>39923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31200" calcext:value-type="float">
            <text:p>31200</text:p>
          </table:table-cell>
          <table:table-cell table:formula="of:=[.A316]*[.C316]" office:value-type="float" office:value="3993600" calcext:value-type="float">
            <text:p>399360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1200" calcext:value-type="float">
            <text:p>11200</text:p>
          </table:table-cell>
          <table:table-cell table:formula="of:=[.A317]*[.C317]" office:value-type="float" office:value="3998400" calcext:value-type="float">
            <text:p>399840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8600" calcext:value-type="float">
            <text:p>18600</text:p>
          </table:table-cell>
          <table:table-cell table:formula="of:=[.A318]*[.C318]" office:value-type="float" office:value="3999000" calcext:value-type="float">
            <text:p>39990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31100" calcext:value-type="float">
            <text:p>31100</text:p>
          </table:table-cell>
          <table:table-cell table:formula="of:=[.A319]*[.C319]" office:value-type="float" office:value="4011900" calcext:value-type="float">
            <text:p>401190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8600" calcext:value-type="float">
            <text:p>18600</text:p>
          </table:table-cell>
          <table:table-cell table:formula="of:=[.A320]*[.C320]" office:value-type="float" office:value="4017600" calcext:value-type="float">
            <text:p>401760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1300" calcext:value-type="float">
            <text:p>11300</text:p>
          </table:table-cell>
          <table:table-cell table:formula="of:=[.A321]*[.C321]" office:value-type="float" office:value="4022800" calcext:value-type="float">
            <text:p>402280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8600" calcext:value-type="float">
            <text:p>18600</text:p>
          </table:table-cell>
          <table:table-cell table:formula="of:=[.A322]*[.C322]" office:value-type="float" office:value="4054800" calcext:value-type="float">
            <text:p>405480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8700" calcext:value-type="float">
            <text:p>18700</text:p>
          </table:table-cell>
          <table:table-cell table:formula="of:=[.A323]*[.C323]" office:value-type="float" office:value="4057900" calcext:value-type="float">
            <text:p>405790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8900" calcext:value-type="float">
            <text:p>8900</text:p>
          </table:table-cell>
          <table:table-cell table:formula="of:=[.A324]*[.C324]" office:value-type="float" office:value="4067300" calcext:value-type="float">
            <text:p>406730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8600" calcext:value-type="float">
            <text:p>18600</text:p>
          </table:table-cell>
          <table:table-cell table:formula="of:=[.A325]*[.C325]" office:value-type="float" office:value="4092000" calcext:value-type="float">
            <text:p>409200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8700" calcext:value-type="float">
            <text:p>18700</text:p>
          </table:table-cell>
          <table:table-cell table:formula="of:=[.A326]*[.C326]" office:value-type="float" office:value="4095300" calcext:value-type="float">
            <text:p>409530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8600" calcext:value-type="float">
            <text:p>18600</text:p>
          </table:table-cell>
          <table:table-cell table:formula="of:=[.A327]*[.C327]" office:value-type="float" office:value="4110600" calcext:value-type="float">
            <text:p>411060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9900" calcext:value-type="float">
            <text:p>19900</text:p>
          </table:table-cell>
          <table:table-cell table:formula="of:=[.A328]*[.C328]" office:value-type="float" office:value="4119300" calcext:value-type="float">
            <text:p>411930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8700" calcext:value-type="float">
            <text:p>18700</text:p>
          </table:table-cell>
          <table:table-cell table:formula="of:=[.A329]*[.C329]" office:value-type="float" office:value="4151400" calcext:value-type="float">
            <text:p>415140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9500" calcext:value-type="float">
            <text:p>19500</text:p>
          </table:table-cell>
          <table:table-cell table:formula="of:=[.A330]*[.C330]" office:value-type="float" office:value="4153500" calcext:value-type="float">
            <text:p>415350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20000" calcext:value-type="float">
            <text:p>20000</text:p>
          </table:table-cell>
          <table:table-cell table:formula="of:=[.A331]*[.C331]" office:value-type="float" office:value="4160000" calcext:value-type="float">
            <text:p>416000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8600" calcext:value-type="float">
            <text:p>18600</text:p>
          </table:table-cell>
          <table:table-cell table:formula="of:=[.A332]*[.C332]" office:value-type="float" office:value="4166400" calcext:value-type="float">
            <text:p>416640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8700" calcext:value-type="float">
            <text:p>18700</text:p>
          </table:table-cell>
          <table:table-cell table:formula="of:=[.A333]*[.C333]" office:value-type="float" office:value="4170100" calcext:value-type="float">
            <text:p>417010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8500" calcext:value-type="float">
            <text:p>18500</text:p>
          </table:table-cell>
          <table:table-cell table:formula="of:=[.A334]*[.C334]" office:value-type="float" office:value="4181000" calcext:value-type="float">
            <text:p>418100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8500" calcext:value-type="float">
            <text:p>18500</text:p>
          </table:table-cell>
          <table:table-cell table:formula="of:=[.A335]*[.C335]" office:value-type="float" office:value="4199500" calcext:value-type="float">
            <text:p>419950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20100" calcext:value-type="float">
            <text:p>20100</text:p>
          </table:table-cell>
          <table:table-cell table:formula="of:=[.A336]*[.C336]" office:value-type="float" office:value="4200900" calcext:value-type="float">
            <text:p>420090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8700" calcext:value-type="float">
            <text:p>18700</text:p>
          </table:table-cell>
          <table:table-cell table:formula="of:=[.A337]*[.C337]" office:value-type="float" office:value="4207500" calcext:value-type="float">
            <text:p>420750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20000" calcext:value-type="float">
            <text:p>20000</text:p>
          </table:table-cell>
          <table:table-cell table:formula="of:=[.A338]*[.C338]" office:value-type="float" office:value="4220000" calcext:value-type="float">
            <text:p>42200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20100" calcext:value-type="float">
            <text:p>20100</text:p>
          </table:table-cell>
          <table:table-cell table:formula="of:=[.A339]*[.C339]" office:value-type="float" office:value="4221000" calcext:value-type="float">
            <text:p>422100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1100" calcext:value-type="float">
            <text:p>11100</text:p>
          </table:table-cell>
          <table:table-cell table:formula="of:=[.A340]*[.C340]" office:value-type="float" office:value="4395600" calcext:value-type="float">
            <text:p>439560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20900" calcext:value-type="float">
            <text:p>20900</text:p>
          </table:table-cell>
          <table:table-cell table:formula="of:=[.A341]*[.C341]" office:value-type="float" office:value="4430800" calcext:value-type="float">
            <text:p>443080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1600" calcext:value-type="float">
            <text:p>11600</text:p>
          </table:table-cell>
          <table:table-cell table:formula="of:=[.A342]*[.C342]" office:value-type="float" office:value="4605200" calcext:value-type="float">
            <text:p>460520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0500" calcext:value-type="float">
            <text:p>10500</text:p>
          </table:table-cell>
          <table:table-cell table:formula="of:=[.A343]*[.C343]" office:value-type="float" office:value="4609500" calcext:value-type="float">
            <text:p>460950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0700" calcext:value-type="float">
            <text:p>10700</text:p>
          </table:table-cell>
          <table:table-cell table:formula="of:=[.A344]*[.C344]" office:value-type="float" office:value="4708000" calcext:value-type="float">
            <text:p>470800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5600" calcext:value-type="float">
            <text:p>15600</text:p>
          </table:table-cell>
          <table:table-cell table:formula="of:=[.A345]*[.C345]" office:value-type="float" office:value="5132400" calcext:value-type="float">
            <text:p>513240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10000" calcext:value-type="float">
            <text:p>10000</text:p>
          </table:table-cell>
          <table:table-cell table:formula="of:=[.A346]*[.C346]" office:value-type="float" office:value="5200000" calcext:value-type="float">
            <text:p>520000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0300" calcext:value-type="float">
            <text:p>10300</text:p>
          </table:table-cell>
          <table:table-cell table:formula="of:=[.A347]*[.C347]" office:value-type="float" office:value="5314800" calcext:value-type="float">
            <text:p>531480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0300" calcext:value-type="float">
            <text:p>10300</text:p>
          </table:table-cell>
          <table:table-cell table:formula="of:=[.A348]*[.C348]" office:value-type="float" office:value="5335400" calcext:value-type="float">
            <text:p>533540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0300" calcext:value-type="float">
            <text:p>10300</text:p>
          </table:table-cell>
          <table:table-cell table:formula="of:=[.A349]*[.C349]" office:value-type="float" office:value="5345700" calcext:value-type="float">
            <text:p>534570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10600" calcext:value-type="float">
            <text:p>10600</text:p>
          </table:table-cell>
          <table:table-cell table:formula="of:=[.A350]*[.C350]" office:value-type="float" office:value="5459000" calcext:value-type="float">
            <text:p>545900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10600" calcext:value-type="float">
            <text:p>10600</text:p>
          </table:table-cell>
          <table:table-cell table:formula="of:=[.A351]*[.C351]" office:value-type="float" office:value="5480200" calcext:value-type="float">
            <text:p>548020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3800" calcext:value-type="float">
            <text:p>13800</text:p>
          </table:table-cell>
          <table:table-cell table:formula="of:=[.A352]*[.C352]" office:value-type="float" office:value="5547600" calcext:value-type="float">
            <text:p>554760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2900" calcext:value-type="float">
            <text:p>12900</text:p>
          </table:table-cell>
          <table:table-cell table:formula="of:=[.A353]*[.C353]" office:value-type="float" office:value="5972700" calcext:value-type="float">
            <text:p>597270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4900" calcext:value-type="float">
            <text:p>14900</text:p>
          </table:table-cell>
          <table:table-cell table:formula="of:=[.A354]*[.C354]" office:value-type="float" office:value="6004700" calcext:value-type="float">
            <text:p>600470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1900" calcext:value-type="float">
            <text:p>11900</text:p>
          </table:table-cell>
          <table:table-cell table:formula="of:=[.A355]*[.C355]" office:value-type="float" office:value="6045200" calcext:value-type="float">
            <text:p>604520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5000" calcext:value-type="float">
            <text:p>15000</text:p>
          </table:table-cell>
          <table:table-cell table:formula="of:=[.A356]*[.C356]" office:value-type="float" office:value="6060000" calcext:value-type="float">
            <text:p>60600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90900" calcext:value-type="float">
            <text:p>90900</text:p>
          </table:table-cell>
          <table:table-cell table:formula="of:=[.A357]*[.C357]" office:value-type="float" office:value="6090300" calcext:value-type="float">
            <text:p>60903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79500" calcext:value-type="float">
            <text:p>79500</text:p>
          </table:table-cell>
          <table:table-cell table:formula="of:=[.A358]*[.C358]" office:value-type="float" office:value="6121500" calcext:value-type="float">
            <text:p>612150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3200" calcext:value-type="float">
            <text:p>13200</text:p>
          </table:table-cell>
          <table:table-cell table:formula="of:=[.A359]*[.C359]" office:value-type="float" office:value="6124800" calcext:value-type="float">
            <text:p>612480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2100" calcext:value-type="float">
            <text:p>12100</text:p>
          </table:table-cell>
          <table:table-cell table:formula="of:=[.A360]*[.C360]" office:value-type="float" office:value="6158900" calcext:value-type="float">
            <text:p>615890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2000" calcext:value-type="float">
            <text:p>12000</text:p>
          </table:table-cell>
          <table:table-cell table:formula="of:=[.A361]*[.C361]" office:value-type="float" office:value="6168000" calcext:value-type="float">
            <text:p>616800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2100" calcext:value-type="float">
            <text:p>12100</text:p>
          </table:table-cell>
          <table:table-cell table:formula="of:=[.A362]*[.C362]" office:value-type="float" office:value="6171000" calcext:value-type="float">
            <text:p>61710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91100" calcext:value-type="float">
            <text:p>91100</text:p>
          </table:table-cell>
          <table:table-cell table:formula="of:=[.A363]*[.C363]" office:value-type="float" office:value="6194800" calcext:value-type="float">
            <text:p>619480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3300" calcext:value-type="float">
            <text:p>13300</text:p>
          </table:table-cell>
          <table:table-cell table:formula="of:=[.A364]*[.C364]" office:value-type="float" office:value="6197800" calcext:value-type="float">
            <text:p>61978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80400" calcext:value-type="float">
            <text:p>80400</text:p>
          </table:table-cell>
          <table:table-cell table:formula="of:=[.A365]*[.C365]" office:value-type="float" office:value="6271200" calcext:value-type="float">
            <text:p>627120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3400" calcext:value-type="float">
            <text:p>13400</text:p>
          </table:table-cell>
          <table:table-cell table:formula="of:=[.A366]*[.C366]" office:value-type="float" office:value="6271200" calcext:value-type="float">
            <text:p>627120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3500" calcext:value-type="float">
            <text:p>13500</text:p>
          </table:table-cell>
          <table:table-cell table:formula="of:=[.A367]*[.C367]" office:value-type="float" office:value="6277500" calcext:value-type="float">
            <text:p>62775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91100" calcext:value-type="float">
            <text:p>91100</text:p>
          </table:table-cell>
          <table:table-cell table:formula="of:=[.A368]*[.C368]" office:value-type="float" office:value="6285900" calcext:value-type="float">
            <text:p>628590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2400" calcext:value-type="float">
            <text:p>12400</text:p>
          </table:table-cell>
          <table:table-cell table:formula="of:=[.A369]*[.C369]" office:value-type="float" office:value="6336400" calcext:value-type="float">
            <text:p>633640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3400" calcext:value-type="float">
            <text:p>13400</text:p>
          </table:table-cell>
          <table:table-cell table:formula="of:=[.A370]*[.C370]" office:value-type="float" office:value="6338200" calcext:value-type="float">
            <text:p>633820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3500" calcext:value-type="float">
            <text:p>13500</text:p>
          </table:table-cell>
          <table:table-cell table:formula="of:=[.A371]*[.C371]" office:value-type="float" office:value="6345000" calcext:value-type="float">
            <text:p>634500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2400" calcext:value-type="float">
            <text:p>12400</text:p>
          </table:table-cell>
          <table:table-cell table:formula="of:=[.A372]*[.C372]" office:value-type="float" office:value="6348800" calcext:value-type="float">
            <text:p>63488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96200" calcext:value-type="float">
            <text:p>96200</text:p>
          </table:table-cell>
          <table:table-cell table:formula="of:=[.A373]*[.C373]" office:value-type="float" office:value="6349200" calcext:value-type="float">
            <text:p>634920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3600" calcext:value-type="float">
            <text:p>13600</text:p>
          </table:table-cell>
          <table:table-cell table:formula="of:=[.A374]*[.C374]" office:value-type="float" office:value="6351200" calcext:value-type="float">
            <text:p>635120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3500" calcext:value-type="float">
            <text:p>13500</text:p>
          </table:table-cell>
          <table:table-cell table:formula="of:=[.A375]*[.C375]" office:value-type="float" office:value="6358500" calcext:value-type="float">
            <text:p>635850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2400" calcext:value-type="float">
            <text:p>12400</text:p>
          </table:table-cell>
          <table:table-cell table:formula="of:=[.A376]*[.C376]" office:value-type="float" office:value="6361200" calcext:value-type="float">
            <text:p>63612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80700" calcext:value-type="float">
            <text:p>80700</text:p>
          </table:table-cell>
          <table:table-cell table:formula="of:=[.A377]*[.C377]" office:value-type="float" office:value="6375300" calcext:value-type="float">
            <text:p>63753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91100" calcext:value-type="float">
            <text:p>91100</text:p>
          </table:table-cell>
          <table:table-cell table:formula="of:=[.A378]*[.C378]" office:value-type="float" office:value="6377000" calcext:value-type="float">
            <text:p>637700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3600" calcext:value-type="float">
            <text:p>13600</text:p>
          </table:table-cell>
          <table:table-cell table:formula="of:=[.A379]*[.C379]" office:value-type="float" office:value="6378400" calcext:value-type="float">
            <text:p>637840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3600" calcext:value-type="float">
            <text:p>13600</text:p>
          </table:table-cell>
          <table:table-cell table:formula="of:=[.A380]*[.C380]" office:value-type="float" office:value="6446400" calcext:value-type="float">
            <text:p>644640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3600" calcext:value-type="float">
            <text:p>13600</text:p>
          </table:table-cell>
          <table:table-cell table:formula="of:=[.A381]*[.C381]" office:value-type="float" office:value="6460000" calcext:value-type="float">
            <text:p>646000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3700" calcext:value-type="float">
            <text:p>13700</text:p>
          </table:table-cell>
          <table:table-cell table:formula="of:=[.A382]*[.C382]" office:value-type="float" office:value="6466400" calcext:value-type="float">
            <text:p>64664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80900" calcext:value-type="float">
            <text:p>80900</text:p>
          </table:table-cell>
          <table:table-cell table:formula="of:=[.A383]*[.C383]" office:value-type="float" office:value="6472000" calcext:value-type="float">
            <text:p>64720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91800" calcext:value-type="float">
            <text:p>91800</text:p>
          </table:table-cell>
          <table:table-cell table:formula="of:=[.A384]*[.C384]" office:value-type="float" office:value="6517800" calcext:value-type="float">
            <text:p>65178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90600" calcext:value-type="float">
            <text:p>90600</text:p>
          </table:table-cell>
          <table:table-cell table:formula="of:=[.A385]*[.C385]" office:value-type="float" office:value="6523200" calcext:value-type="float">
            <text:p>65232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80800" calcext:value-type="float">
            <text:p>80800</text:p>
          </table:table-cell>
          <table:table-cell table:formula="of:=[.A386]*[.C386]" office:value-type="float" office:value="6544800" calcext:value-type="float">
            <text:p>65448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80800" calcext:value-type="float">
            <text:p>80800</text:p>
          </table:table-cell>
          <table:table-cell table:formula="of:=[.A387]*[.C387]" office:value-type="float" office:value="6625600" calcext:value-type="float">
            <text:p>66256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91700" calcext:value-type="float">
            <text:p>91700</text:p>
          </table:table-cell>
          <table:table-cell table:formula="of:=[.A388]*[.C388]" office:value-type="float" office:value="6694100" calcext:value-type="float">
            <text:p>66941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91400" calcext:value-type="float">
            <text:p>91400</text:p>
          </table:table-cell>
          <table:table-cell table:formula="of:=[.A389]*[.C389]" office:value-type="float" office:value="6763600" calcext:value-type="float">
            <text:p>676360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5600" calcext:value-type="float">
            <text:p>15600</text:p>
          </table:table-cell>
          <table:table-cell table:formula="of:=[.A390]*[.C390]" office:value-type="float" office:value="8860800" calcext:value-type="float">
            <text:p>886080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17200" calcext:value-type="float">
            <text:p>17200</text:p>
          </table:table-cell>
          <table:table-cell table:formula="of:=[.A391]*[.C391]" office:value-type="float" office:value="9786800" calcext:value-type="float">
            <text:p>978680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1.3884" calcext:value-type="float">
            <text:p>91,3884</text:p>
          </table:table-cell>
          <table:table-cell office:value-type="float" office:value="35500" calcext:value-type="float">
            <text:p>35500</text:p>
          </table:table-cell>
          <table:table-cell table:formula="of:=[.A392]*[.C392]" office:value-type="float" office:value="10295000" calcext:value-type="float">
            <text:p>1029500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91.3884" calcext:value-type="float">
            <text:p>91,3884</text:p>
          </table:table-cell>
          <table:table-cell office:value-type="float" office:value="36100" calcext:value-type="float">
            <text:p>36100</text:p>
          </table:table-cell>
          <table:table-cell table:formula="of:=[.A393]*[.C393]" office:value-type="float" office:value="10432900" calcext:value-type="float">
            <text:p>1043290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1.9156" calcext:value-type="float">
            <text:p>91,9156</text:p>
          </table:table-cell>
          <table:table-cell office:value-type="float" office:value="44100" calcext:value-type="float">
            <text:p>44100</text:p>
          </table:table-cell>
          <table:table-cell table:formula="of:=[.A394]*[.C394]" office:value-type="float" office:value="11333700" calcext:value-type="float">
            <text:p>1133370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91.9156" calcext:value-type="float">
            <text:p>91,9156</text:p>
          </table:table-cell>
          <table:table-cell office:value-type="float" office:value="44600" calcext:value-type="float">
            <text:p>44600</text:p>
          </table:table-cell>
          <table:table-cell table:formula="of:=[.A395]*[.C395]" office:value-type="float" office:value="11551400" calcext:value-type="float">
            <text:p>1155140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91.9156" calcext:value-type="float">
            <text:p>91,9156</text:p>
          </table:table-cell>
          <table:table-cell office:value-type="float" office:value="45000" calcext:value-type="float">
            <text:p>45000</text:p>
          </table:table-cell>
          <table:table-cell table:formula="of:=[.A396]*[.C396]" office:value-type="float" office:value="11610000" calcext:value-type="float">
            <text:p>1161000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50400" calcext:value-type="float">
            <text:p>50400</text:p>
          </table:table-cell>
          <table:table-cell table:formula="of:=[.A397]*[.C397]" office:value-type="float" office:value="13104000" calcext:value-type="float">
            <text:p>1310400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91.5641" calcext:value-type="float">
            <text:p>91,5641</text:p>
          </table:table-cell>
          <table:table-cell office:value-type="float" office:value="53200" calcext:value-type="float">
            <text:p>53200</text:p>
          </table:table-cell>
          <table:table-cell table:formula="of:=[.A398]*[.C398]" office:value-type="float" office:value="15640800" calcext:value-type="float">
            <text:p>1564080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91.5641" calcext:value-type="float">
            <text:p>91,5641</text:p>
          </table:table-cell>
          <table:table-cell office:value-type="float" office:value="52900" calcext:value-type="float">
            <text:p>52900</text:p>
          </table:table-cell>
          <table:table-cell table:formula="of:=[.A399]*[.C399]" office:value-type="float" office:value="15711300" calcext:value-type="float">
            <text:p>1571130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91.5641" calcext:value-type="float">
            <text:p>91,5641</text:p>
          </table:table-cell>
          <table:table-cell office:value-type="float" office:value="53100" calcext:value-type="float">
            <text:p>53100</text:p>
          </table:table-cell>
          <table:table-cell table:formula="of:=[.A400]*[.C400]" office:value-type="float" office:value="15717600" calcext:value-type="float">
            <text:p>1571760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91.5641" calcext:value-type="float">
            <text:p>91,5641</text:p>
          </table:table-cell>
          <table:table-cell office:value-type="float" office:value="53000" calcext:value-type="float">
            <text:p>53000</text:p>
          </table:table-cell>
          <table:table-cell table:formula="of:=[.A401]*[.C401]" office:value-type="float" office:value="15794000" calcext:value-type="float">
            <text:p>1579400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91.5641" calcext:value-type="float">
            <text:p>91,5641</text:p>
          </table:table-cell>
          <table:table-cell office:value-type="float" office:value="54600" calcext:value-type="float">
            <text:p>54600</text:p>
          </table:table-cell>
          <table:table-cell table:formula="of:=[.A402]*[.C402]" office:value-type="float" office:value="16107000" calcext:value-type="float">
            <text:p>1610700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91.5641" calcext:value-type="float">
            <text:p>91,5641</text:p>
          </table:table-cell>
          <table:table-cell office:value-type="float" office:value="56600" calcext:value-type="float">
            <text:p>56600</text:p>
          </table:table-cell>
          <table:table-cell table:formula="of:=[.A403]*[.C403]" office:value-type="float" office:value="16583800" calcext:value-type="float">
            <text:p>1658380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91.5641" calcext:value-type="float">
            <text:p>91,5641</text:p>
          </table:table-cell>
          <table:table-cell office:value-type="float" office:value="63000" calcext:value-type="float">
            <text:p>63000</text:p>
          </table:table-cell>
          <table:table-cell table:formula="of:=[.A404]*[.C404]" office:value-type="float" office:value="18144000" calcext:value-type="float">
            <text:p>1814400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1.5641" calcext:value-type="float">
            <text:p>91,5641</text:p>
          </table:table-cell>
          <table:table-cell office:value-type="float" office:value="62600" calcext:value-type="float">
            <text:p>62600</text:p>
          </table:table-cell>
          <table:table-cell table:formula="of:=[.A405]*[.C405]" office:value-type="float" office:value="18279200" calcext:value-type="float">
            <text:p>1827920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91.5641" calcext:value-type="float">
            <text:p>91,5641</text:p>
          </table:table-cell>
          <table:table-cell office:value-type="float" office:value="63300" calcext:value-type="float">
            <text:p>63300</text:p>
          </table:table-cell>
          <table:table-cell table:formula="of:=[.A406]*[.C406]" office:value-type="float" office:value="18420300" calcext:value-type="float">
            <text:p>1842030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37200" calcext:value-type="float">
            <text:p>37200</text:p>
          </table:table-cell>
          <table:table-cell table:formula="of:=[.A407]*[.C407]" office:value-type="float" office:value="19381200" calcext:value-type="float">
            <text:p>1938120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74600" calcext:value-type="float">
            <text:p>74600</text:p>
          </table:table-cell>
          <table:table-cell table:formula="of:=[.A408]*[.C408]" office:value-type="float" office:value="19470600" calcext:value-type="float">
            <text:p>1947060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100" calcext:value-type="float">
            <text:p>41100</text:p>
          </table:table-cell>
          <table:table-cell table:formula="of:=[.A409]*[.C409]" office:value-type="float" office:value="19563600" calcext:value-type="float">
            <text:p>1956360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75200" calcext:value-type="float">
            <text:p>75200</text:p>
          </table:table-cell>
          <table:table-cell table:formula="of:=[.A410]*[.C410]" office:value-type="float" office:value="19702400" calcext:value-type="float">
            <text:p>1970240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37800" calcext:value-type="float">
            <text:p>37800</text:p>
          </table:table-cell>
          <table:table-cell table:formula="of:=[.A411]*[.C411]" office:value-type="float" office:value="19769400" calcext:value-type="float">
            <text:p>1976940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37900" calcext:value-type="float">
            <text:p>37900</text:p>
          </table:table-cell>
          <table:table-cell table:formula="of:=[.A412]*[.C412]" office:value-type="float" office:value="19783800" calcext:value-type="float">
            <text:p>1978380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500" calcext:value-type="float">
            <text:p>41500</text:p>
          </table:table-cell>
          <table:table-cell table:formula="of:=[.A413]*[.C413]" office:value-type="float" office:value="19795500" calcext:value-type="float">
            <text:p>1979550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500" calcext:value-type="float">
            <text:p>41500</text:p>
          </table:table-cell>
          <table:table-cell table:formula="of:=[.A414]*[.C414]" office:value-type="float" office:value="19837000" calcext:value-type="float">
            <text:p>1983700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74900" calcext:value-type="float">
            <text:p>74900</text:p>
          </table:table-cell>
          <table:table-cell table:formula="of:=[.A415]*[.C415]" office:value-type="float" office:value="19848500" calcext:value-type="float">
            <text:p>1984850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60000" calcext:value-type="float">
            <text:p>60000</text:p>
          </table:table-cell>
          <table:table-cell table:formula="of:=[.A416]*[.C416]" office:value-type="float" office:value="19860000" calcext:value-type="float">
            <text:p>1986000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400" calcext:value-type="float">
            <text:p>41400</text:p>
          </table:table-cell>
          <table:table-cell table:formula="of:=[.A417]*[.C417]" office:value-type="float" office:value="19872000" calcext:value-type="float">
            <text:p>1987200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500" calcext:value-type="float">
            <text:p>41500</text:p>
          </table:table-cell>
          <table:table-cell table:formula="of:=[.A418]*[.C418]" office:value-type="float" office:value="19878500" calcext:value-type="float">
            <text:p>1987850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75300" calcext:value-type="float">
            <text:p>75300</text:p>
          </table:table-cell>
          <table:table-cell table:formula="of:=[.A419]*[.C419]" office:value-type="float" office:value="19879200" calcext:value-type="float">
            <text:p>1987920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75600" calcext:value-type="float">
            <text:p>75600</text:p>
          </table:table-cell>
          <table:table-cell table:formula="of:=[.A420]*[.C420]" office:value-type="float" office:value="19882800" calcext:value-type="float">
            <text:p>1988280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500" calcext:value-type="float">
            <text:p>41500</text:p>
          </table:table-cell>
          <table:table-cell table:formula="of:=[.A421]*[.C421]" office:value-type="float" office:value="19961500" calcext:value-type="float">
            <text:p>1996150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500" calcext:value-type="float">
            <text:p>41500</text:p>
          </table:table-cell>
          <table:table-cell table:formula="of:=[.A422]*[.C422]" office:value-type="float" office:value="20003000" calcext:value-type="float">
            <text:p>2000300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400" calcext:value-type="float">
            <text:p>41400</text:p>
          </table:table-cell>
          <table:table-cell table:formula="of:=[.A423]*[.C423]" office:value-type="float" office:value="20037600" calcext:value-type="float">
            <text:p>2003760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60400" calcext:value-type="float">
            <text:p>60400</text:p>
          </table:table-cell>
          <table:table-cell table:formula="of:=[.A424]*[.C424]" office:value-type="float" office:value="20052800" calcext:value-type="float">
            <text:p>2005280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300" calcext:value-type="float">
            <text:p>41300</text:p>
          </table:table-cell>
          <table:table-cell table:formula="of:=[.A425]*[.C425]" office:value-type="float" office:value="20071800" calcext:value-type="float">
            <text:p>2007180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75500" calcext:value-type="float">
            <text:p>75500</text:p>
          </table:table-cell>
          <table:table-cell table:formula="of:=[.A426]*[.C426]" office:value-type="float" office:value="20083000" calcext:value-type="float">
            <text:p>2008300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600" calcext:value-type="float">
            <text:p>41600</text:p>
          </table:table-cell>
          <table:table-cell table:formula="of:=[.A427]*[.C427]" office:value-type="float" office:value="20092800" calcext:value-type="float">
            <text:p>2009280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300" calcext:value-type="float">
            <text:p>41300</text:p>
          </table:table-cell>
          <table:table-cell table:formula="of:=[.A428]*[.C428]" office:value-type="float" office:value="20113100" calcext:value-type="float">
            <text:p>2011310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500" calcext:value-type="float">
            <text:p>41500</text:p>
          </table:table-cell>
          <table:table-cell table:formula="of:=[.A429]*[.C429]" office:value-type="float" office:value="20127500" calcext:value-type="float">
            <text:p>2012750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60300" calcext:value-type="float">
            <text:p>60300</text:p>
          </table:table-cell>
          <table:table-cell table:formula="of:=[.A430]*[.C430]" office:value-type="float" office:value="20140200" calcext:value-type="float">
            <text:p>2014020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60600" calcext:value-type="float">
            <text:p>60600</text:p>
          </table:table-cell>
          <table:table-cell table:formula="of:=[.A431]*[.C431]" office:value-type="float" office:value="20179800" calcext:value-type="float">
            <text:p>2017980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75300" calcext:value-type="float">
            <text:p>75300</text:p>
          </table:table-cell>
          <table:table-cell table:formula="of:=[.A432]*[.C432]" office:value-type="float" office:value="20180400" calcext:value-type="float">
            <text:p>2018040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400" calcext:value-type="float">
            <text:p>41400</text:p>
          </table:table-cell>
          <table:table-cell table:formula="of:=[.A433]*[.C433]" office:value-type="float" office:value="20203200" calcext:value-type="float">
            <text:p>2020320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75700" calcext:value-type="float">
            <text:p>75700</text:p>
          </table:table-cell>
          <table:table-cell table:formula="of:=[.A434]*[.C434]" office:value-type="float" office:value="20211900" calcext:value-type="float">
            <text:p>2021190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75200" calcext:value-type="float">
            <text:p>75200</text:p>
          </table:table-cell>
          <table:table-cell table:formula="of:=[.A435]*[.C435]" office:value-type="float" office:value="20228800" calcext:value-type="float">
            <text:p>2022880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400" calcext:value-type="float">
            <text:p>41400</text:p>
          </table:table-cell>
          <table:table-cell table:formula="of:=[.A436]*[.C436]" office:value-type="float" office:value="20244600" calcext:value-type="float">
            <text:p>2024460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200" calcext:value-type="float">
            <text:p>41200</text:p>
          </table:table-cell>
          <table:table-cell table:formula="of:=[.A437]*[.C437]" office:value-type="float" office:value="20270400" calcext:value-type="float">
            <text:p>202704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400" calcext:value-type="float">
            <text:p>41400</text:p>
          </table:table-cell>
          <table:table-cell table:formula="of:=[.A438]*[.C438]" office:value-type="float" office:value="20327400" calcext:value-type="float">
            <text:p>2032740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71100" calcext:value-type="float">
            <text:p>71100</text:p>
          </table:table-cell>
          <table:table-cell table:formula="of:=[.A439]*[.C439]" office:value-type="float" office:value="20334600" calcext:value-type="float">
            <text:p>2033460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500" calcext:value-type="float">
            <text:p>41500</text:p>
          </table:table-cell>
          <table:table-cell table:formula="of:=[.A440]*[.C440]" office:value-type="float" office:value="20335000" calcext:value-type="float">
            <text:p>2033500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200" calcext:value-type="float">
            <text:p>41200</text:p>
          </table:table-cell>
          <table:table-cell table:formula="of:=[.A441]*[.C441]" office:value-type="float" office:value="20394000" calcext:value-type="float">
            <text:p>2039400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75000" calcext:value-type="float">
            <text:p>75000</text:p>
          </table:table-cell>
          <table:table-cell table:formula="of:=[.A442]*[.C442]" office:value-type="float" office:value="20400000" calcext:value-type="float">
            <text:p>2040000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300" calcext:value-type="float">
            <text:p>41300</text:p>
          </table:table-cell>
          <table:table-cell table:formula="of:=[.A443]*[.C443]" office:value-type="float" office:value="20402200" calcext:value-type="float">
            <text:p>2040220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100" calcext:value-type="float">
            <text:p>41100</text:p>
          </table:table-cell>
          <table:table-cell table:formula="of:=[.A444]*[.C444]" office:value-type="float" office:value="20426700" calcext:value-type="float">
            <text:p>2042670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75700" calcext:value-type="float">
            <text:p>75700</text:p>
          </table:table-cell>
          <table:table-cell table:formula="of:=[.A445]*[.C445]" office:value-type="float" office:value="20439000" calcext:value-type="float">
            <text:p>2043900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500" calcext:value-type="float">
            <text:p>41500</text:p>
          </table:table-cell>
          <table:table-cell table:formula="of:=[.A446]*[.C446]" office:value-type="float" office:value="20459500" calcext:value-type="float">
            <text:p>2045950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75500" calcext:value-type="float">
            <text:p>75500</text:p>
          </table:table-cell>
          <table:table-cell table:formula="of:=[.A447]*[.C447]" office:value-type="float" office:value="20460500" calcext:value-type="float">
            <text:p>2046050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75000" calcext:value-type="float">
            <text:p>75000</text:p>
          </table:table-cell>
          <table:table-cell table:formula="of:=[.A448]*[.C448]" office:value-type="float" office:value="20475000" calcext:value-type="float">
            <text:p>2047500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200" calcext:value-type="float">
            <text:p>41200</text:p>
          </table:table-cell>
          <table:table-cell table:formula="of:=[.A449]*[.C449]" office:value-type="float" office:value="20517600" calcext:value-type="float">
            <text:p>2051760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500" calcext:value-type="float">
            <text:p>41500</text:p>
          </table:table-cell>
          <table:table-cell table:formula="of:=[.A450]*[.C450]" office:value-type="float" office:value="20584000" calcext:value-type="float">
            <text:p>2058400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300" calcext:value-type="float">
            <text:p>41300</text:p>
          </table:table-cell>
          <table:table-cell table:formula="of:=[.A451]*[.C451]" office:value-type="float" office:value="20608700" calcext:value-type="float">
            <text:p>2060870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100" calcext:value-type="float">
            <text:p>41100</text:p>
          </table:table-cell>
          <table:table-cell table:formula="of:=[.A452]*[.C452]" office:value-type="float" office:value="20673300" calcext:value-type="float">
            <text:p>206733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400" calcext:value-type="float">
            <text:p>41400</text:p>
          </table:table-cell>
          <table:table-cell table:formula="of:=[.A453]*[.C453]" office:value-type="float" office:value="20700000" calcext:value-type="float">
            <text:p>2070000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300" calcext:value-type="float">
            <text:p>41300</text:p>
          </table:table-cell>
          <table:table-cell table:formula="of:=[.A454]*[.C454]" office:value-type="float" office:value="20732600" calcext:value-type="float">
            <text:p>2073260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400" calcext:value-type="float">
            <text:p>41400</text:p>
          </table:table-cell>
          <table:table-cell table:formula="of:=[.A455]*[.C455]" office:value-type="float" office:value="20741400" calcext:value-type="float">
            <text:p>2074140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000" calcext:value-type="float">
            <text:p>41000</text:p>
          </table:table-cell>
          <table:table-cell table:formula="of:=[.A456]*[.C456]" office:value-type="float" office:value="20746000" calcext:value-type="float">
            <text:p>2074600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200" calcext:value-type="float">
            <text:p>41200</text:p>
          </table:table-cell>
          <table:table-cell table:formula="of:=[.A457]*[.C457]" office:value-type="float" office:value="20764800" calcext:value-type="float">
            <text:p>2076480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63100" calcext:value-type="float">
            <text:p>63100</text:p>
          </table:table-cell>
          <table:table-cell table:formula="of:=[.A458]*[.C458]" office:value-type="float" office:value="20823000" calcext:value-type="float">
            <text:p>2082300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41300" calcext:value-type="float">
            <text:p>41300</text:p>
          </table:table-cell>
          <table:table-cell table:formula="of:=[.A459]*[.C459]" office:value-type="float" office:value="20856500" calcext:value-type="float">
            <text:p>2085650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41200" calcext:value-type="float">
            <text:p>41200</text:p>
          </table:table-cell>
          <table:table-cell table:formula="of:=[.A460]*[.C460]" office:value-type="float" office:value="21588800" calcext:value-type="float">
            <text:p>2158880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41600" calcext:value-type="float">
            <text:p>41600</text:p>
          </table:table-cell>
          <table:table-cell table:formula="of:=[.A461]*[.C461]" office:value-type="float" office:value="21840000" calcext:value-type="float">
            <text:p>2184000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41600" calcext:value-type="float">
            <text:p>41600</text:p>
          </table:table-cell>
          <table:table-cell table:formula="of:=[.A462]*[.C462]" office:value-type="float" office:value="21964800" calcext:value-type="float">
            <text:p>2196480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41700" calcext:value-type="float">
            <text:p>41700</text:p>
          </table:table-cell>
          <table:table-cell table:formula="of:=[.A463]*[.C463]" office:value-type="float" office:value="21975900" calcext:value-type="float">
            <text:p>2197590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41800" calcext:value-type="float">
            <text:p>41800</text:p>
          </table:table-cell>
          <table:table-cell table:formula="of:=[.A464]*[.C464]" office:value-type="float" office:value="21986800" calcext:value-type="float">
            <text:p>2198680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41700" calcext:value-type="float">
            <text:p>41700</text:p>
          </table:table-cell>
          <table:table-cell table:formula="of:=[.A465]*[.C465]" office:value-type="float" office:value="22059300" calcext:value-type="float">
            <text:p>2205930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91.7399" calcext:value-type="float">
            <text:p>91,7399</text:p>
          </table:table-cell>
          <table:table-cell office:value-type="float" office:value="77000" calcext:value-type="float">
            <text:p>77000</text:p>
          </table:table-cell>
          <table:table-cell table:formula="of:=[.A466]*[.C466]" office:value-type="float" office:value="22099000" calcext:value-type="float">
            <text:p>2209900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41800" calcext:value-type="float">
            <text:p>41800</text:p>
          </table:table-cell>
          <table:table-cell table:formula="of:=[.A467]*[.C467]" office:value-type="float" office:value="22154000" calcext:value-type="float">
            <text:p>2215400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41700" calcext:value-type="float">
            <text:p>41700</text:p>
          </table:table-cell>
          <table:table-cell table:formula="of:=[.A468]*[.C468]" office:value-type="float" office:value="22184400" calcext:value-type="float">
            <text:p>2218440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41700" calcext:value-type="float">
            <text:p>41700</text:p>
          </table:table-cell>
          <table:table-cell table:formula="of:=[.A469]*[.C469]" office:value-type="float" office:value="22226100" calcext:value-type="float">
            <text:p>2222610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41900" calcext:value-type="float">
            <text:p>41900</text:p>
          </table:table-cell>
          <table:table-cell table:formula="of:=[.A470]*[.C470]" office:value-type="float" office:value="22248900" calcext:value-type="float">
            <text:p>2224890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41800" calcext:value-type="float">
            <text:p>41800</text:p>
          </table:table-cell>
          <table:table-cell table:formula="of:=[.A471]*[.C471]" office:value-type="float" office:value="22321200" calcext:value-type="float">
            <text:p>2232120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92.2671" calcext:value-type="float">
            <text:p>92,2671</text:p>
          </table:table-cell>
          <table:table-cell office:value-type="float" office:value="59900" calcext:value-type="float">
            <text:p>59900</text:p>
          </table:table-cell>
          <table:table-cell table:formula="of:=[.A472]*[.C472]" office:value-type="float" office:value="23420900" calcext:value-type="float">
            <text:p>2342090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92.2671" calcext:value-type="float">
            <text:p>92,2671</text:p>
          </table:table-cell>
          <table:table-cell office:value-type="float" office:value="60800" calcext:value-type="float">
            <text:p>60800</text:p>
          </table:table-cell>
          <table:table-cell table:formula="of:=[.A473]*[.C473]" office:value-type="float" office:value="23712000" calcext:value-type="float">
            <text:p>2371200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84400" calcext:value-type="float">
            <text:p>84400</text:p>
          </table:table-cell>
          <table:table-cell table:formula="of:=[.A474]*[.C474]" office:value-type="float" office:value="24054000" calcext:value-type="float">
            <text:p>2405400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85300" calcext:value-type="float">
            <text:p>85300</text:p>
          </table:table-cell>
          <table:table-cell table:formula="of:=[.A475]*[.C475]" office:value-type="float" office:value="24054600" calcext:value-type="float">
            <text:p>2405460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84700" calcext:value-type="float">
            <text:p>84700</text:p>
          </table:table-cell>
          <table:table-cell table:formula="of:=[.A476]*[.C476]" office:value-type="float" office:value="24054800" calcext:value-type="float">
            <text:p>2405480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85400" calcext:value-type="float">
            <text:p>85400</text:p>
          </table:table-cell>
          <table:table-cell table:formula="of:=[.A477]*[.C477]" office:value-type="float" office:value="24168200" calcext:value-type="float">
            <text:p>2416820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88200" calcext:value-type="float">
            <text:p>88200</text:p>
          </table:table-cell>
          <table:table-cell table:formula="of:=[.A478]*[.C478]" office:value-type="float" office:value="24519600" calcext:value-type="float">
            <text:p>2451960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87500" calcext:value-type="float">
            <text:p>87500</text:p>
          </table:table-cell>
          <table:table-cell table:formula="of:=[.A479]*[.C479]" office:value-type="float" office:value="24587500" calcext:value-type="float">
            <text:p>2458750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71700" calcext:value-type="float">
            <text:p>71700</text:p>
          </table:table-cell>
          <table:table-cell table:formula="of:=[.A480]*[.C480]" office:value-type="float" office:value="24664800" calcext:value-type="float">
            <text:p>2466480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88600" calcext:value-type="float">
            <text:p>88600</text:p>
          </table:table-cell>
          <table:table-cell table:formula="of:=[.A481]*[.C481]" office:value-type="float" office:value="24808000" calcext:value-type="float">
            <text:p>2480800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47200" calcext:value-type="float">
            <text:p>47200</text:p>
          </table:table-cell>
          <table:table-cell table:formula="of:=[.A482]*[.C482]" office:value-type="float" office:value="25582400" calcext:value-type="float">
            <text:p>255824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85300" calcext:value-type="float">
            <text:p>85300</text:p>
          </table:table-cell>
          <table:table-cell table:formula="of:=[.A483]*[.C483]" office:value-type="float" office:value="25675300" calcext:value-type="float">
            <text:p>2567530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92.2671" calcext:value-type="float">
            <text:p>92,2671</text:p>
          </table:table-cell>
          <table:table-cell office:value-type="float" office:value="66400" calcext:value-type="float">
            <text:p>66400</text:p>
          </table:table-cell>
          <table:table-cell table:formula="of:=[.A484]*[.C484]" office:value-type="float" office:value="25829600" calcext:value-type="float">
            <text:p>2582960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94900" calcext:value-type="float">
            <text:p>94900</text:p>
          </table:table-cell>
          <table:table-cell table:formula="of:=[.A485]*[.C485]" office:value-type="float" office:value="26097500" calcext:value-type="float">
            <text:p>2609750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94500" calcext:value-type="float">
            <text:p>94500</text:p>
          </table:table-cell>
          <table:table-cell table:formula="of:=[.A486]*[.C486]" office:value-type="float" office:value="26176500" calcext:value-type="float">
            <text:p>2617650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94900" calcext:value-type="float">
            <text:p>94900</text:p>
          </table:table-cell>
          <table:table-cell table:formula="of:=[.A487]*[.C487]" office:value-type="float" office:value="26192400" calcext:value-type="float">
            <text:p>2619240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95000" calcext:value-type="float">
            <text:p>95000</text:p>
          </table:table-cell>
          <table:table-cell table:formula="of:=[.A488]*[.C488]" office:value-type="float" office:value="26505000" calcext:value-type="float">
            <text:p>2650500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94.0246" calcext:value-type="float">
            <text:p>94,0246</text:p>
          </table:table-cell>
          <table:table-cell office:value-type="float" office:value="98200" calcext:value-type="float">
            <text:p>98200</text:p>
          </table:table-cell>
          <table:table-cell table:formula="of:=[.A489]*[.C489]" office:value-type="float" office:value="26906800" calcext:value-type="float">
            <text:p>2690680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71100" calcext:value-type="float">
            <text:p>71100</text:p>
          </table:table-cell>
          <table:table-cell table:formula="of:=[.A490]*[.C490]" office:value-type="float" office:value="28297800" calcext:value-type="float">
            <text:p>282978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71100" calcext:value-type="float">
            <text:p>71100</text:p>
          </table:table-cell>
          <table:table-cell table:formula="of:=[.A491]*[.C491]" office:value-type="float" office:value="28440000" calcext:value-type="float">
            <text:p>2844000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71400" calcext:value-type="float">
            <text:p>71400</text:p>
          </table:table-cell>
          <table:table-cell table:formula="of:=[.A492]*[.C492]" office:value-type="float" office:value="28488600" calcext:value-type="float">
            <text:p>2848860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95800" calcext:value-type="float">
            <text:p>95800</text:p>
          </table:table-cell>
          <table:table-cell table:formula="of:=[.A493]*[.C493]" office:value-type="float" office:value="28931600" calcext:value-type="float">
            <text:p>2893160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97600" calcext:value-type="float">
            <text:p>97600</text:p>
          </table:table-cell>
          <table:table-cell table:formula="of:=[.A494]*[.C494]" office:value-type="float" office:value="29572800" calcext:value-type="float">
            <text:p>2957280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55100" calcext:value-type="float">
            <text:p>55100</text:p>
          </table:table-cell>
          <table:table-cell table:formula="of:=[.A495]*[.C495]" office:value-type="float" office:value="29588700" calcext:value-type="float">
            <text:p>2958870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97400" calcext:value-type="float">
            <text:p>97400</text:p>
          </table:table-cell>
          <table:table-cell table:formula="of:=[.A496]*[.C496]" office:value-type="float" office:value="29707000" calcext:value-type="float">
            <text:p>2970700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97900" calcext:value-type="float">
            <text:p>97900</text:p>
          </table:table-cell>
          <table:table-cell table:formula="of:=[.A497]*[.C497]" office:value-type="float" office:value="29761600" calcext:value-type="float">
            <text:p>2976160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97500" calcext:value-type="float">
            <text:p>97500</text:p>
          </table:table-cell>
          <table:table-cell table:formula="of:=[.A498]*[.C498]" office:value-type="float" office:value="29835000" calcext:value-type="float">
            <text:p>2983500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96900" calcext:value-type="float">
            <text:p>96900</text:p>
          </table:table-cell>
          <table:table-cell table:formula="of:=[.A499]*[.C499]" office:value-type="float" office:value="29942100" calcext:value-type="float">
            <text:p>2994210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97700" calcext:value-type="float">
            <text:p>97700</text:p>
          </table:table-cell>
          <table:table-cell table:formula="of:=[.A500]*[.C500]" office:value-type="float" office:value="29993900" calcext:value-type="float">
            <text:p>2999390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97700" calcext:value-type="float">
            <text:p>97700</text:p>
          </table:table-cell>
          <table:table-cell table:formula="of:=[.A501]*[.C501]" office:value-type="float" office:value="30091600" calcext:value-type="float">
            <text:p>3009160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55700" calcext:value-type="float">
            <text:p>55700</text:p>
          </table:table-cell>
          <table:table-cell table:formula="of:=[.A502]*[.C502]" office:value-type="float" office:value="30133700" calcext:value-type="float">
            <text:p>3013370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96900" calcext:value-type="float">
            <text:p>96900</text:p>
          </table:table-cell>
          <table:table-cell table:formula="of:=[.A503]*[.C503]" office:value-type="float" office:value="30135900" calcext:value-type="float">
            <text:p>3013590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97500" calcext:value-type="float">
            <text:p>97500</text:p>
          </table:table-cell>
          <table:table-cell table:formula="of:=[.A504]*[.C504]" office:value-type="float" office:value="30225000" calcext:value-type="float">
            <text:p>3022500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97300" calcext:value-type="float">
            <text:p>97300</text:p>
          </table:table-cell>
          <table:table-cell table:formula="of:=[.A505]*[.C505]" office:value-type="float" office:value="30357600" calcext:value-type="float">
            <text:p>3035760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97000" calcext:value-type="float">
            <text:p>97000</text:p>
          </table:table-cell>
          <table:table-cell table:formula="of:=[.A506]*[.C506]" office:value-type="float" office:value="30458000" calcext:value-type="float">
            <text:p>3045800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97400" calcext:value-type="float">
            <text:p>97400</text:p>
          </table:table-cell>
          <table:table-cell table:formula="of:=[.A507]*[.C507]" office:value-type="float" office:value="30486200" calcext:value-type="float">
            <text:p>3048620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97700" calcext:value-type="float">
            <text:p>97700</text:p>
          </table:table-cell>
          <table:table-cell table:formula="of:=[.A508]*[.C508]" office:value-type="float" office:value="30775500" calcext:value-type="float">
            <text:p>3077550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97500" calcext:value-type="float">
            <text:p>97500</text:p>
          </table:table-cell>
          <table:table-cell table:formula="of:=[.A509]*[.C509]" office:value-type="float" office:value="30810000" calcext:value-type="float">
            <text:p>3081000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89100" calcext:value-type="float">
            <text:p>89100</text:p>
          </table:table-cell>
          <table:table-cell table:formula="of:=[.A510]*[.C510]" office:value-type="float" office:value="30828600" calcext:value-type="float">
            <text:p>3082860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97300" calcext:value-type="float">
            <text:p>97300</text:p>
          </table:table-cell>
          <table:table-cell table:formula="of:=[.A511]*[.C511]" office:value-type="float" office:value="30844100" calcext:value-type="float">
            <text:p>3084410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88900" calcext:value-type="float">
            <text:p>88900</text:p>
          </table:table-cell>
          <table:table-cell table:formula="of:=[.A512]*[.C512]" office:value-type="float" office:value="30848300" calcext:value-type="float">
            <text:p>3084830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55300" calcext:value-type="float">
            <text:p>55300</text:p>
          </table:table-cell>
          <table:table-cell table:formula="of:=[.A513]*[.C513]" office:value-type="float" office:value="30857400" calcext:value-type="float">
            <text:p>3085740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88500" calcext:value-type="float">
            <text:p>88500</text:p>
          </table:table-cell>
          <table:table-cell table:formula="of:=[.A514]*[.C514]" office:value-type="float" office:value="30886500" calcext:value-type="float">
            <text:p>3088650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88900" calcext:value-type="float">
            <text:p>88900</text:p>
          </table:table-cell>
          <table:table-cell table:formula="of:=[.A515]*[.C515]" office:value-type="float" office:value="30937200" calcext:value-type="float">
            <text:p>3093720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97400" calcext:value-type="float">
            <text:p>97400</text:p>
          </table:table-cell>
          <table:table-cell table:formula="of:=[.A516]*[.C516]" office:value-type="float" office:value="30973200" calcext:value-type="float">
            <text:p>3097320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96900" calcext:value-type="float">
            <text:p>96900</text:p>
          </table:table-cell>
          <table:table-cell table:formula="of:=[.A517]*[.C517]" office:value-type="float" office:value="31008000" calcext:value-type="float">
            <text:p>3100800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88700" calcext:value-type="float">
            <text:p>88700</text:p>
          </table:table-cell>
          <table:table-cell table:formula="of:=[.A518]*[.C518]" office:value-type="float" office:value="31045000" calcext:value-type="float">
            <text:p>3104500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97600" calcext:value-type="float">
            <text:p>97600</text:p>
          </table:table-cell>
          <table:table-cell table:formula="of:=[.A519]*[.C519]" office:value-type="float" office:value="31134400" calcext:value-type="float">
            <text:p>3113440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97000" calcext:value-type="float">
            <text:p>97000</text:p>
          </table:table-cell>
          <table:table-cell table:formula="of:=[.A520]*[.C520]" office:value-type="float" office:value="31137000" calcext:value-type="float">
            <text:p>3113700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88900" calcext:value-type="float">
            <text:p>88900</text:p>
          </table:table-cell>
          <table:table-cell table:formula="of:=[.A521]*[.C521]" office:value-type="float" office:value="31203900" calcext:value-type="float">
            <text:p>3120390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88800" calcext:value-type="float">
            <text:p>88800</text:p>
          </table:table-cell>
          <table:table-cell table:formula="of:=[.A522]*[.C522]" office:value-type="float" office:value="31257600" calcext:value-type="float">
            <text:p>3125760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88400" calcext:value-type="float">
            <text:p>88400</text:p>
          </table:table-cell>
          <table:table-cell table:formula="of:=[.A523]*[.C523]" office:value-type="float" office:value="31293600" calcext:value-type="float">
            <text:p>3129360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88700" calcext:value-type="float">
            <text:p>88700</text:p>
          </table:table-cell>
          <table:table-cell table:formula="of:=[.A524]*[.C524]" office:value-type="float" office:value="31311100" calcext:value-type="float">
            <text:p>3131110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97400" calcext:value-type="float">
            <text:p>97400</text:p>
          </table:table-cell>
          <table:table-cell table:formula="of:=[.A525]*[.C525]" office:value-type="float" office:value="31362800" calcext:value-type="float">
            <text:p>3136280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97000" calcext:value-type="float">
            <text:p>97000</text:p>
          </table:table-cell>
          <table:table-cell table:formula="of:=[.A526]*[.C526]" office:value-type="float" office:value="31428000" calcext:value-type="float">
            <text:p>3142800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97700" calcext:value-type="float">
            <text:p>97700</text:p>
          </table:table-cell>
          <table:table-cell table:formula="of:=[.A527]*[.C527]" office:value-type="float" office:value="31557100" calcext:value-type="float">
            <text:p>3155710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97200" calcext:value-type="float">
            <text:p>97200</text:p>
          </table:table-cell>
          <table:table-cell table:formula="of:=[.A528]*[.C528]" office:value-type="float" office:value="31590000" calcext:value-type="float">
            <text:p>3159000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91700" calcext:value-type="float">
            <text:p>91700</text:p>
          </table:table-cell>
          <table:table-cell table:formula="of:=[.A529]*[.C529]" office:value-type="float" office:value="31636500" calcext:value-type="float">
            <text:p>3163650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97700" calcext:value-type="float">
            <text:p>97700</text:p>
          </table:table-cell>
          <table:table-cell table:formula="of:=[.A530]*[.C530]" office:value-type="float" office:value="31850200" calcext:value-type="float">
            <text:p>3185020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97600" calcext:value-type="float">
            <text:p>97600</text:p>
          </table:table-cell>
          <table:table-cell table:formula="of:=[.A531]*[.C531]" office:value-type="float" office:value="31915200" calcext:value-type="float">
            <text:p>3191520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97700" calcext:value-type="float">
            <text:p>97700</text:p>
          </table:table-cell>
          <table:table-cell table:formula="of:=[.A532]*[.C532]" office:value-type="float" office:value="32045600" calcext:value-type="float">
            <text:p>3204560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59500" calcext:value-type="float">
            <text:p>59500</text:p>
          </table:table-cell>
          <table:table-cell table:formula="of:=[.A533]*[.C533]" office:value-type="float" office:value="32308500" calcext:value-type="float">
            <text:p>3230850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60600" calcext:value-type="float">
            <text:p>60600</text:p>
          </table:table-cell>
          <table:table-cell table:formula="of:=[.A534]*[.C534]" office:value-type="float" office:value="32966400" calcext:value-type="float">
            <text:p>3296640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61000" calcext:value-type="float">
            <text:p>61000</text:p>
          </table:table-cell>
          <table:table-cell table:formula="of:=[.A535]*[.C535]" office:value-type="float" office:value="33245000" calcext:value-type="float">
            <text:p>3324500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61000" calcext:value-type="float">
            <text:p>61000</text:p>
          </table:table-cell>
          <table:table-cell table:formula="of:=[.A536]*[.C536]" office:value-type="float" office:value="33306000" calcext:value-type="float">
            <text:p>3330600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61000" calcext:value-type="float">
            <text:p>61000</text:p>
          </table:table-cell>
          <table:table-cell table:formula="of:=[.A537]*[.C537]" office:value-type="float" office:value="33367000" calcext:value-type="float">
            <text:p>3336700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91.0369" calcext:value-type="float">
            <text:p>91,0369</text:p>
          </table:table-cell>
          <table:table-cell office:value-type="float" office:value="93100" calcext:value-type="float">
            <text:p>93100</text:p>
          </table:table-cell>
          <table:table-cell table:formula="of:=[.A538]*[.C538]" office:value-type="float" office:value="36122800" calcext:value-type="float">
            <text:p>3612280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92.6186" calcext:value-type="float">
            <text:p>92,6186</text:p>
          </table:table-cell>
          <table:table-cell office:value-type="float" office:value="94900" calcext:value-type="float">
            <text:p>94900</text:p>
          </table:table-cell>
          <table:table-cell table:formula="of:=[.A539]*[.C539]" office:value-type="float" office:value="38529400" calcext:value-type="float">
            <text:p>3852940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92.6186" calcext:value-type="float">
            <text:p>92,6186</text:p>
          </table:table-cell>
          <table:table-cell office:value-type="float" office:value="95500" calcext:value-type="float">
            <text:p>95500</text:p>
          </table:table-cell>
          <table:table-cell table:formula="of:=[.A540]*[.C540]" office:value-type="float" office:value="38868500" calcext:value-type="float">
            <text:p>3886850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71500" calcext:value-type="float">
            <text:p>71500</text:p>
          </table:table-cell>
          <table:table-cell table:formula="of:=[.A541]*[.C541]" office:value-type="float" office:value="39182000" calcext:value-type="float">
            <text:p>3918200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92.6186" calcext:value-type="float">
            <text:p>92,6186</text:p>
          </table:table-cell>
          <table:table-cell office:value-type="float" office:value="95500" calcext:value-type="float">
            <text:p>95500</text:p>
          </table:table-cell>
          <table:table-cell table:formula="of:=[.A542]*[.C542]" office:value-type="float" office:value="39441500" calcext:value-type="float">
            <text:p>3944150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92.6186" calcext:value-type="float">
            <text:p>92,6186</text:p>
          </table:table-cell>
          <table:table-cell office:value-type="float" office:value="95400" calcext:value-type="float">
            <text:p>95400</text:p>
          </table:table-cell>
          <table:table-cell table:formula="of:=[.A543]*[.C543]" office:value-type="float" office:value="39495600" calcext:value-type="float">
            <text:p>3949560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72200" calcext:value-type="float">
            <text:p>72200</text:p>
          </table:table-cell>
          <table:table-cell table:formula="of:=[.A544]*[.C544]" office:value-type="float" office:value="39637800" calcext:value-type="float">
            <text:p>3963780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92.6186" calcext:value-type="float">
            <text:p>92,6186</text:p>
          </table:table-cell>
          <table:table-cell office:value-type="float" office:value="95600" calcext:value-type="float">
            <text:p>95600</text:p>
          </table:table-cell>
          <table:table-cell table:formula="of:=[.A545]*[.C545]" office:value-type="float" office:value="39674000" calcext:value-type="float">
            <text:p>3967400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72300" calcext:value-type="float">
            <text:p>72300</text:p>
          </table:table-cell>
          <table:table-cell table:formula="of:=[.A546]*[.C546]" office:value-type="float" office:value="39765000" calcext:value-type="float">
            <text:p>3976500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92.6186" calcext:value-type="float">
            <text:p>92,6186</text:p>
          </table:table-cell>
          <table:table-cell office:value-type="float" office:value="95700" calcext:value-type="float">
            <text:p>95700</text:p>
          </table:table-cell>
          <table:table-cell table:formula="of:=[.A547]*[.C547]" office:value-type="float" office:value="39811200" calcext:value-type="float">
            <text:p>3981120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72300" calcext:value-type="float">
            <text:p>72300</text:p>
          </table:table-cell>
          <table:table-cell table:formula="of:=[.A548]*[.C548]" office:value-type="float" office:value="39837300" calcext:value-type="float">
            <text:p>3983730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72200" calcext:value-type="float">
            <text:p>72200</text:p>
          </table:table-cell>
          <table:table-cell table:formula="of:=[.A549]*[.C549]" office:value-type="float" office:value="39854400" calcext:value-type="float">
            <text:p>3985440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72200" calcext:value-type="float">
            <text:p>72200</text:p>
          </table:table-cell>
          <table:table-cell table:formula="of:=[.A550]*[.C550]" office:value-type="float" office:value="39926600" calcext:value-type="float">
            <text:p>3992660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72200" calcext:value-type="float">
            <text:p>72200</text:p>
          </table:table-cell>
          <table:table-cell table:formula="of:=[.A551]*[.C551]" office:value-type="float" office:value="39998800" calcext:value-type="float">
            <text:p>3999880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72000" calcext:value-type="float">
            <text:p>72000</text:p>
          </table:table-cell>
          <table:table-cell table:formula="of:=[.A552]*[.C552]" office:value-type="float" office:value="40032000" calcext:value-type="float">
            <text:p>4003200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72200" calcext:value-type="float">
            <text:p>72200</text:p>
          </table:table-cell>
          <table:table-cell table:formula="of:=[.A553]*[.C553]" office:value-type="float" office:value="40071000" calcext:value-type="float">
            <text:p>4007100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72000" calcext:value-type="float">
            <text:p>72000</text:p>
          </table:table-cell>
          <table:table-cell table:formula="of:=[.A554]*[.C554]" office:value-type="float" office:value="40104000" calcext:value-type="float">
            <text:p>4010400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92.9701" calcext:value-type="float">
            <text:p>92,9701</text:p>
          </table:table-cell>
          <table:table-cell office:value-type="float" office:value="99800" calcext:value-type="float">
            <text:p>99800</text:p>
          </table:table-cell>
          <table:table-cell table:formula="of:=[.A555]*[.C555]" office:value-type="float" office:value="40419000" calcext:value-type="float">
            <text:p>4041900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72600" calcext:value-type="float">
            <text:p>72600</text:p>
          </table:table-cell>
          <table:table-cell table:formula="of:=[.A556]*[.C556]" office:value-type="float" office:value="40583400" calcext:value-type="float">
            <text:p>4058340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74000" calcext:value-type="float">
            <text:p>74000</text:p>
          </table:table-cell>
          <table:table-cell table:formula="of:=[.A557]*[.C557]" office:value-type="float" office:value="41440000" calcext:value-type="float">
            <text:p>4144000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93.6731" calcext:value-type="float">
            <text:p>93,6731</text:p>
          </table:table-cell>
          <table:table-cell office:value-type="float" office:value="74000" calcext:value-type="float">
            <text:p>74000</text:p>
          </table:table-cell>
          <table:table-cell table:formula="of:=[.A558]*[.C558]" office:value-type="float" office:value="41514000" calcext:value-type="float">
            <text:p>4151400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92.2671" calcext:value-type="float">
            <text:p>92,2671</text:p>
          </table:table-cell>
          <table:table-cell office:value-type="float" office:value="85900" calcext:value-type="float">
            <text:p>85900</text:p>
          </table:table-cell>
          <table:table-cell table:formula="of:=[.A559]*[.C559]" office:value-type="float" office:value="48275800" calcext:value-type="float">
            <text:p>4827580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95200" calcext:value-type="float">
            <text:p>95200</text:p>
          </table:table-cell>
          <table:table-cell table:formula="of:=[.A560]*[.C560]" office:value-type="float" office:value="50932000" calcext:value-type="float">
            <text:p>5093200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95200" calcext:value-type="float">
            <text:p>95200</text:p>
          </table:table-cell>
          <table:table-cell table:formula="of:=[.A561]*[.C561]" office:value-type="float" office:value="51408000" calcext:value-type="float">
            <text:p>5140800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99800" calcext:value-type="float">
            <text:p>99800</text:p>
          </table:table-cell>
          <table:table-cell table:formula="of:=[.A562]*[.C562]" office:value-type="float" office:value="53492800" calcext:value-type="float">
            <text:p>5349280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99300" calcext:value-type="float">
            <text:p>99300</text:p>
          </table:table-cell>
          <table:table-cell table:formula="of:=[.A563]*[.C563]" office:value-type="float" office:value="53522700" calcext:value-type="float">
            <text:p>5352270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93.8489" calcext:value-type="float">
            <text:p>93,8489</text:p>
          </table:table-cell>
          <table:table-cell office:value-type="float" office:value="99600" calcext:value-type="float">
            <text:p>99600</text:p>
          </table:table-cell>
          <table:table-cell table:formula="of:=[.A564]*[.C564]" office:value-type="float" office:value="53584800" calcext:value-type="float">
            <text:p>5358480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93.3216" calcext:value-type="float">
            <text:p>93,3216</text:p>
          </table:table-cell>
          <table:table-cell office:value-type="float" office:value="95600" calcext:value-type="float">
            <text:p>95600</text:p>
          </table:table-cell>
          <table:table-cell table:formula="of:=[.A565]*[.C565]" office:value-type="float" office:value="54014000" calcext:value-type="float">
            <text:p>5401400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91.7399" calcext:value-type="float">
            <text:p>91,7399</text:p>
          </table:table-cell>
          <table:table-cell office:value-type="float" office:value="96300" calcext:value-type="float">
            <text:p>96300</text:p>
          </table:table-cell>
          <table:table-cell table:formula="of:=[.A566]*[.C566]" office:value-type="float" office:value="54216900" calcext:value-type="float">
            <text:p>5421690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91.7399" calcext:value-type="float">
            <text:p>91,7399</text:p>
          </table:table-cell>
          <table:table-cell office:value-type="float" office:value="98300" calcext:value-type="float">
            <text:p>98300</text:p>
          </table:table-cell>
          <table:table-cell table:formula="of:=[.A567]*[.C567]" office:value-type="float" office:value="55441200" calcext:value-type="float">
            <text:p>5544120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99500" calcext:value-type="float">
            <text:p>99500</text:p>
          </table:table-cell>
          <table:table-cell table:formula="of:=[.A568]*[.C568]" office:value-type="float" office:value="56416500" calcext:value-type="float">
            <text:p>5641650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93.4974" calcext:value-type="float">
            <text:p>93,4974</text:p>
          </table:table-cell>
          <table:table-cell office:value-type="float" office:value="100000" calcext:value-type="float">
            <text:p>100000</text:p>
          </table:table-cell>
          <table:table-cell table:formula="of:=[.A569]*[.C569]" office:value-type="float" office:value="56600000" calcext:value-type="float">
            <text:p>56600000</text:p>
          </table:table-cell>
        </table:table-row>
      </table:table>
      <table:named-expressions/>
      <table:database-ranges>
        <table:database-range table:name="__Anonymous_Sheet_DB__0" table:target-range-address="data.A1:data.D569" table:contains-header="false">
          <table:sort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k" fo:country="SK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.00.0000</text:date>, <text:time style:data-style-name="N2" text:time-value="22:31:57.349255165">00:00:00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1T22:32:53.326973886</dc:date>
    <meta:editing-duration>PT10M13S</meta:editing-duration>
    <meta:editing-cycles>3</meta:editing-cycles>
    <meta:generator>LibreOffice/5.1.4.2$Linux_X86_64 LibreOffice_project/10m0$Build-2</meta:generator>
    <meta:document-statistic meta:table-count="1" meta:cell-count="227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01cm" svg:y="4.201cm" style:legend-expansion="high" chart:style-name="ch2"/>
        <chart:plot-area chart:style-name="ch3" table:cell-range-address="data.A1:data.B569" chart:data-source-has-labels="row" svg:x="0.32cm" svg:y="0.18cm" svg:width="12.561cm" svg:height="8.64cm">
          <chartooo:coordinate-region svg:x="0.941cm" svg:y="0.379cm" svg:width="11.47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B1:data.B569" loext:label-string="efficiency" chart:class="chart:scatter">
            <chart:domain table:cell-range-address="data.A1:data.A569"/>
            <chart:data-point chart:repeated="56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ĺpec A</text:p>
              </table:table-cell>
              <table:table-cell office:value-type="string">
                <text:p>efficienc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A1:data.A569</svg:desc>
                </draw:g>
              </table:table-cell>
              <table:table-cell office:value-type="float" office:value="62.7417">
                <text:p>62.7417</text:p>
                <draw:g>
                  <svg:desc>data.B1:data.B5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2.7417">
                <text:p>62.7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9.9649">
                <text:p>79.96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90.6854">
                <text:p>90.68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91.0369">
                <text:p>91.03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91.0369">
                <text:p>91.03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91.2127">
                <text:p>91.21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91.0369">
                <text:p>91.03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89.9824">
                <text:p>89.98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89.8067">
                <text:p>89.80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91.0369">
                <text:p>91.03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91.2127">
                <text:p>91.21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91.0369">
                <text:p>91.03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91.0369">
                <text:p>91.03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87.6977">
                <text:p>87.69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88.0492">
                <text:p>88.04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4">
                <text:p>244</text:p>
              </table:table-cell>
              <table:table-cell office:value-type="float" office:value="92.4429">
                <text:p>92.44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2">
                <text:p>432</text:p>
              </table:table-cell>
              <table:table-cell office:value-type="float" office:value="91.3884">
                <text:p>91.38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3">
                <text:p>433</text:p>
              </table:table-cell>
              <table:table-cell office:value-type="float" office:value="91.5641">
                <text:p>91.56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6">
                <text:p>246</text:p>
              </table:table-cell>
              <table:table-cell office:value-type="float" office:value="92.4429">
                <text:p>92.44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9">
                <text:p>299</text:p>
              </table:table-cell>
              <table:table-cell office:value-type="float" office:value="92.4429">
                <text:p>92.44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0">
                <text:p>300</text:p>
              </table:table-cell>
              <table:table-cell office:value-type="float" office:value="92.6186">
                <text:p>92.61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1">
                <text:p>251</text:p>
              </table:table-cell>
              <table:table-cell office:value-type="float" office:value="92.4429">
                <text:p>92.44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2">
                <text:p>252</text:p>
              </table:table-cell>
              <table:table-cell office:value-type="float" office:value="92.6186">
                <text:p>92.61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5">
                <text:p>245</text:p>
              </table:table-cell>
              <table:table-cell office:value-type="float" office:value="92.6186">
                <text:p>92.61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8">
                <text:p>248</text:p>
              </table:table-cell>
              <table:table-cell office:value-type="float" office:value="92.6186">
                <text:p>92.61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9">
                <text:p>249</text:p>
              </table:table-cell>
              <table:table-cell office:value-type="float" office:value="92.6186">
                <text:p>92.61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3">
                <text:p>253</text:p>
              </table:table-cell>
              <table:table-cell office:value-type="float" office:value="92.6186">
                <text:p>92.61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3">
                <text:p>373</text:p>
              </table:table-cell>
              <table:table-cell office:value-type="float" office:value="91.2127">
                <text:p>91.21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4">
                <text:p>114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8">
                <text:p>368</text:p>
              </table:table-cell>
              <table:table-cell office:value-type="float" office:value="91.7399">
                <text:p>91.73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7">
                <text:p>247</text:p>
              </table:table-cell>
              <table:table-cell office:value-type="float" office:value="92.4429">
                <text:p>92.44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1">
                <text:p>371</text:p>
              </table:table-cell>
              <table:table-cell office:value-type="float" office:value="91.2127">
                <text:p>91.21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0">
                <text:p>250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6">
                <text:p>376</text:p>
              </table:table-cell>
              <table:table-cell office:value-type="float" office:value="91.2127">
                <text:p>91.21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4">
                <text:p>254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0">
                <text:p>120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1">
                <text:p>121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2">
                <text:p>372</text:p>
              </table:table-cell>
              <table:table-cell office:value-type="float" office:value="91.3884">
                <text:p>91.38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4">
                <text:p>374</text:p>
              </table:table-cell>
              <table:table-cell office:value-type="float" office:value="91.5641">
                <text:p>91.56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2">
                <text:p>122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5">
                <text:p>375</text:p>
              </table:table-cell>
              <table:table-cell office:value-type="float" office:value="91.3884">
                <text:p>91.38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7">
                <text:p>377</text:p>
              </table:table-cell>
              <table:table-cell office:value-type="float" office:value="91.7399">
                <text:p>91.73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3">
                <text:p>123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1">
                <text:p>361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6">
                <text:p>126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4">
                <text:p>124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7">
                <text:p>417</text:p>
              </table:table-cell>
              <table:table-cell office:value-type="float" office:value="92.6186">
                <text:p>92.61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66">
                <text:p>366</text:p>
              </table:table-cell>
              <table:table-cell office:value-type="float" office:value="92.6186">
                <text:p>92.61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7">
                <text:p>367</text:p>
              </table:table-cell>
              <table:table-cell office:value-type="float" office:value="92.6186">
                <text:p>92.61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5">
                <text:p>125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7">
                <text:p>127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60">
                <text:p>360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6">
                <text:p>116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7">
                <text:p>117</text:p>
              </table:table-cell>
              <table:table-cell office:value-type="float" office:value="93.1459">
                <text:p>93.14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5">
                <text:p>115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8">
                <text:p>118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9">
                <text:p>119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1">
                <text:p>91</text:p>
              </table:table-cell>
              <table:table-cell office:value-type="float" office:value="93.1459">
                <text:p>93.14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8">
                <text:p>408</text:p>
              </table:table-cell>
              <table:table-cell office:value-type="float" office:value="92.6186">
                <text:p>92.61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3">
                <text:p>363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4">
                <text:p>364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5">
                <text:p>365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3">
                <text:p>93</text:p>
              </table:table-cell>
              <table:table-cell office:value-type="float" office:value="93.1459">
                <text:p>93.14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2">
                <text:p>92</text:p>
              </table:table-cell>
              <table:table-cell office:value-type="float" office:value="93.1459">
                <text:p>93.14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4">
                <text:p>94</text:p>
              </table:table-cell>
              <table:table-cell office:value-type="float" office:value="93.1459">
                <text:p>93.14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5">
                <text:p>95</text:p>
              </table:table-cell>
              <table:table-cell office:value-type="float" office:value="93.1459">
                <text:p>93.14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6">
                <text:p>96</text:p>
              </table:table-cell>
              <table:table-cell office:value-type="float" office:value="93.1459">
                <text:p>93.14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0">
                <text:p>90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2">
                <text:p>362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8">
                <text:p>98</text:p>
              </table:table-cell>
              <table:table-cell office:value-type="float" office:value="93.1459">
                <text:p>93.14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7">
                <text:p>97</text:p>
              </table:table-cell>
              <table:table-cell office:value-type="float" office:value="93.1459">
                <text:p>93.14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9">
                <text:p>99</text:p>
              </table:table-cell>
              <table:table-cell office:value-type="float" office:value="93.1459">
                <text:p>93.14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0">
                <text:p>100</text:p>
              </table:table-cell>
              <table:table-cell office:value-type="float" office:value="93.1459">
                <text:p>93.14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">
                <text:p>39</text:p>
              </table:table-cell>
              <table:table-cell office:value-type="float" office:value="91.7399">
                <text:p>91.73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8">
                <text:p>428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30">
                <text:p>430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2">
                <text:p>392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78">
                <text:p>378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0">
                <text:p>380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2">
                <text:p>382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3">
                <text:p>383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">
                <text:p>38</text:p>
              </table:table-cell>
              <table:table-cell office:value-type="float" office:value="91.9156">
                <text:p>91.91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9">
                <text:p>379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5">
                <text:p>75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70">
                <text:p>370</text:p>
              </table:table-cell>
              <table:table-cell office:value-type="float" office:value="92.2671">
                <text:p>92.26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">
                <text:p>40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9">
                <text:p>409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18">
                <text:p>418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19">
                <text:p>419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20">
                <text:p>420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21">
                <text:p>421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22">
                <text:p>422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">
                <text:p>19</text:p>
              </table:table-cell>
              <table:table-cell office:value-type="float" office:value="92.6186">
                <text:p>92.61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25">
                <text:p>425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26">
                <text:p>426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27">
                <text:p>427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10">
                <text:p>410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11">
                <text:p>411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2">
                <text:p>412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23">
                <text:p>423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24">
                <text:p>424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">
                <text:p>20</text:p>
              </table:table-cell>
              <table:table-cell office:value-type="float" office:value="92.6186">
                <text:p>92.61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">
                <text:p>17</text:p>
              </table:table-cell>
              <table:table-cell office:value-type="float" office:value="93.1459">
                <text:p>93.14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">
                <text:p>21</text:p>
              </table:table-cell>
              <table:table-cell office:value-type="float" office:value="92.6186">
                <text:p>92.61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1">
                <text:p>401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">
                <text:p>27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">
                <text:p>22</text:p>
              </table:table-cell>
              <table:table-cell office:value-type="float" office:value="92.6186">
                <text:p>92.61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6">
                <text:p>46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">
                <text:p>28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85">
                <text:p>385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38">
                <text:p>238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86">
                <text:p>386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">
                <text:p>23</text:p>
              </table:table-cell>
              <table:table-cell office:value-type="float" office:value="92.6186">
                <text:p>92.61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">
                <text:p>18</text:p>
              </table:table-cell>
              <table:table-cell office:value-type="float" office:value="93.1459">
                <text:p>93.14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">
                <text:p>29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7">
                <text:p>237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7">
                <text:p>197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69">
                <text:p>369</text:p>
              </table:table-cell>
              <table:table-cell office:value-type="float" office:value="91.9156">
                <text:p>91.91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9">
                <text:p>239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8">
                <text:p>198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0">
                <text:p>240</text:p>
              </table:table-cell>
              <table:table-cell office:value-type="float" office:value="92.6186">
                <text:p>92.61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84">
                <text:p>384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1">
                <text:p>241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0">
                <text:p>30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">
                <text:p>24</text:p>
              </table:table-cell>
              <table:table-cell office:value-type="float" office:value="92.6186">
                <text:p>92.61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3">
                <text:p>393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6">
                <text:p>236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94">
                <text:p>394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0">
                <text:p>200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2">
                <text:p>202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4">
                <text:p>44</text:p>
              </table:table-cell>
              <table:table-cell office:value-type="float" office:value="93.1459">
                <text:p>93.14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5">
                <text:p>45</text:p>
              </table:table-cell>
              <table:table-cell office:value-type="float" office:value="93.1459">
                <text:p>93.14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">
                <text:p>31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5">
                <text:p>25</text:p>
              </table:table-cell>
              <table:table-cell office:value-type="float" office:value="92.6186">
                <text:p>92.61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7">
                <text:p>387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1">
                <text:p>201</text:p>
              </table:table-cell>
              <table:table-cell office:value-type="float" office:value="93.1459">
                <text:p>93.14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2">
                <text:p>32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3">
                <text:p>203</text:p>
              </table:table-cell>
              <table:table-cell office:value-type="float" office:value="93.1459">
                <text:p>93.14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4">
                <text:p>204</text:p>
              </table:table-cell>
              <table:table-cell office:value-type="float" office:value="93.1459">
                <text:p>93.14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3">
                <text:p>33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6">
                <text:p>26</text:p>
              </table:table-cell>
              <table:table-cell office:value-type="float" office:value="92.6186">
                <text:p>92.61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1">
                <text:p>41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35">
                <text:p>335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42">
                <text:p>242</text:p>
              </table:table-cell>
              <table:table-cell office:value-type="float" office:value="92.4429">
                <text:p>92.44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">
                <text:p>34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43">
                <text:p>243</text:p>
              </table:table-cell>
              <table:table-cell office:value-type="float" office:value="92.4429">
                <text:p>92.44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5">
                <text:p>35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81">
                <text:p>381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8">
                <text:p>48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5">
                <text:p>255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6">
                <text:p>36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9">
                <text:p>49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0">
                <text:p>50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1">
                <text:p>101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1">
                <text:p>51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7">
                <text:p>37</text:p>
              </table:table-cell>
              <table:table-cell office:value-type="float" office:value="92.7944">
                <text:p>92.79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7">
                <text:p>107</text:p>
              </table:table-cell>
              <table:table-cell office:value-type="float" office:value="93.1459">
                <text:p>93.14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2">
                <text:p>52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2">
                <text:p>42</text:p>
              </table:table-cell>
              <table:table-cell office:value-type="float" office:value="93.1459">
                <text:p>93.14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9">
                <text:p>109</text:p>
              </table:table-cell>
              <table:table-cell office:value-type="float" office:value="93.1459">
                <text:p>93.145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3">
                <text:p>53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0">
                <text:p>110</text:p>
              </table:table-cell>
              <table:table-cell office:value-type="float" office:value="93.1459">
                <text:p>93.14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1">
                <text:p>111</text:p>
              </table:table-cell>
              <table:table-cell office:value-type="float" office:value="93.1459">
                <text:p>93.14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4">
                <text:p>54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2">
                <text:p>112</text:p>
              </table:table-cell>
              <table:table-cell office:value-type="float" office:value="93.1459">
                <text:p>93.145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3">
                <text:p>43</text:p>
              </table:table-cell>
              <table:table-cell office:value-type="float" office:value="93.1459">
                <text:p>93.145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3">
                <text:p>113</text:p>
              </table:table-cell>
              <table:table-cell office:value-type="float" office:value="93.1459">
                <text:p>93.14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0">
                <text:p>130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37">
                <text:p>337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5">
                <text:p>55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38">
                <text:p>338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2">
                <text:p>102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36">
                <text:p>336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60">
                <text:p>460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61">
                <text:p>461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2">
                <text:p>132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5">
                <text:p>205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39">
                <text:p>339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59">
                <text:p>459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40">
                <text:p>340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5">
                <text:p>135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1">
                <text:p>131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3">
                <text:p>133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4">
                <text:p>134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58">
                <text:p>458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6">
                <text:p>136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1">
                <text:p>151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7">
                <text:p>137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38">
                <text:p>138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2">
                <text:p>152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3">
                <text:p>143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9">
                <text:p>139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3">
                <text:p>153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0">
                <text:p>140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4">
                <text:p>154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4">
                <text:p>144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1">
                <text:p>141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5">
                <text:p>155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5">
                <text:p>145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29">
                <text:p>429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2">
                <text:p>142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6">
                <text:p>196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6">
                <text:p>156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31">
                <text:p>431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7">
                <text:p>147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6">
                <text:p>146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4">
                <text:p>84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6">
                <text:p>76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7">
                <text:p>157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9">
                <text:p>149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8">
                <text:p>148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8">
                <text:p>158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0">
                <text:p>150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6">
                <text:p>106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2">
                <text:p>192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4">
                <text:p>194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3">
                <text:p>193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5">
                <text:p>195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5">
                <text:p>105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8">
                <text:p>108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8">
                <text:p>228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3">
                <text:p>103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4">
                <text:p>104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99">
                <text:p>199</text:p>
              </table:table-cell>
              <table:table-cell office:value-type="float" office:value="93.1459">
                <text:p>93.145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9">
                <text:p>159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0">
                <text:p>160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1">
                <text:p>161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2">
                <text:p>162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3">
                <text:p>163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4">
                <text:p>164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5">
                <text:p>85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6">
                <text:p>86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34">
                <text:p>434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6">
                <text:p>166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7">
                <text:p>87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7">
                <text:p>167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5">
                <text:p>165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8">
                <text:p>168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8">
                <text:p>88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9">
                <text:p>169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9">
                <text:p>89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35">
                <text:p>435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70">
                <text:p>170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71">
                <text:p>171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73">
                <text:p>173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2">
                <text:p>172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42">
                <text:p>442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43">
                <text:p>443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74">
                <text:p>174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75">
                <text:p>175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41">
                <text:p>341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41">
                <text:p>441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76">
                <text:p>176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36">
                <text:p>436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44">
                <text:p>444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37">
                <text:p>437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77">
                <text:p>177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89">
                <text:p>189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78">
                <text:p>178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90">
                <text:p>190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79">
                <text:p>179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91">
                <text:p>191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45">
                <text:p>445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80">
                <text:p>180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38">
                <text:p>438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42">
                <text:p>342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43">
                <text:p>343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81">
                <text:p>181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82">
                <text:p>182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46">
                <text:p>446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47">
                <text:p>447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48">
                <text:p>448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6">
                <text:p>56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49">
                <text:p>449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50">
                <text:p>450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51">
                <text:p>451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53">
                <text:p>453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52">
                <text:p>452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1">
                <text:p>61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2">
                <text:p>62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3">
                <text:p>63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7">
                <text:p>57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9">
                <text:p>59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29">
                <text:p>229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8">
                <text:p>58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35">
                <text:p>235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0">
                <text:p>60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34">
                <text:p>234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30">
                <text:p>230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31">
                <text:p>231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32">
                <text:p>232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33">
                <text:p>233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95">
                <text:p>395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54">
                <text:p>454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07">
                <text:p>507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4">
                <text:p>64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55">
                <text:p>455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56">
                <text:p>456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5">
                <text:p>65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62">
                <text:p>462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58">
                <text:p>358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3">
                <text:p>183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84">
                <text:p>184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59">
                <text:p>359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85">
                <text:p>185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86">
                <text:p>186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87">
                <text:p>187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88">
                <text:p>188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55">
                <text:p>355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14">
                <text:p>214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6">
                <text:p>206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3">
                <text:p>83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28">
                <text:p>128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57">
                <text:p>357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15">
                <text:p>215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9">
                <text:p>129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16">
                <text:p>216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56">
                <text:p>356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18">
                <text:p>218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17">
                <text:p>217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57">
                <text:p>457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20">
                <text:p>220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19">
                <text:p>219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21">
                <text:p>221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7">
                <text:p>207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22">
                <text:p>222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13">
                <text:p>213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08">
                <text:p>208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24">
                <text:p>224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23">
                <text:p>223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26">
                <text:p>226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27">
                <text:p>227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09">
                <text:p>209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25">
                <text:p>225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11">
                <text:p>211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10">
                <text:p>210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96">
                <text:p>396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12">
                <text:p>212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97">
                <text:p>397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39">
                <text:p>439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40">
                <text:p>440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29">
                <text:p>329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20">
                <text:p>520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16">
                <text:p>516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18">
                <text:p>518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19">
                <text:p>519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15">
                <text:p>515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17">
                <text:p>517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02">
                <text:p>402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63">
                <text:p>463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03">
                <text:p>403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08">
                <text:p>508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04">
                <text:p>404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7">
                <text:p>67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7">
                <text:p>77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64">
                <text:p>464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09">
                <text:p>509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14">
                <text:p>514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10">
                <text:p>510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8">
                <text:p>68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66">
                <text:p>466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8">
                <text:p>78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68">
                <text:p>468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65">
                <text:p>465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9">
                <text:p>69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11">
                <text:p>511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73">
                <text:p>473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70">
                <text:p>470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12">
                <text:p>512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6">
                <text:p>66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67">
                <text:p>467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71">
                <text:p>471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13">
                <text:p>513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9">
                <text:p>79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0">
                <text:p>70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69">
                <text:p>469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74">
                <text:p>474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75">
                <text:p>475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72">
                <text:p>472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0">
                <text:p>80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1">
                <text:p>71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2">
                <text:p>72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1">
                <text:p>81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2">
                <text:p>82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3">
                <text:p>73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4">
                <text:p>74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68">
                <text:p>568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69">
                <text:p>569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90">
                <text:p>290</text:p>
              </table:table-cell>
              <table:table-cell office:value-type="float" office:value="91.3884">
                <text:p>91.388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89">
                <text:p>289</text:p>
              </table:table-cell>
              <table:table-cell office:value-type="float" office:value="91.3884">
                <text:p>91.388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57">
                <text:p>257</text:p>
              </table:table-cell>
              <table:table-cell office:value-type="float" office:value="91.9156">
                <text:p>91.915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59">
                <text:p>259</text:p>
              </table:table-cell>
              <table:table-cell office:value-type="float" office:value="91.9156">
                <text:p>91.915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58">
                <text:p>258</text:p>
              </table:table-cell>
              <table:table-cell office:value-type="float" office:value="91.9156">
                <text:p>91.915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60">
                <text:p>260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94">
                <text:p>294</text:p>
              </table:table-cell>
              <table:table-cell office:value-type="float" office:value="91.5641">
                <text:p>91.564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97">
                <text:p>297</text:p>
              </table:table-cell>
              <table:table-cell office:value-type="float" office:value="91.5641">
                <text:p>91.564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96">
                <text:p>296</text:p>
              </table:table-cell>
              <table:table-cell office:value-type="float" office:value="91.5641">
                <text:p>91.564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98">
                <text:p>298</text:p>
              </table:table-cell>
              <table:table-cell office:value-type="float" office:value="91.5641">
                <text:p>91.564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95">
                <text:p>295</text:p>
              </table:table-cell>
              <table:table-cell office:value-type="float" office:value="91.5641">
                <text:p>91.564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93">
                <text:p>293</text:p>
              </table:table-cell>
              <table:table-cell office:value-type="float" office:value="91.5641">
                <text:p>91.564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88">
                <text:p>288</text:p>
              </table:table-cell>
              <table:table-cell office:value-type="float" office:value="91.5641">
                <text:p>91.564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92">
                <text:p>292</text:p>
              </table:table-cell>
              <table:table-cell office:value-type="float" office:value="91.5641">
                <text:p>91.564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91">
                <text:p>291</text:p>
              </table:table-cell>
              <table:table-cell office:value-type="float" office:value="91.5641">
                <text:p>91.564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21">
                <text:p>521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61">
                <text:p>261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76">
                <text:p>476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62">
                <text:p>262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23">
                <text:p>523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22">
                <text:p>522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77">
                <text:p>477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78">
                <text:p>478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65">
                <text:p>265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31">
                <text:p>331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80">
                <text:p>480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79">
                <text:p>479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64">
                <text:p>264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63">
                <text:p>263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81">
                <text:p>481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82">
                <text:p>482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84">
                <text:p>484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32">
                <text:p>332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86">
                <text:p>486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66">
                <text:p>266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83">
                <text:p>483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87">
                <text:p>487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85">
                <text:p>485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34">
                <text:p>334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33">
                <text:p>333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68">
                <text:p>268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88">
                <text:p>488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67">
                <text:p>267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69">
                <text:p>269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89">
                <text:p>489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92">
                <text:p>492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91">
                <text:p>491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86">
                <text:p>286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90">
                <text:p>490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95">
                <text:p>495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72">
                <text:p>272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94">
                <text:p>494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97">
                <text:p>497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70">
                <text:p>270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93">
                <text:p>493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71">
                <text:p>271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73">
                <text:p>273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98">
                <text:p>498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96">
                <text:p>496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99">
                <text:p>499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03">
                <text:p>503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00">
                <text:p>500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02">
                <text:p>502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01">
                <text:p>501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06">
                <text:p>506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04">
                <text:p>504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30">
                <text:p>330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05">
                <text:p>505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24">
                <text:p>524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25">
                <text:p>525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28">
                <text:p>528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27">
                <text:p>527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26">
                <text:p>526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29">
                <text:p>529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87">
                <text:p>287</text:p>
              </table:table-cell>
              <table:table-cell office:value-type="float" office:value="91.7399">
                <text:p>91.739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30">
                <text:p>530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32">
                <text:p>532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33">
                <text:p>533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31">
                <text:p>531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34">
                <text:p>534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91">
                <text:p>391</text:p>
              </table:table-cell>
              <table:table-cell office:value-type="float" office:value="92.2671">
                <text:p>92.267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90">
                <text:p>390</text:p>
              </table:table-cell>
              <table:table-cell office:value-type="float" office:value="92.2671">
                <text:p>92.267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85">
                <text:p>285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82">
                <text:p>282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84">
                <text:p>284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83">
                <text:p>283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78">
                <text:p>278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81">
                <text:p>281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44">
                <text:p>344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80">
                <text:p>280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42">
                <text:p>542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01">
                <text:p>301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89">
                <text:p>389</text:p>
              </table:table-cell>
              <table:table-cell office:value-type="float" office:value="92.2671">
                <text:p>92.267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75">
                <text:p>275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77">
                <text:p>277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76">
                <text:p>276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79">
                <text:p>279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74">
                <text:p>274</text:p>
              </table:table-cell>
              <table:table-cell office:value-type="float" office:value="94.0246">
                <text:p>94.024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98">
                <text:p>398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00">
                <text:p>400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99">
                <text:p>399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02">
                <text:p>302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03">
                <text:p>303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37">
                <text:p>537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05">
                <text:p>305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04">
                <text:p>304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06">
                <text:p>306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09">
                <text:p>309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07">
                <text:p>307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08">
                <text:p>308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41">
                <text:p>541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11">
                <text:p>311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10">
                <text:p>310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12">
                <text:p>312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14">
                <text:p>314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13">
                <text:p>313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15">
                <text:p>315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16">
                <text:p>316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46">
                <text:p>346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17">
                <text:p>317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47">
                <text:p>347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58">
                <text:p>558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49">
                <text:p>349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48">
                <text:p>348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18">
                <text:p>318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20">
                <text:p>320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50">
                <text:p>350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19">
                <text:p>319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21">
                <text:p>321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51">
                <text:p>351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52">
                <text:p>352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54">
                <text:p>354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53">
                <text:p>353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22">
                <text:p>322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24">
                <text:p>324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23">
                <text:p>323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25">
                <text:p>325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45">
                <text:p>345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26">
                <text:p>326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27">
                <text:p>327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28">
                <text:p>328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43">
                <text:p>543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44">
                <text:p>544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45">
                <text:p>545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46">
                <text:p>546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47">
                <text:p>547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88">
                <text:p>388</text:p>
              </table:table-cell>
              <table:table-cell office:value-type="float" office:value="91.0369">
                <text:p>91.036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06">
                <text:p>406</text:p>
              </table:table-cell>
              <table:table-cell office:value-type="float" office:value="92.6186">
                <text:p>92.618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07">
                <text:p>407</text:p>
              </table:table-cell>
              <table:table-cell office:value-type="float" office:value="92.6186">
                <text:p>92.618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8">
                <text:p>548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13">
                <text:p>413</text:p>
              </table:table-cell>
              <table:table-cell office:value-type="float" office:value="92.6186">
                <text:p>92.618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14">
                <text:p>414</text:p>
              </table:table-cell>
              <table:table-cell office:value-type="float" office:value="92.6186">
                <text:p>92.618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9">
                <text:p>549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15">
                <text:p>415</text:p>
              </table:table-cell>
              <table:table-cell office:value-type="float" office:value="92.6186">
                <text:p>92.618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50">
                <text:p>550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16">
                <text:p>416</text:p>
              </table:table-cell>
              <table:table-cell office:value-type="float" office:value="92.6186">
                <text:p>92.618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51">
                <text:p>551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52">
                <text:p>552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3">
                <text:p>553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4">
                <text:p>554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6">
                <text:p>556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5">
                <text:p>555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7">
                <text:p>557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05">
                <text:p>405</text:p>
              </table:table-cell>
              <table:table-cell office:value-type="float" office:value="92.9701">
                <text:p>92.970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9">
                <text:p>559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60">
                <text:p>560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61">
                <text:p>561</text:p>
              </table:table-cell>
              <table:table-cell office:value-type="float" office:value="93.6731">
                <text:p>93.673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62">
                <text:p>562</text:p>
              </table:table-cell>
              <table:table-cell office:value-type="float" office:value="92.2671">
                <text:p>92.267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35">
                <text:p>535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40">
                <text:p>540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36">
                <text:p>536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39">
                <text:p>539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38">
                <text:p>538</text:p>
              </table:table-cell>
              <table:table-cell office:value-type="float" office:value="93.8489">
                <text:p>93.848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93.3216">
                <text:p>93.321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3">
                <text:p>563</text:p>
              </table:table-cell>
              <table:table-cell office:value-type="float" office:value="91.7399">
                <text:p>91.739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4">
                <text:p>564</text:p>
              </table:table-cell>
              <table:table-cell office:value-type="float" office:value="91.7399">
                <text:p>91.739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93.4974">
                <text:p>93.497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6">
                <text:p>566</text:p>
              </table:table-cell>
              <table:table-cell office:value-type="float" office:value="93.4974">
                <text:p>93.49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54cm" svg:y="4.201cm" style:legend-expansion="high" chart:style-name="ch2"/>
        <chart:plot-area chart:style-name="ch3" table:cell-range-address="data.A1:data.A569 data.D1:data.D569" chart:data-source-has-labels="row" svg:x="0.32cm" svg:y="0.18cm" svg:width="12.614cm" svg:height="8.64cm">
          <chartooo:coordinate-region svg:x="2.053cm" svg:y="0.379cm" svg:width="10.60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D1:data.D569" loext:label-string="iterations" chart:class="chart:scatter">
            <chart:domain table:cell-range-address="data.A1:data.A569"/>
            <chart:data-point chart:repeated="56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ĺpec A</text:p>
              </table:table-cell>
              <table:table-cell office:value-type="string">
                <text:p>iteration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A1:data.A569</svg:desc>
                </draw:g>
              </table:table-cell>
              <table:table-cell office:value-type="float" office:value="100">
                <text:p>100</text:p>
                <draw:g>
                  <svg:desc>data.D1:data.D5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4400">
                <text:p>44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7200">
                <text:p>72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204400">
                <text:p>2044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286200">
                <text:p>2862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4">
                <text:p>244</text:p>
              </table:table-cell>
              <table:table-cell office:value-type="float" office:value="414800">
                <text:p>4148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2">
                <text:p>432</text:p>
              </table:table-cell>
              <table:table-cell office:value-type="float" office:value="432000">
                <text:p>432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3">
                <text:p>433</text:p>
              </table:table-cell>
              <table:table-cell office:value-type="float" office:value="433000">
                <text:p>433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6">
                <text:p>246</text:p>
              </table:table-cell>
              <table:table-cell office:value-type="float" office:value="442800">
                <text:p>4428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9">
                <text:p>299</text:p>
              </table:table-cell>
              <table:table-cell office:value-type="float" office:value="448500">
                <text:p>4485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0">
                <text:p>300</text:p>
              </table:table-cell>
              <table:table-cell office:value-type="float" office:value="450000">
                <text:p>450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1">
                <text:p>251</text:p>
              </table:table-cell>
              <table:table-cell office:value-type="float" office:value="451800">
                <text:p>4518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2">
                <text:p>252</text:p>
              </table:table-cell>
              <table:table-cell office:value-type="float" office:value="453600">
                <text:p>4536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5">
                <text:p>245</text:p>
              </table:table-cell>
              <table:table-cell office:value-type="float" office:value="465500">
                <text:p>4655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8">
                <text:p>248</text:p>
              </table:table-cell>
              <table:table-cell office:value-type="float" office:value="471200">
                <text:p>4712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9">
                <text:p>249</text:p>
              </table:table-cell>
              <table:table-cell office:value-type="float" office:value="473100">
                <text:p>473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3">
                <text:p>253</text:p>
              </table:table-cell>
              <table:table-cell office:value-type="float" office:value="480700">
                <text:p>4807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3">
                <text:p>373</text:p>
              </table:table-cell>
              <table:table-cell office:value-type="float" office:value="484900">
                <text:p>4849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4">
                <text:p>114</text:p>
              </table:table-cell>
              <table:table-cell office:value-type="float" office:value="513000">
                <text:p>513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8">
                <text:p>368</text:p>
              </table:table-cell>
              <table:table-cell office:value-type="float" office:value="515200">
                <text:p>5152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7">
                <text:p>247</text:p>
              </table:table-cell>
              <table:table-cell office:value-type="float" office:value="518700">
                <text:p>5187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1">
                <text:p>371</text:p>
              </table:table-cell>
              <table:table-cell office:value-type="float" office:value="519400">
                <text:p>5194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0">
                <text:p>250</text:p>
              </table:table-cell>
              <table:table-cell office:value-type="float" office:value="525000">
                <text:p>525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6">
                <text:p>376</text:p>
              </table:table-cell>
              <table:table-cell office:value-type="float" office:value="526400">
                <text:p>5264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4">
                <text:p>254</text:p>
              </table:table-cell>
              <table:table-cell office:value-type="float" office:value="533400">
                <text:p>5334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0">
                <text:p>120</text:p>
              </table:table-cell>
              <table:table-cell office:value-type="float" office:value="552000">
                <text:p>552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1">
                <text:p>121</text:p>
              </table:table-cell>
              <table:table-cell office:value-type="float" office:value="556600">
                <text:p>5566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2">
                <text:p>372</text:p>
              </table:table-cell>
              <table:table-cell office:value-type="float" office:value="558000">
                <text:p>558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4">
                <text:p>374</text:p>
              </table:table-cell>
              <table:table-cell office:value-type="float" office:value="561000">
                <text:p>561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2">
                <text:p>122</text:p>
              </table:table-cell>
              <table:table-cell office:value-type="float" office:value="561200">
                <text:p>5612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5">
                <text:p>375</text:p>
              </table:table-cell>
              <table:table-cell office:value-type="float" office:value="562500">
                <text:p>5625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7">
                <text:p>377</text:p>
              </table:table-cell>
              <table:table-cell office:value-type="float" office:value="565500">
                <text:p>5655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3">
                <text:p>123</text:p>
              </table:table-cell>
              <table:table-cell office:value-type="float" office:value="565800">
                <text:p>5658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1">
                <text:p>361</text:p>
              </table:table-cell>
              <table:table-cell office:value-type="float" office:value="577600">
                <text:p>5776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6">
                <text:p>126</text:p>
              </table:table-cell>
              <table:table-cell office:value-type="float" office:value="579600">
                <text:p>5796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4">
                <text:p>124</text:p>
              </table:table-cell>
              <table:table-cell office:value-type="float" office:value="582800">
                <text:p>5828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7">
                <text:p>417</text:p>
              </table:table-cell>
              <table:table-cell office:value-type="float" office:value="583800">
                <text:p>5838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66">
                <text:p>366</text:p>
              </table:table-cell>
              <table:table-cell office:value-type="float" office:value="585600">
                <text:p>5856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7">
                <text:p>367</text:p>
              </table:table-cell>
              <table:table-cell office:value-type="float" office:value="587200">
                <text:p>5872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5">
                <text:p>125</text:p>
              </table:table-cell>
              <table:table-cell office:value-type="float" office:value="587500">
                <text:p>5875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7">
                <text:p>127</text:p>
              </table:table-cell>
              <table:table-cell office:value-type="float" office:value="609600">
                <text:p>6096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60">
                <text:p>360</text:p>
              </table:table-cell>
              <table:table-cell office:value-type="float" office:value="612000">
                <text:p>6120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6">
                <text:p>116</text:p>
              </table:table-cell>
              <table:table-cell office:value-type="float" office:value="626400">
                <text:p>6264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7">
                <text:p>117</text:p>
              </table:table-cell>
              <table:table-cell office:value-type="float" office:value="631800">
                <text:p>6318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5">
                <text:p>115</text:p>
              </table:table-cell>
              <table:table-cell office:value-type="float" office:value="632500">
                <text:p>6325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8">
                <text:p>118</text:p>
              </table:table-cell>
              <table:table-cell office:value-type="float" office:value="637200">
                <text:p>6372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9">
                <text:p>119</text:p>
              </table:table-cell>
              <table:table-cell office:value-type="float" office:value="642600">
                <text:p>6426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1">
                <text:p>91</text:p>
              </table:table-cell>
              <table:table-cell office:value-type="float" office:value="646100">
                <text:p>6461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8">
                <text:p>408</text:p>
              </table:table-cell>
              <table:table-cell office:value-type="float" office:value="652800">
                <text:p>6528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3">
                <text:p>363</text:p>
              </table:table-cell>
              <table:table-cell office:value-type="float" office:value="653400">
                <text:p>6534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4">
                <text:p>364</text:p>
              </table:table-cell>
              <table:table-cell office:value-type="float" office:value="655200">
                <text:p>6552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5">
                <text:p>365</text:p>
              </table:table-cell>
              <table:table-cell office:value-type="float" office:value="657000">
                <text:p>657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3">
                <text:p>93</text:p>
              </table:table-cell>
              <table:table-cell office:value-type="float" office:value="660300">
                <text:p>6603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2">
                <text:p>92</text:p>
              </table:table-cell>
              <table:table-cell office:value-type="float" office:value="662400">
                <text:p>6624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4">
                <text:p>94</text:p>
              </table:table-cell>
              <table:table-cell office:value-type="float" office:value="667400">
                <text:p>6674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5">
                <text:p>95</text:p>
              </table:table-cell>
              <table:table-cell office:value-type="float" office:value="674500">
                <text:p>6745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6">
                <text:p>96</text:p>
              </table:table-cell>
              <table:table-cell office:value-type="float" office:value="681600">
                <text:p>6816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0">
                <text:p>90</text:p>
              </table:table-cell>
              <table:table-cell office:value-type="float" office:value="684000">
                <text:p>684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2">
                <text:p>362</text:p>
              </table:table-cell>
              <table:table-cell office:value-type="float" office:value="687800">
                <text:p>6878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8">
                <text:p>98</text:p>
              </table:table-cell>
              <table:table-cell office:value-type="float" office:value="695800">
                <text:p>6958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7">
                <text:p>97</text:p>
              </table:table-cell>
              <table:table-cell office:value-type="float" office:value="698400">
                <text:p>6984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9">
                <text:p>99</text:p>
              </table:table-cell>
              <table:table-cell office:value-type="float" office:value="702900">
                <text:p>7029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0">
                <text:p>100</text:p>
              </table:table-cell>
              <table:table-cell office:value-type="float" office:value="710000">
                <text:p>710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">
                <text:p>39</text:p>
              </table:table-cell>
              <table:table-cell office:value-type="float" office:value="721500">
                <text:p>7215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8">
                <text:p>428</text:p>
              </table:table-cell>
              <table:table-cell office:value-type="float" office:value="727600">
                <text:p>7276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30">
                <text:p>430</text:p>
              </table:table-cell>
              <table:table-cell office:value-type="float" office:value="731000">
                <text:p>7310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2">
                <text:p>392</text:p>
              </table:table-cell>
              <table:table-cell office:value-type="float" office:value="744800">
                <text:p>7448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78">
                <text:p>378</text:p>
              </table:table-cell>
              <table:table-cell office:value-type="float" office:value="756000">
                <text:p>7560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0">
                <text:p>380</text:p>
              </table:table-cell>
              <table:table-cell office:value-type="float" office:value="760000">
                <text:p>760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2">
                <text:p>382</text:p>
              </table:table-cell>
              <table:table-cell office:value-type="float" office:value="764000">
                <text:p>764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3">
                <text:p>383</text:p>
              </table:table-cell>
              <table:table-cell office:value-type="float" office:value="766000">
                <text:p>766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">
                <text:p>38</text:p>
              </table:table-cell>
              <table:table-cell office:value-type="float" office:value="782800">
                <text:p>7828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9">
                <text:p>379</text:p>
              </table:table-cell>
              <table:table-cell office:value-type="float" office:value="795900">
                <text:p>7959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5">
                <text:p>75</text:p>
              </table:table-cell>
              <table:table-cell office:value-type="float" office:value="832500">
                <text:p>8325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70">
                <text:p>370</text:p>
              </table:table-cell>
              <table:table-cell office:value-type="float" office:value="851000">
                <text:p>8510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">
                <text:p>40</text:p>
              </table:table-cell>
              <table:table-cell office:value-type="float" office:value="872000">
                <text:p>8720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9">
                <text:p>409</text:p>
              </table:table-cell>
              <table:table-cell office:value-type="float" office:value="899800">
                <text:p>8998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18">
                <text:p>418</text:p>
              </table:table-cell>
              <table:table-cell office:value-type="float" office:value="919600">
                <text:p>9196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19">
                <text:p>419</text:p>
              </table:table-cell>
              <table:table-cell office:value-type="float" office:value="921800">
                <text:p>9218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20">
                <text:p>420</text:p>
              </table:table-cell>
              <table:table-cell office:value-type="float" office:value="924000">
                <text:p>9240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21">
                <text:p>421</text:p>
              </table:table-cell>
              <table:table-cell office:value-type="float" office:value="926200">
                <text:p>9262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22">
                <text:p>422</text:p>
              </table:table-cell>
              <table:table-cell office:value-type="float" office:value="928400">
                <text:p>9284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">
                <text:p>19</text:p>
              </table:table-cell>
              <table:table-cell office:value-type="float" office:value="932900">
                <text:p>9329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25">
                <text:p>425</text:p>
              </table:table-cell>
              <table:table-cell office:value-type="float" office:value="935000">
                <text:p>9350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26">
                <text:p>426</text:p>
              </table:table-cell>
              <table:table-cell office:value-type="float" office:value="937200">
                <text:p>9372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27">
                <text:p>427</text:p>
              </table:table-cell>
              <table:table-cell office:value-type="float" office:value="939400">
                <text:p>9394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10">
                <text:p>410</text:p>
              </table:table-cell>
              <table:table-cell office:value-type="float" office:value="943000">
                <text:p>943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11">
                <text:p>411</text:p>
              </table:table-cell>
              <table:table-cell office:value-type="float" office:value="945300">
                <text:p>9453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2">
                <text:p>412</text:p>
              </table:table-cell>
              <table:table-cell office:value-type="float" office:value="947600">
                <text:p>9476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23">
                <text:p>423</text:p>
              </table:table-cell>
              <table:table-cell office:value-type="float" office:value="972900">
                <text:p>9729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24">
                <text:p>424</text:p>
              </table:table-cell>
              <table:table-cell office:value-type="float" office:value="975200">
                <text:p>9752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">
                <text:p>20</text:p>
              </table:table-cell>
              <table:table-cell office:value-type="float" office:value="978000">
                <text:p>9780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">
                <text:p>17</text:p>
              </table:table-cell>
              <table:table-cell office:value-type="float" office:value="1018300">
                <text:p>10183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">
                <text:p>21</text:p>
              </table:table-cell>
              <table:table-cell office:value-type="float" office:value="1024800">
                <text:p>10248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1">
                <text:p>401</text:p>
              </table:table-cell>
              <table:table-cell office:value-type="float" office:value="1042600">
                <text:p>10426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">
                <text:p>27</text:p>
              </table:table-cell>
              <table:table-cell office:value-type="float" office:value="1069200">
                <text:p>10692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">
                <text:p>22</text:p>
              </table:table-cell>
              <table:table-cell office:value-type="float" office:value="1071400">
                <text:p>10714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6">
                <text:p>46</text:p>
              </table:table-cell>
              <table:table-cell office:value-type="float" office:value="1071800">
                <text:p>10718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">
                <text:p>28</text:p>
              </table:table-cell>
              <table:table-cell office:value-type="float" office:value="1097600">
                <text:p>10976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85">
                <text:p>385</text:p>
              </table:table-cell>
              <table:table-cell office:value-type="float" office:value="1116500">
                <text:p>11165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38">
                <text:p>238</text:p>
              </table:table-cell>
              <table:table-cell office:value-type="float" office:value="1118600">
                <text:p>11186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86">
                <text:p>386</text:p>
              </table:table-cell>
              <table:table-cell office:value-type="float" office:value="1119400">
                <text:p>11194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">
                <text:p>23</text:p>
              </table:table-cell>
              <table:table-cell office:value-type="float" office:value="1122400">
                <text:p>11224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">
                <text:p>18</text:p>
              </table:table-cell>
              <table:table-cell office:value-type="float" office:value="1135800">
                <text:p>11358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">
                <text:p>29</text:p>
              </table:table-cell>
              <table:table-cell office:value-type="float" office:value="1136800">
                <text:p>11368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7">
                <text:p>237</text:p>
              </table:table-cell>
              <table:table-cell office:value-type="float" office:value="1137600">
                <text:p>11376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7">
                <text:p>197</text:p>
              </table:table-cell>
              <table:table-cell office:value-type="float" office:value="1142600">
                <text:p>11426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69">
                <text:p>369</text:p>
              </table:table-cell>
              <table:table-cell office:value-type="float" office:value="1143900">
                <text:p>11439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9">
                <text:p>239</text:p>
              </table:table-cell>
              <table:table-cell office:value-type="float" office:value="1147200">
                <text:p>11472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8">
                <text:p>198</text:p>
              </table:table-cell>
              <table:table-cell office:value-type="float" office:value="1148400">
                <text:p>11484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0">
                <text:p>240</text:p>
              </table:table-cell>
              <table:table-cell office:value-type="float" office:value="1152000">
                <text:p>11520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84">
                <text:p>384</text:p>
              </table:table-cell>
              <table:table-cell office:value-type="float" office:value="1152000">
                <text:p>11520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1">
                <text:p>241</text:p>
              </table:table-cell>
              <table:table-cell office:value-type="float" office:value="1156800">
                <text:p>11568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0">
                <text:p>30</text:p>
              </table:table-cell>
              <table:table-cell office:value-type="float" office:value="1170000">
                <text:p>11700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">
                <text:p>24</text:p>
              </table:table-cell>
              <table:table-cell office:value-type="float" office:value="1173600">
                <text:p>11736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3">
                <text:p>393</text:p>
              </table:table-cell>
              <table:table-cell office:value-type="float" office:value="1179000">
                <text:p>11790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6">
                <text:p>236</text:p>
              </table:table-cell>
              <table:table-cell office:value-type="float" office:value="1180000">
                <text:p>11800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94">
                <text:p>394</text:p>
              </table:table-cell>
              <table:table-cell office:value-type="float" office:value="1182000">
                <text:p>11820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0">
                <text:p>200</text:p>
              </table:table-cell>
              <table:table-cell office:value-type="float" office:value="1200000">
                <text:p>12000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2">
                <text:p>202</text:p>
              </table:table-cell>
              <table:table-cell office:value-type="float" office:value="1212000">
                <text:p>12120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4">
                <text:p>44</text:p>
              </table:table-cell>
              <table:table-cell office:value-type="float" office:value="1214400">
                <text:p>12144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5">
                <text:p>45</text:p>
              </table:table-cell>
              <table:table-cell office:value-type="float" office:value="1215000">
                <text:p>12150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">
                <text:p>31</text:p>
              </table:table-cell>
              <table:table-cell office:value-type="float" office:value="1215200">
                <text:p>12152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5">
                <text:p>25</text:p>
              </table:table-cell>
              <table:table-cell office:value-type="float" office:value="1217500">
                <text:p>12175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7">
                <text:p>387</text:p>
              </table:table-cell>
              <table:table-cell office:value-type="float" office:value="1238400">
                <text:p>12384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1">
                <text:p>201</text:p>
              </table:table-cell>
              <table:table-cell office:value-type="float" office:value="1246200">
                <text:p>12462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2">
                <text:p>32</text:p>
              </table:table-cell>
              <table:table-cell office:value-type="float" office:value="1257600">
                <text:p>12576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3">
                <text:p>203</text:p>
              </table:table-cell>
              <table:table-cell office:value-type="float" office:value="1258600">
                <text:p>12586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4">
                <text:p>204</text:p>
              </table:table-cell>
              <table:table-cell office:value-type="float" office:value="1264800">
                <text:p>12648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3">
                <text:p>33</text:p>
              </table:table-cell>
              <table:table-cell office:value-type="float" office:value="1270500">
                <text:p>12705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6">
                <text:p>26</text:p>
              </table:table-cell>
              <table:table-cell office:value-type="float" office:value="1271400">
                <text:p>12714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1">
                <text:p>41</text:p>
              </table:table-cell>
              <table:table-cell office:value-type="float" office:value="1283300">
                <text:p>12833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35">
                <text:p>335</text:p>
              </table:table-cell>
              <table:table-cell office:value-type="float" office:value="1306500">
                <text:p>13065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42">
                <text:p>242</text:p>
              </table:table-cell>
              <table:table-cell office:value-type="float" office:value="1306800">
                <text:p>13068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">
                <text:p>34</text:p>
              </table:table-cell>
              <table:table-cell office:value-type="float" office:value="1329400">
                <text:p>13294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43">
                <text:p>243</text:p>
              </table:table-cell>
              <table:table-cell office:value-type="float" office:value="1336500">
                <text:p>13365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1363000">
                <text:p>13630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5">
                <text:p>35</text:p>
              </table:table-cell>
              <table:table-cell office:value-type="float" office:value="1365000">
                <text:p>13650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81">
                <text:p>381</text:p>
              </table:table-cell>
              <table:table-cell office:value-type="float" office:value="1371600">
                <text:p>13716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8">
                <text:p>48</text:p>
              </table:table-cell>
              <table:table-cell office:value-type="float" office:value="1377600">
                <text:p>13776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1382400">
                <text:p>13824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5">
                <text:p>255</text:p>
              </table:table-cell>
              <table:table-cell office:value-type="float" office:value="1402500">
                <text:p>14025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6">
                <text:p>36</text:p>
              </table:table-cell>
              <table:table-cell office:value-type="float" office:value="1414800">
                <text:p>14148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9">
                <text:p>49</text:p>
              </table:table-cell>
              <table:table-cell office:value-type="float" office:value="1416100">
                <text:p>14161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0">
                <text:p>50</text:p>
              </table:table-cell>
              <table:table-cell office:value-type="float" office:value="1425000">
                <text:p>14250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1">
                <text:p>101</text:p>
              </table:table-cell>
              <table:table-cell office:value-type="float" office:value="1434200">
                <text:p>14342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1">
                <text:p>51</text:p>
              </table:table-cell>
              <table:table-cell office:value-type="float" office:value="1453500">
                <text:p>14535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7">
                <text:p>37</text:p>
              </table:table-cell>
              <table:table-cell office:value-type="float" office:value="1457800">
                <text:p>14578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7">
                <text:p>107</text:p>
              </table:table-cell>
              <table:table-cell office:value-type="float" office:value="1465900">
                <text:p>14659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2">
                <text:p>52</text:p>
              </table:table-cell>
              <table:table-cell office:value-type="float" office:value="1476800">
                <text:p>14768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2">
                <text:p>42</text:p>
              </table:table-cell>
              <table:table-cell office:value-type="float" office:value="1486800">
                <text:p>14868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9">
                <text:p>109</text:p>
              </table:table-cell>
              <table:table-cell office:value-type="float" office:value="1493300">
                <text:p>14933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3">
                <text:p>53</text:p>
              </table:table-cell>
              <table:table-cell office:value-type="float" office:value="1505200">
                <text:p>15052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0">
                <text:p>110</text:p>
              </table:table-cell>
              <table:table-cell office:value-type="float" office:value="1507000">
                <text:p>15070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1">
                <text:p>111</text:p>
              </table:table-cell>
              <table:table-cell office:value-type="float" office:value="1520700">
                <text:p>15207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4">
                <text:p>54</text:p>
              </table:table-cell>
              <table:table-cell office:value-type="float" office:value="1533600">
                <text:p>15336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2">
                <text:p>112</text:p>
              </table:table-cell>
              <table:table-cell office:value-type="float" office:value="1534400">
                <text:p>15344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3">
                <text:p>43</text:p>
              </table:table-cell>
              <table:table-cell office:value-type="float" office:value="1535100">
                <text:p>15351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3">
                <text:p>113</text:p>
              </table:table-cell>
              <table:table-cell office:value-type="float" office:value="1559400">
                <text:p>15594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0">
                <text:p>130</text:p>
              </table:table-cell>
              <table:table-cell office:value-type="float" office:value="1573000">
                <text:p>15730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37">
                <text:p>337</text:p>
              </table:table-cell>
              <table:table-cell office:value-type="float" office:value="1583900">
                <text:p>15839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5">
                <text:p>55</text:p>
              </table:table-cell>
              <table:table-cell office:value-type="float" office:value="1584000">
                <text:p>15840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38">
                <text:p>338</text:p>
              </table:table-cell>
              <table:table-cell office:value-type="float" office:value="1588600">
                <text:p>15886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2">
                <text:p>102</text:p>
              </table:table-cell>
              <table:table-cell office:value-type="float" office:value="1591200">
                <text:p>15912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36">
                <text:p>336</text:p>
              </table:table-cell>
              <table:table-cell office:value-type="float" office:value="1646400">
                <text:p>16464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60">
                <text:p>460</text:p>
              </table:table-cell>
              <table:table-cell office:value-type="float" office:value="1656000">
                <text:p>16560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61">
                <text:p>461</text:p>
              </table:table-cell>
              <table:table-cell office:value-type="float" office:value="1659600">
                <text:p>16596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2">
                <text:p>132</text:p>
              </table:table-cell>
              <table:table-cell office:value-type="float" office:value="1663200">
                <text:p>16632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5">
                <text:p>205</text:p>
              </table:table-cell>
              <table:table-cell office:value-type="float" office:value="1681000">
                <text:p>16810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39">
                <text:p>339</text:p>
              </table:table-cell>
              <table:table-cell office:value-type="float" office:value="1695000">
                <text:p>16950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59">
                <text:p>459</text:p>
              </table:table-cell>
              <table:table-cell office:value-type="float" office:value="1698300">
                <text:p>16983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40">
                <text:p>340</text:p>
              </table:table-cell>
              <table:table-cell office:value-type="float" office:value="1700000">
                <text:p>17000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5">
                <text:p>135</text:p>
              </table:table-cell>
              <table:table-cell office:value-type="float" office:value="1714500">
                <text:p>17145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1">
                <text:p>131</text:p>
              </table:table-cell>
              <table:table-cell office:value-type="float" office:value="1742300">
                <text:p>17423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3">
                <text:p>133</text:p>
              </table:table-cell>
              <table:table-cell office:value-type="float" office:value="1768900">
                <text:p>17689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4">
                <text:p>134</text:p>
              </table:table-cell>
              <table:table-cell office:value-type="float" office:value="1795600">
                <text:p>17956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58">
                <text:p>458</text:p>
              </table:table-cell>
              <table:table-cell office:value-type="float" office:value="1832000">
                <text:p>18320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6">
                <text:p>136</text:p>
              </table:table-cell>
              <table:table-cell office:value-type="float" office:value="1863200">
                <text:p>18632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1">
                <text:p>151</text:p>
              </table:table-cell>
              <table:table-cell office:value-type="float" office:value="1887500">
                <text:p>18875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7">
                <text:p>137</text:p>
              </table:table-cell>
              <table:table-cell office:value-type="float" office:value="1904300">
                <text:p>19043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38">
                <text:p>138</text:p>
              </table:table-cell>
              <table:table-cell office:value-type="float" office:value="1918200">
                <text:p>19182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2">
                <text:p>152</text:p>
              </table:table-cell>
              <table:table-cell office:value-type="float" office:value="1930400">
                <text:p>19304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3">
                <text:p>143</text:p>
              </table:table-cell>
              <table:table-cell office:value-type="float" office:value="1930500">
                <text:p>19305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9">
                <text:p>139</text:p>
              </table:table-cell>
              <table:table-cell office:value-type="float" office:value="1932100">
                <text:p>19321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3">
                <text:p>153</text:p>
              </table:table-cell>
              <table:table-cell office:value-type="float" office:value="1943100">
                <text:p>19431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0">
                <text:p>140</text:p>
              </table:table-cell>
              <table:table-cell office:value-type="float" office:value="1946000">
                <text:p>19460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4">
                <text:p>154</text:p>
              </table:table-cell>
              <table:table-cell office:value-type="float" office:value="1955800">
                <text:p>19558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4">
                <text:p>144</text:p>
              </table:table-cell>
              <table:table-cell office:value-type="float" office:value="1958400">
                <text:p>19584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1">
                <text:p>141</text:p>
              </table:table-cell>
              <table:table-cell office:value-type="float" office:value="1959900">
                <text:p>19599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5">
                <text:p>155</text:p>
              </table:table-cell>
              <table:table-cell office:value-type="float" office:value="1968500">
                <text:p>19685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5">
                <text:p>145</text:p>
              </table:table-cell>
              <table:table-cell office:value-type="float" office:value="1972000">
                <text:p>19720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29">
                <text:p>429</text:p>
              </table:table-cell>
              <table:table-cell office:value-type="float" office:value="1973400">
                <text:p>19734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2">
                <text:p>142</text:p>
              </table:table-cell>
              <table:table-cell office:value-type="float" office:value="1973800">
                <text:p>19738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6">
                <text:p>196</text:p>
              </table:table-cell>
              <table:table-cell office:value-type="float" office:value="1979600">
                <text:p>19796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6">
                <text:p>156</text:p>
              </table:table-cell>
              <table:table-cell office:value-type="float" office:value="1981200">
                <text:p>19812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31">
                <text:p>431</text:p>
              </table:table-cell>
              <table:table-cell office:value-type="float" office:value="1982600">
                <text:p>19826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7">
                <text:p>147</text:p>
              </table:table-cell>
              <table:table-cell office:value-type="float" office:value="1984500">
                <text:p>19845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6">
                <text:p>146</text:p>
              </table:table-cell>
              <table:table-cell office:value-type="float" office:value="1985600">
                <text:p>19856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4">
                <text:p>84</text:p>
              </table:table-cell>
              <table:table-cell office:value-type="float" office:value="1990800">
                <text:p>19908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6">
                <text:p>76</text:p>
              </table:table-cell>
              <table:table-cell office:value-type="float" office:value="1991200">
                <text:p>19912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7">
                <text:p>157</text:p>
              </table:table-cell>
              <table:table-cell office:value-type="float" office:value="1993900">
                <text:p>19939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9">
                <text:p>149</text:p>
              </table:table-cell>
              <table:table-cell office:value-type="float" office:value="1996600">
                <text:p>19966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8">
                <text:p>148</text:p>
              </table:table-cell>
              <table:table-cell office:value-type="float" office:value="1998000">
                <text:p>19980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8">
                <text:p>158</text:p>
              </table:table-cell>
              <table:table-cell office:value-type="float" office:value="2006600">
                <text:p>20066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0">
                <text:p>150</text:p>
              </table:table-cell>
              <table:table-cell office:value-type="float" office:value="2025000">
                <text:p>202500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6">
                <text:p>106</text:p>
              </table:table-cell>
              <table:table-cell office:value-type="float" office:value="2035200">
                <text:p>20352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2">
                <text:p>192</text:p>
              </table:table-cell>
              <table:table-cell office:value-type="float" office:value="2073600">
                <text:p>20736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4">
                <text:p>194</text:p>
              </table:table-cell>
              <table:table-cell office:value-type="float" office:value="2075800">
                <text:p>20758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3">
                <text:p>193</text:p>
              </table:table-cell>
              <table:table-cell office:value-type="float" office:value="2084400">
                <text:p>20844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5">
                <text:p>195</text:p>
              </table:table-cell>
              <table:table-cell office:value-type="float" office:value="2086500">
                <text:p>20865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5">
                <text:p>105</text:p>
              </table:table-cell>
              <table:table-cell office:value-type="float" office:value="2100000">
                <text:p>21000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8">
                <text:p>108</text:p>
              </table:table-cell>
              <table:table-cell office:value-type="float" office:value="2106000">
                <text:p>21060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8">
                <text:p>228</text:p>
              </table:table-cell>
              <table:table-cell office:value-type="float" office:value="2120400">
                <text:p>21204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3">
                <text:p>103</text:p>
              </table:table-cell>
              <table:table-cell office:value-type="float" office:value="2163000">
                <text:p>21630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4">
                <text:p>104</text:p>
              </table:table-cell>
              <table:table-cell office:value-type="float" office:value="2173600">
                <text:p>21736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99">
                <text:p>199</text:p>
              </table:table-cell>
              <table:table-cell office:value-type="float" office:value="2189000">
                <text:p>21890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9">
                <text:p>159</text:p>
              </table:table-cell>
              <table:table-cell office:value-type="float" office:value="2194200">
                <text:p>21942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0">
                <text:p>160</text:p>
              </table:table-cell>
              <table:table-cell office:value-type="float" office:value="2240000">
                <text:p>22400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1">
                <text:p>161</text:p>
              </table:table-cell>
              <table:table-cell office:value-type="float" office:value="2254000">
                <text:p>22540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2">
                <text:p>162</text:p>
              </table:table-cell>
              <table:table-cell office:value-type="float" office:value="2268000">
                <text:p>22680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3">
                <text:p>163</text:p>
              </table:table-cell>
              <table:table-cell office:value-type="float" office:value="2282000">
                <text:p>22820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4">
                <text:p>164</text:p>
              </table:table-cell>
              <table:table-cell office:value-type="float" office:value="2296000">
                <text:p>22960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5">
                <text:p>85</text:p>
              </table:table-cell>
              <table:table-cell office:value-type="float" office:value="2312000">
                <text:p>23120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6">
                <text:p>86</text:p>
              </table:table-cell>
              <table:table-cell office:value-type="float" office:value="2373600">
                <text:p>23736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34">
                <text:p>434</text:p>
              </table:table-cell>
              <table:table-cell office:value-type="float" office:value="2387000">
                <text:p>23870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6">
                <text:p>166</text:p>
              </table:table-cell>
              <table:table-cell office:value-type="float" office:value="2407000">
                <text:p>24070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7">
                <text:p>87</text:p>
              </table:table-cell>
              <table:table-cell office:value-type="float" office:value="2418600">
                <text:p>24186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7">
                <text:p>167</text:p>
              </table:table-cell>
              <table:table-cell office:value-type="float" office:value="2421500">
                <text:p>24215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5">
                <text:p>165</text:p>
              </table:table-cell>
              <table:table-cell office:value-type="float" office:value="2425500">
                <text:p>242550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8">
                <text:p>168</text:p>
              </table:table-cell>
              <table:table-cell office:value-type="float" office:value="2436000">
                <text:p>24360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8">
                <text:p>88</text:p>
              </table:table-cell>
              <table:table-cell office:value-type="float" office:value="2446400">
                <text:p>24464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9">
                <text:p>169</text:p>
              </table:table-cell>
              <table:table-cell office:value-type="float" office:value="2450500">
                <text:p>24505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9">
                <text:p>89</text:p>
              </table:table-cell>
              <table:table-cell office:value-type="float" office:value="2474200">
                <text:p>24742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35">
                <text:p>435</text:p>
              </table:table-cell>
              <table:table-cell office:value-type="float" office:value="2479500">
                <text:p>24795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70">
                <text:p>170</text:p>
              </table:table-cell>
              <table:table-cell office:value-type="float" office:value="2482000">
                <text:p>24820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71">
                <text:p>171</text:p>
              </table:table-cell>
              <table:table-cell office:value-type="float" office:value="2496600">
                <text:p>24966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73">
                <text:p>173</text:p>
              </table:table-cell>
              <table:table-cell office:value-type="float" office:value="2508500">
                <text:p>25085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2">
                <text:p>172</text:p>
              </table:table-cell>
              <table:table-cell office:value-type="float" office:value="2511200">
                <text:p>25112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42">
                <text:p>442</text:p>
              </table:table-cell>
              <table:table-cell office:value-type="float" office:value="2519400">
                <text:p>25194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43">
                <text:p>443</text:p>
              </table:table-cell>
              <table:table-cell office:value-type="float" office:value="2525100">
                <text:p>25251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74">
                <text:p>174</text:p>
              </table:table-cell>
              <table:table-cell office:value-type="float" office:value="2540400">
                <text:p>254040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75">
                <text:p>175</text:p>
              </table:table-cell>
              <table:table-cell office:value-type="float" office:value="2555000">
                <text:p>255500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41">
                <text:p>341</text:p>
              </table:table-cell>
              <table:table-cell office:value-type="float" office:value="2557500">
                <text:p>25575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41">
                <text:p>441</text:p>
              </table:table-cell>
              <table:table-cell office:value-type="float" office:value="2557800">
                <text:p>25578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76">
                <text:p>176</text:p>
              </table:table-cell>
              <table:table-cell office:value-type="float" office:value="2569600">
                <text:p>256960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36">
                <text:p>436</text:p>
              </table:table-cell>
              <table:table-cell office:value-type="float" office:value="2572400">
                <text:p>257240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44">
                <text:p>444</text:p>
              </table:table-cell>
              <table:table-cell office:value-type="float" office:value="2575200">
                <text:p>257520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37">
                <text:p>437</text:p>
              </table:table-cell>
              <table:table-cell office:value-type="float" office:value="2578300">
                <text:p>257830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77">
                <text:p>177</text:p>
              </table:table-cell>
              <table:table-cell office:value-type="float" office:value="2584200">
                <text:p>258420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89">
                <text:p>189</text:p>
              </table:table-cell>
              <table:table-cell office:value-type="float" office:value="2589300">
                <text:p>258930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78">
                <text:p>178</text:p>
              </table:table-cell>
              <table:table-cell office:value-type="float" office:value="2598800">
                <text:p>259880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90">
                <text:p>190</text:p>
              </table:table-cell>
              <table:table-cell office:value-type="float" office:value="2603000">
                <text:p>260300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79">
                <text:p>179</text:p>
              </table:table-cell>
              <table:table-cell office:value-type="float" office:value="2613400">
                <text:p>261340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91">
                <text:p>191</text:p>
              </table:table-cell>
              <table:table-cell office:value-type="float" office:value="2616700">
                <text:p>261670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45">
                <text:p>445</text:p>
              </table:table-cell>
              <table:table-cell office:value-type="float" office:value="2625500">
                <text:p>262550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80">
                <text:p>180</text:p>
              </table:table-cell>
              <table:table-cell office:value-type="float" office:value="2628000">
                <text:p>262800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38">
                <text:p>438</text:p>
              </table:table-cell>
              <table:table-cell office:value-type="float" office:value="2628000">
                <text:p>262800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42">
                <text:p>342</text:p>
              </table:table-cell>
              <table:table-cell office:value-type="float" office:value="2633400">
                <text:p>263340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43">
                <text:p>343</text:p>
              </table:table-cell>
              <table:table-cell office:value-type="float" office:value="2641100">
                <text:p>264110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81">
                <text:p>181</text:p>
              </table:table-cell>
              <table:table-cell office:value-type="float" office:value="2642600">
                <text:p>264260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82">
                <text:p>182</text:p>
              </table:table-cell>
              <table:table-cell office:value-type="float" office:value="2657200">
                <text:p>265720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46">
                <text:p>446</text:p>
              </table:table-cell>
              <table:table-cell office:value-type="float" office:value="2676000">
                <text:p>26760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47">
                <text:p>447</text:p>
              </table:table-cell>
              <table:table-cell office:value-type="float" office:value="2682000">
                <text:p>268200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48">
                <text:p>448</text:p>
              </table:table-cell>
              <table:table-cell office:value-type="float" office:value="2688000">
                <text:p>268800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6">
                <text:p>56</text:p>
              </table:table-cell>
              <table:table-cell office:value-type="float" office:value="2693600">
                <text:p>269360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49">
                <text:p>449</text:p>
              </table:table-cell>
              <table:table-cell office:value-type="float" office:value="2694000">
                <text:p>269400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50">
                <text:p>450</text:p>
              </table:table-cell>
              <table:table-cell office:value-type="float" office:value="2700000">
                <text:p>270000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51">
                <text:p>451</text:p>
              </table:table-cell>
              <table:table-cell office:value-type="float" office:value="2706000">
                <text:p>270600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53">
                <text:p>453</text:p>
              </table:table-cell>
              <table:table-cell office:value-type="float" office:value="2718000">
                <text:p>271800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52">
                <text:p>452</text:p>
              </table:table-cell>
              <table:table-cell office:value-type="float" office:value="2757200">
                <text:p>27572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1">
                <text:p>61</text:p>
              </table:table-cell>
              <table:table-cell office:value-type="float" office:value="2879200">
                <text:p>287920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2">
                <text:p>62</text:p>
              </table:table-cell>
              <table:table-cell office:value-type="float" office:value="2920200">
                <text:p>292020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3">
                <text:p>63</text:p>
              </table:table-cell>
              <table:table-cell office:value-type="float" office:value="2961000">
                <text:p>296100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7">
                <text:p>57</text:p>
              </table:table-cell>
              <table:table-cell office:value-type="float" office:value="2992500">
                <text:p>299250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9">
                <text:p>59</text:p>
              </table:table-cell>
              <table:table-cell office:value-type="float" office:value="3062100">
                <text:p>306210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29">
                <text:p>229</text:p>
              </table:table-cell>
              <table:table-cell office:value-type="float" office:value="3068600">
                <text:p>306860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8">
                <text:p>58</text:p>
              </table:table-cell>
              <table:table-cell office:value-type="float" office:value="3085600">
                <text:p>308560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35">
                <text:p>235</text:p>
              </table:table-cell>
              <table:table-cell office:value-type="float" office:value="3102000">
                <text:p>310200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0">
                <text:p>60</text:p>
              </table:table-cell>
              <table:table-cell office:value-type="float" office:value="3114000">
                <text:p>311400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34">
                <text:p>234</text:p>
              </table:table-cell>
              <table:table-cell office:value-type="float" office:value="3159000">
                <text:p>315900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30">
                <text:p>230</text:p>
              </table:table-cell>
              <table:table-cell office:value-type="float" office:value="3174000">
                <text:p>317400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31">
                <text:p>231</text:p>
              </table:table-cell>
              <table:table-cell office:value-type="float" office:value="3187800">
                <text:p>318780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32">
                <text:p>232</text:p>
              </table:table-cell>
              <table:table-cell office:value-type="float" office:value="3201600">
                <text:p>320160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33">
                <text:p>233</text:p>
              </table:table-cell>
              <table:table-cell office:value-type="float" office:value="3215400">
                <text:p>321540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95">
                <text:p>395</text:p>
              </table:table-cell>
              <table:table-cell office:value-type="float" office:value="3239000">
                <text:p>323900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54">
                <text:p>454</text:p>
              </table:table-cell>
              <table:table-cell office:value-type="float" office:value="3314200">
                <text:p>331420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07">
                <text:p>507</text:p>
              </table:table-cell>
              <table:table-cell office:value-type="float" office:value="3346200">
                <text:p>334620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4">
                <text:p>64</text:p>
              </table:table-cell>
              <table:table-cell office:value-type="float" office:value="3449600">
                <text:p>344960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55">
                <text:p>455</text:p>
              </table:table-cell>
              <table:table-cell office:value-type="float" office:value="3503500">
                <text:p>350350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56">
                <text:p>456</text:p>
              </table:table-cell>
              <table:table-cell office:value-type="float" office:value="3511200">
                <text:p>351120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5">
                <text:p>65</text:p>
              </table:table-cell>
              <table:table-cell office:value-type="float" office:value="3523000">
                <text:p>352300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62">
                <text:p>462</text:p>
              </table:table-cell>
              <table:table-cell office:value-type="float" office:value="3603600">
                <text:p>360360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58">
                <text:p>358</text:p>
              </table:table-cell>
              <table:table-cell office:value-type="float" office:value="3651600">
                <text:p>36516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3">
                <text:p>183</text:p>
              </table:table-cell>
              <table:table-cell office:value-type="float" office:value="3751500">
                <text:p>37515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84">
                <text:p>184</text:p>
              </table:table-cell>
              <table:table-cell office:value-type="float" office:value="3790400">
                <text:p>379040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59">
                <text:p>359</text:p>
              </table:table-cell>
              <table:table-cell office:value-type="float" office:value="3805400">
                <text:p>380540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85">
                <text:p>185</text:p>
              </table:table-cell>
              <table:table-cell office:value-type="float" office:value="3829500">
                <text:p>38295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86">
                <text:p>186</text:p>
              </table:table-cell>
              <table:table-cell office:value-type="float" office:value="3850200">
                <text:p>385020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87">
                <text:p>187</text:p>
              </table:table-cell>
              <table:table-cell office:value-type="float" office:value="3908300">
                <text:p>39083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88">
                <text:p>188</text:p>
              </table:table-cell>
              <table:table-cell office:value-type="float" office:value="3929200">
                <text:p>392920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55">
                <text:p>355</text:p>
              </table:table-cell>
              <table:table-cell office:value-type="float" office:value="3940500">
                <text:p>394050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14">
                <text:p>214</text:p>
              </table:table-cell>
              <table:table-cell office:value-type="float" office:value="3959000">
                <text:p>395900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6">
                <text:p>206</text:p>
              </table:table-cell>
              <table:table-cell office:value-type="float" office:value="3975800">
                <text:p>397580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3">
                <text:p>83</text:p>
              </table:table-cell>
              <table:table-cell office:value-type="float" office:value="3992300">
                <text:p>399230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28">
                <text:p>128</text:p>
              </table:table-cell>
              <table:table-cell office:value-type="float" office:value="3993600">
                <text:p>399360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57">
                <text:p>357</text:p>
              </table:table-cell>
              <table:table-cell office:value-type="float" office:value="3998400">
                <text:p>399840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15">
                <text:p>215</text:p>
              </table:table-cell>
              <table:table-cell office:value-type="float" office:value="3999000">
                <text:p>399900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9">
                <text:p>129</text:p>
              </table:table-cell>
              <table:table-cell office:value-type="float" office:value="4011900">
                <text:p>401190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16">
                <text:p>216</text:p>
              </table:table-cell>
              <table:table-cell office:value-type="float" office:value="4017600">
                <text:p>401760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56">
                <text:p>356</text:p>
              </table:table-cell>
              <table:table-cell office:value-type="float" office:value="4022800">
                <text:p>402280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18">
                <text:p>218</text:p>
              </table:table-cell>
              <table:table-cell office:value-type="float" office:value="4054800">
                <text:p>405480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17">
                <text:p>217</text:p>
              </table:table-cell>
              <table:table-cell office:value-type="float" office:value="4057900">
                <text:p>405790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57">
                <text:p>457</text:p>
              </table:table-cell>
              <table:table-cell office:value-type="float" office:value="4067300">
                <text:p>406730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20">
                <text:p>220</text:p>
              </table:table-cell>
              <table:table-cell office:value-type="float" office:value="4092000">
                <text:p>409200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19">
                <text:p>219</text:p>
              </table:table-cell>
              <table:table-cell office:value-type="float" office:value="4095300">
                <text:p>409530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21">
                <text:p>221</text:p>
              </table:table-cell>
              <table:table-cell office:value-type="float" office:value="4110600">
                <text:p>411060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7">
                <text:p>207</text:p>
              </table:table-cell>
              <table:table-cell office:value-type="float" office:value="4119300">
                <text:p>411930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22">
                <text:p>222</text:p>
              </table:table-cell>
              <table:table-cell office:value-type="float" office:value="4151400">
                <text:p>415140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13">
                <text:p>213</text:p>
              </table:table-cell>
              <table:table-cell office:value-type="float" office:value="4153500">
                <text:p>415350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08">
                <text:p>208</text:p>
              </table:table-cell>
              <table:table-cell office:value-type="float" office:value="4160000">
                <text:p>41600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24">
                <text:p>224</text:p>
              </table:table-cell>
              <table:table-cell office:value-type="float" office:value="4166400">
                <text:p>416640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23">
                <text:p>223</text:p>
              </table:table-cell>
              <table:table-cell office:value-type="float" office:value="4170100">
                <text:p>417010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26">
                <text:p>226</text:p>
              </table:table-cell>
              <table:table-cell office:value-type="float" office:value="4181000">
                <text:p>418100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27">
                <text:p>227</text:p>
              </table:table-cell>
              <table:table-cell office:value-type="float" office:value="4199500">
                <text:p>419950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09">
                <text:p>209</text:p>
              </table:table-cell>
              <table:table-cell office:value-type="float" office:value="4200900">
                <text:p>420090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25">
                <text:p>225</text:p>
              </table:table-cell>
              <table:table-cell office:value-type="float" office:value="4207500">
                <text:p>420750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11">
                <text:p>211</text:p>
              </table:table-cell>
              <table:table-cell office:value-type="float" office:value="4220000">
                <text:p>422000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10">
                <text:p>210</text:p>
              </table:table-cell>
              <table:table-cell office:value-type="float" office:value="4221000">
                <text:p>422100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96">
                <text:p>396</text:p>
              </table:table-cell>
              <table:table-cell office:value-type="float" office:value="4395600">
                <text:p>439560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12">
                <text:p>212</text:p>
              </table:table-cell>
              <table:table-cell office:value-type="float" office:value="4430800">
                <text:p>443080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97">
                <text:p>397</text:p>
              </table:table-cell>
              <table:table-cell office:value-type="float" office:value="4605200">
                <text:p>460520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39">
                <text:p>439</text:p>
              </table:table-cell>
              <table:table-cell office:value-type="float" office:value="4609500">
                <text:p>460950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40">
                <text:p>440</text:p>
              </table:table-cell>
              <table:table-cell office:value-type="float" office:value="4708000">
                <text:p>470800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29">
                <text:p>329</text:p>
              </table:table-cell>
              <table:table-cell office:value-type="float" office:value="5132400">
                <text:p>513240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20">
                <text:p>520</text:p>
              </table:table-cell>
              <table:table-cell office:value-type="float" office:value="5200000">
                <text:p>520000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16">
                <text:p>516</text:p>
              </table:table-cell>
              <table:table-cell office:value-type="float" office:value="5314800">
                <text:p>531480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18">
                <text:p>518</text:p>
              </table:table-cell>
              <table:table-cell office:value-type="float" office:value="5335400">
                <text:p>533540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19">
                <text:p>519</text:p>
              </table:table-cell>
              <table:table-cell office:value-type="float" office:value="5345700">
                <text:p>534570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15">
                <text:p>515</text:p>
              </table:table-cell>
              <table:table-cell office:value-type="float" office:value="5459000">
                <text:p>545900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17">
                <text:p>517</text:p>
              </table:table-cell>
              <table:table-cell office:value-type="float" office:value="5480200">
                <text:p>548020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02">
                <text:p>402</text:p>
              </table:table-cell>
              <table:table-cell office:value-type="float" office:value="5547600">
                <text:p>554760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63">
                <text:p>463</text:p>
              </table:table-cell>
              <table:table-cell office:value-type="float" office:value="5972700">
                <text:p>597270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03">
                <text:p>403</text:p>
              </table:table-cell>
              <table:table-cell office:value-type="float" office:value="6004700">
                <text:p>600470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08">
                <text:p>508</text:p>
              </table:table-cell>
              <table:table-cell office:value-type="float" office:value="6045200">
                <text:p>604520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04">
                <text:p>404</text:p>
              </table:table-cell>
              <table:table-cell office:value-type="float" office:value="6060000">
                <text:p>606000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7">
                <text:p>67</text:p>
              </table:table-cell>
              <table:table-cell office:value-type="float" office:value="6090300">
                <text:p>609030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7">
                <text:p>77</text:p>
              </table:table-cell>
              <table:table-cell office:value-type="float" office:value="6121500">
                <text:p>612150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64">
                <text:p>464</text:p>
              </table:table-cell>
              <table:table-cell office:value-type="float" office:value="6124800">
                <text:p>612480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09">
                <text:p>509</text:p>
              </table:table-cell>
              <table:table-cell office:value-type="float" office:value="6158900">
                <text:p>615890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14">
                <text:p>514</text:p>
              </table:table-cell>
              <table:table-cell office:value-type="float" office:value="6168000">
                <text:p>616800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10">
                <text:p>510</text:p>
              </table:table-cell>
              <table:table-cell office:value-type="float" office:value="6171000">
                <text:p>617100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8">
                <text:p>68</text:p>
              </table:table-cell>
              <table:table-cell office:value-type="float" office:value="6194800">
                <text:p>619480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66">
                <text:p>466</text:p>
              </table:table-cell>
              <table:table-cell office:value-type="float" office:value="6197800">
                <text:p>619780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8">
                <text:p>78</text:p>
              </table:table-cell>
              <table:table-cell office:value-type="float" office:value="6271200">
                <text:p>627120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68">
                <text:p>468</text:p>
              </table:table-cell>
              <table:table-cell office:value-type="float" office:value="6271200">
                <text:p>627120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65">
                <text:p>465</text:p>
              </table:table-cell>
              <table:table-cell office:value-type="float" office:value="6277500">
                <text:p>627750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9">
                <text:p>69</text:p>
              </table:table-cell>
              <table:table-cell office:value-type="float" office:value="6285900">
                <text:p>628590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11">
                <text:p>511</text:p>
              </table:table-cell>
              <table:table-cell office:value-type="float" office:value="6336400">
                <text:p>633640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73">
                <text:p>473</text:p>
              </table:table-cell>
              <table:table-cell office:value-type="float" office:value="6338200">
                <text:p>633820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70">
                <text:p>470</text:p>
              </table:table-cell>
              <table:table-cell office:value-type="float" office:value="6345000">
                <text:p>634500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12">
                <text:p>512</text:p>
              </table:table-cell>
              <table:table-cell office:value-type="float" office:value="6348800">
                <text:p>634880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6">
                <text:p>66</text:p>
              </table:table-cell>
              <table:table-cell office:value-type="float" office:value="6349200">
                <text:p>634920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67">
                <text:p>467</text:p>
              </table:table-cell>
              <table:table-cell office:value-type="float" office:value="6351200">
                <text:p>635120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71">
                <text:p>471</text:p>
              </table:table-cell>
              <table:table-cell office:value-type="float" office:value="6358500">
                <text:p>635850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13">
                <text:p>513</text:p>
              </table:table-cell>
              <table:table-cell office:value-type="float" office:value="6361200">
                <text:p>636120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9">
                <text:p>79</text:p>
              </table:table-cell>
              <table:table-cell office:value-type="float" office:value="6375300">
                <text:p>637530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0">
                <text:p>70</text:p>
              </table:table-cell>
              <table:table-cell office:value-type="float" office:value="6377000">
                <text:p>637700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69">
                <text:p>469</text:p>
              </table:table-cell>
              <table:table-cell office:value-type="float" office:value="6378400">
                <text:p>637840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74">
                <text:p>474</text:p>
              </table:table-cell>
              <table:table-cell office:value-type="float" office:value="6446400">
                <text:p>644640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75">
                <text:p>475</text:p>
              </table:table-cell>
              <table:table-cell office:value-type="float" office:value="6460000">
                <text:p>646000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72">
                <text:p>472</text:p>
              </table:table-cell>
              <table:table-cell office:value-type="float" office:value="6466400">
                <text:p>64664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0">
                <text:p>80</text:p>
              </table:table-cell>
              <table:table-cell office:value-type="float" office:value="6472000">
                <text:p>647200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1">
                <text:p>71</text:p>
              </table:table-cell>
              <table:table-cell office:value-type="float" office:value="6517800">
                <text:p>651780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2">
                <text:p>72</text:p>
              </table:table-cell>
              <table:table-cell office:value-type="float" office:value="6523200">
                <text:p>652320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1">
                <text:p>81</text:p>
              </table:table-cell>
              <table:table-cell office:value-type="float" office:value="6544800">
                <text:p>654480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2">
                <text:p>82</text:p>
              </table:table-cell>
              <table:table-cell office:value-type="float" office:value="6625600">
                <text:p>662560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3">
                <text:p>73</text:p>
              </table:table-cell>
              <table:table-cell office:value-type="float" office:value="6694100">
                <text:p>669410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4">
                <text:p>74</text:p>
              </table:table-cell>
              <table:table-cell office:value-type="float" office:value="6763600">
                <text:p>676360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68">
                <text:p>568</text:p>
              </table:table-cell>
              <table:table-cell office:value-type="float" office:value="8860800">
                <text:p>886080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69">
                <text:p>569</text:p>
              </table:table-cell>
              <table:table-cell office:value-type="float" office:value="9786800">
                <text:p>978680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90">
                <text:p>290</text:p>
              </table:table-cell>
              <table:table-cell office:value-type="float" office:value="10295000">
                <text:p>1029500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89">
                <text:p>289</text:p>
              </table:table-cell>
              <table:table-cell office:value-type="float" office:value="10432900">
                <text:p>1043290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57">
                <text:p>257</text:p>
              </table:table-cell>
              <table:table-cell office:value-type="float" office:value="11333700">
                <text:p>1133370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59">
                <text:p>259</text:p>
              </table:table-cell>
              <table:table-cell office:value-type="float" office:value="11551400">
                <text:p>1155140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58">
                <text:p>258</text:p>
              </table:table-cell>
              <table:table-cell office:value-type="float" office:value="11610000">
                <text:p>1161000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60">
                <text:p>260</text:p>
              </table:table-cell>
              <table:table-cell office:value-type="float" office:value="13104000">
                <text:p>1310400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94">
                <text:p>294</text:p>
              </table:table-cell>
              <table:table-cell office:value-type="float" office:value="15640800">
                <text:p>1564080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97">
                <text:p>297</text:p>
              </table:table-cell>
              <table:table-cell office:value-type="float" office:value="15711300">
                <text:p>1571130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96">
                <text:p>296</text:p>
              </table:table-cell>
              <table:table-cell office:value-type="float" office:value="15717600">
                <text:p>1571760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98">
                <text:p>298</text:p>
              </table:table-cell>
              <table:table-cell office:value-type="float" office:value="15794000">
                <text:p>157940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95">
                <text:p>295</text:p>
              </table:table-cell>
              <table:table-cell office:value-type="float" office:value="16107000">
                <text:p>1610700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93">
                <text:p>293</text:p>
              </table:table-cell>
              <table:table-cell office:value-type="float" office:value="16583800">
                <text:p>1658380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88">
                <text:p>288</text:p>
              </table:table-cell>
              <table:table-cell office:value-type="float" office:value="18144000">
                <text:p>1814400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92">
                <text:p>292</text:p>
              </table:table-cell>
              <table:table-cell office:value-type="float" office:value="18279200">
                <text:p>1827920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91">
                <text:p>291</text:p>
              </table:table-cell>
              <table:table-cell office:value-type="float" office:value="18420300">
                <text:p>1842030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21">
                <text:p>521</text:p>
              </table:table-cell>
              <table:table-cell office:value-type="float" office:value="19381200">
                <text:p>1938120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61">
                <text:p>261</text:p>
              </table:table-cell>
              <table:table-cell office:value-type="float" office:value="19470600">
                <text:p>1947060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76">
                <text:p>476</text:p>
              </table:table-cell>
              <table:table-cell office:value-type="float" office:value="19563600">
                <text:p>1956360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62">
                <text:p>262</text:p>
              </table:table-cell>
              <table:table-cell office:value-type="float" office:value="19702400">
                <text:p>1970240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23">
                <text:p>523</text:p>
              </table:table-cell>
              <table:table-cell office:value-type="float" office:value="19769400">
                <text:p>1976940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22">
                <text:p>522</text:p>
              </table:table-cell>
              <table:table-cell office:value-type="float" office:value="19783800">
                <text:p>1978380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77">
                <text:p>477</text:p>
              </table:table-cell>
              <table:table-cell office:value-type="float" office:value="19795500">
                <text:p>1979550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78">
                <text:p>478</text:p>
              </table:table-cell>
              <table:table-cell office:value-type="float" office:value="19837000">
                <text:p>1983700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65">
                <text:p>265</text:p>
              </table:table-cell>
              <table:table-cell office:value-type="float" office:value="19848500">
                <text:p>1984850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31">
                <text:p>331</text:p>
              </table:table-cell>
              <table:table-cell office:value-type="float" office:value="19860000">
                <text:p>1986000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80">
                <text:p>480</text:p>
              </table:table-cell>
              <table:table-cell office:value-type="float" office:value="19872000">
                <text:p>1987200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79">
                <text:p>479</text:p>
              </table:table-cell>
              <table:table-cell office:value-type="float" office:value="19878500">
                <text:p>1987850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64">
                <text:p>264</text:p>
              </table:table-cell>
              <table:table-cell office:value-type="float" office:value="19879200">
                <text:p>1987920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63">
                <text:p>263</text:p>
              </table:table-cell>
              <table:table-cell office:value-type="float" office:value="19882800">
                <text:p>1988280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81">
                <text:p>481</text:p>
              </table:table-cell>
              <table:table-cell office:value-type="float" office:value="19961500">
                <text:p>1996150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82">
                <text:p>482</text:p>
              </table:table-cell>
              <table:table-cell office:value-type="float" office:value="20003000">
                <text:p>2000300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84">
                <text:p>484</text:p>
              </table:table-cell>
              <table:table-cell office:value-type="float" office:value="20037600">
                <text:p>2003760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32">
                <text:p>332</text:p>
              </table:table-cell>
              <table:table-cell office:value-type="float" office:value="20052800">
                <text:p>2005280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86">
                <text:p>486</text:p>
              </table:table-cell>
              <table:table-cell office:value-type="float" office:value="20071800">
                <text:p>2007180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66">
                <text:p>266</text:p>
              </table:table-cell>
              <table:table-cell office:value-type="float" office:value="20083000">
                <text:p>2008300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83">
                <text:p>483</text:p>
              </table:table-cell>
              <table:table-cell office:value-type="float" office:value="20092800">
                <text:p>2009280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87">
                <text:p>487</text:p>
              </table:table-cell>
              <table:table-cell office:value-type="float" office:value="20113100">
                <text:p>2011310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85">
                <text:p>485</text:p>
              </table:table-cell>
              <table:table-cell office:value-type="float" office:value="20127500">
                <text:p>2012750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34">
                <text:p>334</text:p>
              </table:table-cell>
              <table:table-cell office:value-type="float" office:value="20140200">
                <text:p>2014020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33">
                <text:p>333</text:p>
              </table:table-cell>
              <table:table-cell office:value-type="float" office:value="20179800">
                <text:p>2017980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68">
                <text:p>268</text:p>
              </table:table-cell>
              <table:table-cell office:value-type="float" office:value="20180400">
                <text:p>2018040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88">
                <text:p>488</text:p>
              </table:table-cell>
              <table:table-cell office:value-type="float" office:value="20203200">
                <text:p>2020320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67">
                <text:p>267</text:p>
              </table:table-cell>
              <table:table-cell office:value-type="float" office:value="20211900">
                <text:p>2021190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69">
                <text:p>269</text:p>
              </table:table-cell>
              <table:table-cell office:value-type="float" office:value="20228800">
                <text:p>2022880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89">
                <text:p>489</text:p>
              </table:table-cell>
              <table:table-cell office:value-type="float" office:value="20244600">
                <text:p>2024460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92">
                <text:p>492</text:p>
              </table:table-cell>
              <table:table-cell office:value-type="float" office:value="20270400">
                <text:p>2027040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91">
                <text:p>491</text:p>
              </table:table-cell>
              <table:table-cell office:value-type="float" office:value="20327400">
                <text:p>2032740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86">
                <text:p>286</text:p>
              </table:table-cell>
              <table:table-cell office:value-type="float" office:value="20334600">
                <text:p>2033460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90">
                <text:p>490</text:p>
              </table:table-cell>
              <table:table-cell office:value-type="float" office:value="20335000">
                <text:p>2033500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95">
                <text:p>495</text:p>
              </table:table-cell>
              <table:table-cell office:value-type="float" office:value="20394000">
                <text:p>2039400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72">
                <text:p>272</text:p>
              </table:table-cell>
              <table:table-cell office:value-type="float" office:value="20400000">
                <text:p>2040000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94">
                <text:p>494</text:p>
              </table:table-cell>
              <table:table-cell office:value-type="float" office:value="20402200">
                <text:p>2040220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97">
                <text:p>497</text:p>
              </table:table-cell>
              <table:table-cell office:value-type="float" office:value="20426700">
                <text:p>2042670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70">
                <text:p>270</text:p>
              </table:table-cell>
              <table:table-cell office:value-type="float" office:value="20439000">
                <text:p>2043900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93">
                <text:p>493</text:p>
              </table:table-cell>
              <table:table-cell office:value-type="float" office:value="20459500">
                <text:p>2045950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71">
                <text:p>271</text:p>
              </table:table-cell>
              <table:table-cell office:value-type="float" office:value="20460500">
                <text:p>2046050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73">
                <text:p>273</text:p>
              </table:table-cell>
              <table:table-cell office:value-type="float" office:value="20475000">
                <text:p>2047500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98">
                <text:p>498</text:p>
              </table:table-cell>
              <table:table-cell office:value-type="float" office:value="20517600">
                <text:p>2051760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96">
                <text:p>496</text:p>
              </table:table-cell>
              <table:table-cell office:value-type="float" office:value="20584000">
                <text:p>2058400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99">
                <text:p>499</text:p>
              </table:table-cell>
              <table:table-cell office:value-type="float" office:value="20608700">
                <text:p>2060870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03">
                <text:p>503</text:p>
              </table:table-cell>
              <table:table-cell office:value-type="float" office:value="20673300">
                <text:p>2067330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00">
                <text:p>500</text:p>
              </table:table-cell>
              <table:table-cell office:value-type="float" office:value="20700000">
                <text:p>2070000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02">
                <text:p>502</text:p>
              </table:table-cell>
              <table:table-cell office:value-type="float" office:value="20732600">
                <text:p>2073260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01">
                <text:p>501</text:p>
              </table:table-cell>
              <table:table-cell office:value-type="float" office:value="20741400">
                <text:p>2074140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06">
                <text:p>506</text:p>
              </table:table-cell>
              <table:table-cell office:value-type="float" office:value="20746000">
                <text:p>2074600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04">
                <text:p>504</text:p>
              </table:table-cell>
              <table:table-cell office:value-type="float" office:value="20764800">
                <text:p>2076480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30">
                <text:p>330</text:p>
              </table:table-cell>
              <table:table-cell office:value-type="float" office:value="20823000">
                <text:p>2082300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05">
                <text:p>505</text:p>
              </table:table-cell>
              <table:table-cell office:value-type="float" office:value="20856500">
                <text:p>2085650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24">
                <text:p>524</text:p>
              </table:table-cell>
              <table:table-cell office:value-type="float" office:value="21588800">
                <text:p>2158880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25">
                <text:p>525</text:p>
              </table:table-cell>
              <table:table-cell office:value-type="float" office:value="21840000">
                <text:p>2184000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28">
                <text:p>528</text:p>
              </table:table-cell>
              <table:table-cell office:value-type="float" office:value="21964800">
                <text:p>2196480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27">
                <text:p>527</text:p>
              </table:table-cell>
              <table:table-cell office:value-type="float" office:value="21975900">
                <text:p>2197590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26">
                <text:p>526</text:p>
              </table:table-cell>
              <table:table-cell office:value-type="float" office:value="21986800">
                <text:p>2198680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29">
                <text:p>529</text:p>
              </table:table-cell>
              <table:table-cell office:value-type="float" office:value="22059300">
                <text:p>2205930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87">
                <text:p>287</text:p>
              </table:table-cell>
              <table:table-cell office:value-type="float" office:value="22099000">
                <text:p>220990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30">
                <text:p>530</text:p>
              </table:table-cell>
              <table:table-cell office:value-type="float" office:value="22154000">
                <text:p>2215400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32">
                <text:p>532</text:p>
              </table:table-cell>
              <table:table-cell office:value-type="float" office:value="22184400">
                <text:p>2218440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33">
                <text:p>533</text:p>
              </table:table-cell>
              <table:table-cell office:value-type="float" office:value="22226100">
                <text:p>2222610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31">
                <text:p>531</text:p>
              </table:table-cell>
              <table:table-cell office:value-type="float" office:value="22248900">
                <text:p>2224890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34">
                <text:p>534</text:p>
              </table:table-cell>
              <table:table-cell office:value-type="float" office:value="22321200">
                <text:p>2232120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91">
                <text:p>391</text:p>
              </table:table-cell>
              <table:table-cell office:value-type="float" office:value="23420900">
                <text:p>2342090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90">
                <text:p>390</text:p>
              </table:table-cell>
              <table:table-cell office:value-type="float" office:value="23712000">
                <text:p>2371200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85">
                <text:p>285</text:p>
              </table:table-cell>
              <table:table-cell office:value-type="float" office:value="24054000">
                <text:p>2405400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82">
                <text:p>282</text:p>
              </table:table-cell>
              <table:table-cell office:value-type="float" office:value="24054600">
                <text:p>2405460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84">
                <text:p>284</text:p>
              </table:table-cell>
              <table:table-cell office:value-type="float" office:value="24054800">
                <text:p>2405480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83">
                <text:p>283</text:p>
              </table:table-cell>
              <table:table-cell office:value-type="float" office:value="24168200">
                <text:p>2416820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78">
                <text:p>278</text:p>
              </table:table-cell>
              <table:table-cell office:value-type="float" office:value="24519600">
                <text:p>2451960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81">
                <text:p>281</text:p>
              </table:table-cell>
              <table:table-cell office:value-type="float" office:value="24587500">
                <text:p>2458750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44">
                <text:p>344</text:p>
              </table:table-cell>
              <table:table-cell office:value-type="float" office:value="24664800">
                <text:p>2466480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80">
                <text:p>280</text:p>
              </table:table-cell>
              <table:table-cell office:value-type="float" office:value="24808000">
                <text:p>2480800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42">
                <text:p>542</text:p>
              </table:table-cell>
              <table:table-cell office:value-type="float" office:value="25582400">
                <text:p>2558240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01">
                <text:p>301</text:p>
              </table:table-cell>
              <table:table-cell office:value-type="float" office:value="25675300">
                <text:p>2567530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89">
                <text:p>389</text:p>
              </table:table-cell>
              <table:table-cell office:value-type="float" office:value="25829600">
                <text:p>2582960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75">
                <text:p>275</text:p>
              </table:table-cell>
              <table:table-cell office:value-type="float" office:value="26097500">
                <text:p>2609750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77">
                <text:p>277</text:p>
              </table:table-cell>
              <table:table-cell office:value-type="float" office:value="26176500">
                <text:p>2617650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76">
                <text:p>276</text:p>
              </table:table-cell>
              <table:table-cell office:value-type="float" office:value="26192400">
                <text:p>2619240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79">
                <text:p>279</text:p>
              </table:table-cell>
              <table:table-cell office:value-type="float" office:value="26505000">
                <text:p>2650500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74">
                <text:p>274</text:p>
              </table:table-cell>
              <table:table-cell office:value-type="float" office:value="26906800">
                <text:p>2690680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98">
                <text:p>398</text:p>
              </table:table-cell>
              <table:table-cell office:value-type="float" office:value="28297800">
                <text:p>2829780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00">
                <text:p>400</text:p>
              </table:table-cell>
              <table:table-cell office:value-type="float" office:value="28440000">
                <text:p>2844000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99">
                <text:p>399</text:p>
              </table:table-cell>
              <table:table-cell office:value-type="float" office:value="28488600">
                <text:p>2848860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02">
                <text:p>302</text:p>
              </table:table-cell>
              <table:table-cell office:value-type="float" office:value="28931600">
                <text:p>2893160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03">
                <text:p>303</text:p>
              </table:table-cell>
              <table:table-cell office:value-type="float" office:value="29572800">
                <text:p>2957280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37">
                <text:p>537</text:p>
              </table:table-cell>
              <table:table-cell office:value-type="float" office:value="29588700">
                <text:p>2958870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05">
                <text:p>305</text:p>
              </table:table-cell>
              <table:table-cell office:value-type="float" office:value="29707000">
                <text:p>2970700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04">
                <text:p>304</text:p>
              </table:table-cell>
              <table:table-cell office:value-type="float" office:value="29761600">
                <text:p>2976160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06">
                <text:p>306</text:p>
              </table:table-cell>
              <table:table-cell office:value-type="float" office:value="29835000">
                <text:p>2983500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09">
                <text:p>309</text:p>
              </table:table-cell>
              <table:table-cell office:value-type="float" office:value="29942100">
                <text:p>299421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07">
                <text:p>307</text:p>
              </table:table-cell>
              <table:table-cell office:value-type="float" office:value="29993900">
                <text:p>2999390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08">
                <text:p>308</text:p>
              </table:table-cell>
              <table:table-cell office:value-type="float" office:value="30091600">
                <text:p>3009160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41">
                <text:p>541</text:p>
              </table:table-cell>
              <table:table-cell office:value-type="float" office:value="30133700">
                <text:p>3013370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11">
                <text:p>311</text:p>
              </table:table-cell>
              <table:table-cell office:value-type="float" office:value="30135900">
                <text:p>3013590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10">
                <text:p>310</text:p>
              </table:table-cell>
              <table:table-cell office:value-type="float" office:value="30225000">
                <text:p>3022500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12">
                <text:p>312</text:p>
              </table:table-cell>
              <table:table-cell office:value-type="float" office:value="30357600">
                <text:p>3035760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14">
                <text:p>314</text:p>
              </table:table-cell>
              <table:table-cell office:value-type="float" office:value="30458000">
                <text:p>3045800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13">
                <text:p>313</text:p>
              </table:table-cell>
              <table:table-cell office:value-type="float" office:value="30486200">
                <text:p>3048620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15">
                <text:p>315</text:p>
              </table:table-cell>
              <table:table-cell office:value-type="float" office:value="30775500">
                <text:p>3077550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16">
                <text:p>316</text:p>
              </table:table-cell>
              <table:table-cell office:value-type="float" office:value="30810000">
                <text:p>3081000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46">
                <text:p>346</text:p>
              </table:table-cell>
              <table:table-cell office:value-type="float" office:value="30828600">
                <text:p>3082860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17">
                <text:p>317</text:p>
              </table:table-cell>
              <table:table-cell office:value-type="float" office:value="30844100">
                <text:p>3084410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47">
                <text:p>347</text:p>
              </table:table-cell>
              <table:table-cell office:value-type="float" office:value="30848300">
                <text:p>3084830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58">
                <text:p>558</text:p>
              </table:table-cell>
              <table:table-cell office:value-type="float" office:value="30857400">
                <text:p>3085740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49">
                <text:p>349</text:p>
              </table:table-cell>
              <table:table-cell office:value-type="float" office:value="30886500">
                <text:p>3088650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48">
                <text:p>348</text:p>
              </table:table-cell>
              <table:table-cell office:value-type="float" office:value="30937200">
                <text:p>3093720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18">
                <text:p>318</text:p>
              </table:table-cell>
              <table:table-cell office:value-type="float" office:value="30973200">
                <text:p>3097320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20">
                <text:p>320</text:p>
              </table:table-cell>
              <table:table-cell office:value-type="float" office:value="31008000">
                <text:p>3100800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50">
                <text:p>350</text:p>
              </table:table-cell>
              <table:table-cell office:value-type="float" office:value="31045000">
                <text:p>3104500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19">
                <text:p>319</text:p>
              </table:table-cell>
              <table:table-cell office:value-type="float" office:value="31134400">
                <text:p>3113440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21">
                <text:p>321</text:p>
              </table:table-cell>
              <table:table-cell office:value-type="float" office:value="31137000">
                <text:p>3113700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51">
                <text:p>351</text:p>
              </table:table-cell>
              <table:table-cell office:value-type="float" office:value="31203900">
                <text:p>3120390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52">
                <text:p>352</text:p>
              </table:table-cell>
              <table:table-cell office:value-type="float" office:value="31257600">
                <text:p>3125760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54">
                <text:p>354</text:p>
              </table:table-cell>
              <table:table-cell office:value-type="float" office:value="31293600">
                <text:p>3129360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53">
                <text:p>353</text:p>
              </table:table-cell>
              <table:table-cell office:value-type="float" office:value="31311100">
                <text:p>3131110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22">
                <text:p>322</text:p>
              </table:table-cell>
              <table:table-cell office:value-type="float" office:value="31362800">
                <text:p>3136280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24">
                <text:p>324</text:p>
              </table:table-cell>
              <table:table-cell office:value-type="float" office:value="31428000">
                <text:p>3142800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23">
                <text:p>323</text:p>
              </table:table-cell>
              <table:table-cell office:value-type="float" office:value="31557100">
                <text:p>3155710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25">
                <text:p>325</text:p>
              </table:table-cell>
              <table:table-cell office:value-type="float" office:value="31590000">
                <text:p>3159000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45">
                <text:p>345</text:p>
              </table:table-cell>
              <table:table-cell office:value-type="float" office:value="31636500">
                <text:p>3163650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26">
                <text:p>326</text:p>
              </table:table-cell>
              <table:table-cell office:value-type="float" office:value="31850200">
                <text:p>3185020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27">
                <text:p>327</text:p>
              </table:table-cell>
              <table:table-cell office:value-type="float" office:value="31915200">
                <text:p>3191520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28">
                <text:p>328</text:p>
              </table:table-cell>
              <table:table-cell office:value-type="float" office:value="32045600">
                <text:p>3204560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43">
                <text:p>543</text:p>
              </table:table-cell>
              <table:table-cell office:value-type="float" office:value="32308500">
                <text:p>3230850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44">
                <text:p>544</text:p>
              </table:table-cell>
              <table:table-cell office:value-type="float" office:value="32966400">
                <text:p>3296640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45">
                <text:p>545</text:p>
              </table:table-cell>
              <table:table-cell office:value-type="float" office:value="33245000">
                <text:p>3324500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46">
                <text:p>546</text:p>
              </table:table-cell>
              <table:table-cell office:value-type="float" office:value="33306000">
                <text:p>3330600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47">
                <text:p>547</text:p>
              </table:table-cell>
              <table:table-cell office:value-type="float" office:value="33367000">
                <text:p>3336700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88">
                <text:p>388</text:p>
              </table:table-cell>
              <table:table-cell office:value-type="float" office:value="36122800">
                <text:p>3612280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06">
                <text:p>406</text:p>
              </table:table-cell>
              <table:table-cell office:value-type="float" office:value="38529400">
                <text:p>3852940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07">
                <text:p>407</text:p>
              </table:table-cell>
              <table:table-cell office:value-type="float" office:value="38868500">
                <text:p>3886850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8">
                <text:p>548</text:p>
              </table:table-cell>
              <table:table-cell office:value-type="float" office:value="39182000">
                <text:p>3918200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13">
                <text:p>413</text:p>
              </table:table-cell>
              <table:table-cell office:value-type="float" office:value="39441500">
                <text:p>3944150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14">
                <text:p>414</text:p>
              </table:table-cell>
              <table:table-cell office:value-type="float" office:value="39495600">
                <text:p>3949560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9">
                <text:p>549</text:p>
              </table:table-cell>
              <table:table-cell office:value-type="float" office:value="39637800">
                <text:p>3963780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15">
                <text:p>415</text:p>
              </table:table-cell>
              <table:table-cell office:value-type="float" office:value="39674000">
                <text:p>3967400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50">
                <text:p>550</text:p>
              </table:table-cell>
              <table:table-cell office:value-type="float" office:value="39765000">
                <text:p>3976500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16">
                <text:p>416</text:p>
              </table:table-cell>
              <table:table-cell office:value-type="float" office:value="39811200">
                <text:p>3981120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51">
                <text:p>551</text:p>
              </table:table-cell>
              <table:table-cell office:value-type="float" office:value="39837300">
                <text:p>3983730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52">
                <text:p>552</text:p>
              </table:table-cell>
              <table:table-cell office:value-type="float" office:value="39854400">
                <text:p>3985440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3">
                <text:p>553</text:p>
              </table:table-cell>
              <table:table-cell office:value-type="float" office:value="39926600">
                <text:p>3992660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4">
                <text:p>554</text:p>
              </table:table-cell>
              <table:table-cell office:value-type="float" office:value="39998800">
                <text:p>3999880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6">
                <text:p>556</text:p>
              </table:table-cell>
              <table:table-cell office:value-type="float" office:value="40032000">
                <text:p>4003200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5">
                <text:p>555</text:p>
              </table:table-cell>
              <table:table-cell office:value-type="float" office:value="40071000">
                <text:p>4007100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7">
                <text:p>557</text:p>
              </table:table-cell>
              <table:table-cell office:value-type="float" office:value="40104000">
                <text:p>4010400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05">
                <text:p>405</text:p>
              </table:table-cell>
              <table:table-cell office:value-type="float" office:value="40419000">
                <text:p>4041900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9">
                <text:p>559</text:p>
              </table:table-cell>
              <table:table-cell office:value-type="float" office:value="40583400">
                <text:p>4058340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60">
                <text:p>560</text:p>
              </table:table-cell>
              <table:table-cell office:value-type="float" office:value="41440000">
                <text:p>4144000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61">
                <text:p>561</text:p>
              </table:table-cell>
              <table:table-cell office:value-type="float" office:value="41514000">
                <text:p>4151400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62">
                <text:p>562</text:p>
              </table:table-cell>
              <table:table-cell office:value-type="float" office:value="48275800">
                <text:p>4827580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35">
                <text:p>535</text:p>
              </table:table-cell>
              <table:table-cell office:value-type="float" office:value="50932000">
                <text:p>5093200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40">
                <text:p>540</text:p>
              </table:table-cell>
              <table:table-cell office:value-type="float" office:value="51408000">
                <text:p>5140800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36">
                <text:p>536</text:p>
              </table:table-cell>
              <table:table-cell office:value-type="float" office:value="53492800">
                <text:p>5349280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39">
                <text:p>539</text:p>
              </table:table-cell>
              <table:table-cell office:value-type="float" office:value="53522700">
                <text:p>5352270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38">
                <text:p>538</text:p>
              </table:table-cell>
              <table:table-cell office:value-type="float" office:value="53584800">
                <text:p>5358480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54014000">
                <text:p>5401400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3">
                <text:p>563</text:p>
              </table:table-cell>
              <table:table-cell office:value-type="float" office:value="54216900">
                <text:p>5421690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4">
                <text:p>564</text:p>
              </table:table-cell>
              <table:table-cell office:value-type="float" office:value="55441200">
                <text:p>5544120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56416500">
                <text:p>5641650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6">
                <text:p>566</text:p>
              </table:table-cell>
              <table:table-cell office:value-type="float" office:value="56600000">
                <text:p>5660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